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random</text:p>
      <text:p text:style-name="P1"/>
      <text:p text:style-name="P1">proibidos = [ <text:s text:c="2"/>[2,3,5,6,9,10,11,13,14,16,18,20,23,24,25]</text:p>
      <text:p text:style-name="P1">[1,4,5,6,7,9,11,12,13,15,16,19,20,23,24]</text:p>
      <text:p text:style-name="P1">[1,4,6,7,8,9,10,11,12,14,16,17,20,23,24]</text:p>
      <text:p text:style-name="P1">[1,2,4,5,8,10,12,13,16,17,18,19,23,24,25]</text:p>
      <text:p text:style-name="P1">[1,2,4,8,9,11,12,13,15,16,19,20,23,24,25]</text:p>
      <text:p text:style-name="P1">[1,2,4,5,6,7,10,12,15,16,17,19,21,23,25]</text:p>
      <text:p text:style-name="P1">[1,4,7,8,10,12,14,15,16,18,19,21,22,23,25]</text:p>
      <text:p text:style-name="P1">[1,5,6,8,9,10,13,15,16,17,18,19,20,22,25]</text:p>
      <text:p text:style-name="P1">[3,4,5,9,10,11,13,15,16,17,19,20,21,24,25]</text:p>
      <text:p text:style-name="P1">[2,3,4,5,6,8,9,10,11,12,14,19,20,23,24]</text:p>
      <text:p text:style-name="P1">[2,6,7,8,9,10,11,12,16,19,20,22,23,24,25]</text:p>
      <text:p text:style-name="P1">[1,2,4,5,7,8,9,10,11,12,14,16,17,24,25]</text:p>
      <text:p text:style-name="P1">[3,5,6,7,8,9,10,11,13,14,15,16,17,19,23]</text:p>
      <text:p text:style-name="P1">[1,2,5,6,7,9,13,14,15,18,19,20,21,23,25]</text:p>
      <text:p text:style-name="P1">[1,2,4,6,8,10,12,15,16,18,19,21,23,24,25]</text:p>
      <text:p text:style-name="P1">[2,5,6,7,8,10,12,13,15,17,19,21,23,24,25]</text:p>
      <text:p text:style-name="P1">[1,2,3,5,6,7,9,13,14,16,17,18,19,20,21]</text:p>
      <text:p text:style-name="P1">[2,6,7,8,10,11,14,15,17,18,19,20,22,23,24]</text:p>
      <text:p text:style-name="P1">[2,5,6,7,8,10,11,13,14,15,16,17,20,23,24]</text:p>
      <text:p text:style-name="P1">[3,4,6,7,8,9,10,14,16,17,18,19,20,23,24]</text:p>
      <text:p text:style-name="P1">[1,2,4,5,8,11,14,16,18,19,20,22,23,24,25]</text:p>
      <text:p text:style-name="P1">[1,2,3,4,5,6,7,9,10,12,13,14,15,22,25]</text:p>
      <text:p text:style-name="P1">[1,3,4,5,6,8,10,11,12,14,16,17,18,19,20]</text:p>
      <text:p text:style-name="P1">[1,2,3,5,7,10,11,14,17,19,20,21,23,24,25]</text:p>
      <text:p text:style-name="P1">[1,2,3,4,5,6,7,9,13,14,16,20,22,23,24]</text:p>
      <text:p text:style-name="P1">[5,7,8,9,10,11,13,14,16,17,19,20,21,22,23]</text:p>
      <text:p text:style-name="P1">[3,6,8,10,11,12,13,14,15,18,20,21,22,24,25]</text:p>
      <text:p text:style-name="P1">[1,3,7,9,10,11,12,13,14,16,17,18,19,20,21]</text:p>
      <text:p text:style-name="P1">[1,4,5,6,8,9,13,14,16,17,19,20,21,22,24]</text:p>
      <text:p text:style-name="P1">[1,2,3,4,6,7,8,11,14,17,19,20,21,22,23]</text:p>
      <text:p text:style-name="P1">[1,2,3,4,9,13,14,15,17,19,20,21,22,24,25]</text:p>
      <text:p text:style-name="P1">[1,2,4,6,7,9,10,11,14,15,16,17,20,22,23]</text:p>
      <text:p text:style-name="P1">[1,2,5,7,8,10,11,12,14,16,19,20,21,23,24]</text:p>
      <text:p text:style-name="P1">[1,2,4,7,8,9,10,11,15,16,18,19,20,21,23]</text:p>
      <text:p text:style-name="P1">[1,4,5,6,11,12,13,14,16,17,19,21,22,23,25]</text:p>
      <text:p text:style-name="P1">[1,4,5,7,8,10,11,14,17,19,20,21,22,23,24]</text:p>
      <text:p text:style-name="P1">[1,3,4,5,8,9,10,11,13,15,20,21,22,23,24]</text:p>
      <text:p text:style-name="P1">[1,2,3,6,7,8,9,10,13,14,15,16,22,24,25]</text:p>
      <text:p text:style-name="P1">[2,7,8,9,11,13,14,15,17,18,19,21,22,23,24]</text:p>
      <text:p text:style-name="P1">[1,2,5,7,8,10,12,13,14,16,17,20,21,22,24]</text:p>
      <text:p text:style-name="P1">[2,3,4,9,12,13,15,16,17,18,19,20,21,23,25]</text:p>
      <text:p text:style-name="P1">[1,3,4,5,6,8,11,12,14,15,17,21,22,24,25]</text:p>
      <text:p text:style-name="P1">[1,3,6,7,8,9,10,14,17,18,19,20,22,23,24]</text:p>
      <text:p text:style-name="P1">[3,4,5,6,10,11,12,13,14,18,19,21,23,24,25]</text:p>
      <text:p text:style-name="P1">[1,2,3,5,7,9,14,16,17,18,19,21,23,24,25]</text:p>
      <text:p text:style-name="P1">[1,2,4,5,6,8,10,11,14,18,19,21,23,24,25]</text:p>
      <text:p text:style-name="P1">[1,2,3,4,5,6,8,10,11,13,15,18,20,22,25]</text:p>
      <text:p text:style-name="P1">[2,5,6,7,11,13,15,16,17,18,19,20,21,22,23]</text:p>
      <text:p text:style-name="P1">[2,4,5,6,8,11,13,15,16,19,20,21,22,23,24]</text:p>
      <text:p text:style-name="P1">[1,2,3,6,7,9,10,11,12,13,19,20,21,23,25]</text:p>
      <text:p text:style-name="P1">[1,3,5,6,7,8,11,13,14,16,17,20,21,22,23]</text:p>
      <text:p text:style-name="P1">[1,2,4,8,9,11,12,13,15,16,21,22,23,24,25]</text:p>
      <text:p text:style-name="P1">[1,2,3,6,7,9,11,12,14,17,18,19,20,23,24]</text:p>
      <text:p text:style-name="P1">[2,4,5,6,7,8,9,12,14,16,18,20,21,22,24]</text:p>
      <text:p text:style-name="P1">[2,3,4,5,6,7,8,9,12,13,15,16,18,19,25]</text:p>
      <text:p text:style-name="P1">[1,2,5,9,12,13,14,15,16,17,19,20,22,23,24]</text:p>
      <text:p text:style-name="P1">[1,2,3,4,6,7,8,11,12,17,19,20,21,22,25]</text:p>
      <text:p text:style-name="P1">[3,4,5,6,11,12,13,14,15,16,17,18,19,20,22]</text:p>
      <text:p text:style-name="P1">[1,3,5,6,7,8,10,11,13,14,15,19,20,23,25]</text:p>
      <text:p text:style-name="P1">[1,2,3,4,5,8,11,16,17,18,19,22,23,24,25]</text:p>
      <text:p text:style-name="P1">[1,4,5,9,11,12,13,14,15,16,19,20,22,23,25]</text:p>
      <text:p text:style-name="P1">[1,3,7,8,9,11,13,14,15,16,17,18,20,24,25]</text:p>
      <text:p text:style-name="P1">[4,8,9,10,11,12,13,16,17,19,20,21,22,24,25]</text:p>
      <text:p text:style-name="P1">[1,2,3,6,7,8,9,10,13,14,17,18,20,23,25]</text:p>
      <text:p text:style-name="P1">[1,2,4,7,10,15,16,17,18,19,20,21,22,23,25]</text:p>
      <text:p text:style-name="P1">[1,2,4,8,10,11,14,15,16,17,20,21,22,23,24]</text:p>
      <text:p text:style-name="P1">[5,7,8,9,10,11,12,13,15,16,20,21,22,23,24]</text:p>
      <text:p text:style-name="P1">[1,2,3,5,6,7,8,9,10,12,16,17,22,23,25]</text:p>
      <text:p text:style-name="P1">[1,4,7,8,9,10,11,15,17,18,19,20,21,23,24]</text:p>
      <text:p text:style-name="P1">[1,2,3,5,6,9,10,12,14,15,16,19,20,24,25]</text:p>
      <text:p text:style-name="P1">[1,3,5,6,8,9,11,13,14,15,16,18,21,22,23]</text:p>
      <text:p text:style-name="P1">[1,2,5,7,8,11,12,13,15,16,17,18,23,24,25]</text:p>
      <text:p text:style-name="P1">[1,2,5,7,10,11,13,14,15,16,17,18,19,21,25]</text:p>
      <text:p text:style-name="P1">[1,2,3,4,5,6,8,11,13,15,16,18,22,23,25]</text:p>
      <text:p text:style-name="P1">[1,3,4,5,6,7,8,10,11,13,15,16,17,20,25]</text:p>
      <text:p text:style-name="P1">[1,3,5,8,9,10,12,13,15,16,17,19,21,23,25]</text:p>
      <text:p text:style-name="P1">[2,3,4,6,8,9,11,14,17,18,20,21,22,24,25]</text:p>
      <text:p text:style-name="P1">[1,2,3,5,6,7,8,12,13,15,16,17,18,20,23]</text:p>
      <text:p text:style-name="P1">[1,2,3,5,9,12,14,15,17,18,20,22,23,24,25]</text:p>
      <text:p text:style-name="P1">[1,2,3,4,5,7,9,10,14,15,17,18,20,22,25]</text:p>
      <text:p text:style-name="P1">[1,2,3,4,5,6,7,10,11,13,15,16,17,19,21]</text:p>
      <text:p text:style-name="P1">[1,4,5,6,8,9,12,13,15,17,18,19,20,22,23]</text:p>
      <text:p text:style-name="P1">[1,2,3,5,6,8,10,11,12,13,14,20,23,24,25]</text:p>
      <text:p text:style-name="P1">[1,2,4,6,8,12,15,16,17,19,20,22,23,24,25]</text:p>
      <text:p text:style-name="P1">[1,2,5,7,8,9,11,13,14,15,16,18,21,22,23]</text:p>
      <text:p text:style-name="P1">[2,4,5,6,8,9,12,13,14,17,18,19,23,24,25]</text:p>
      <text:p text:style-name="P1">[1,2,3,5,8,9,10,11,13,15,18,20,22,24,25]</text:p>
      <text:p text:style-name="P1">[1,2,4,5,8,9,10,11,12,14,17,18,19,24,25]</text:p>
      <text:p text:style-name="P1">[1,6,11,12,13,15,16,17,19,20,21,22,23,24,25]</text:p>
      <text:p text:style-name="P1">[1,2,3,8,10,11,12,15,17,20,21,22,23,24,25]</text:p>
      <text:p text:style-name="P1">[1,4,9,10,11,12,13,14,15,16,17,20,22,23,25]</text:p>
      <text:p text:style-name="P1">[1,2,4,6,8,12,13,14,15,17,18,19,21,22,24]</text:p>
      <text:p text:style-name="P1">[2,4,5,6,7,9,10,13,17,18,19,20,21,23,24]</text:p>
      <text:p text:style-name="P1">[2,4,8,9,11,12,13,15,16,17,18,21,22,23,24]</text:p>
      <text:p text:style-name="P1">[1,2,3,4,5,10,11,12,14,15,17,18,19,20,22]</text:p>
      <text:p text:style-name="P1">[3,4,6,9,10,12,14,16,17,18,19,21,22,23,24]</text:p>
      <text:p text:style-name="P1">[3,4,6,10,12,13,14,15,17,19,20,22,23,24,25]</text:p>
      <text:p text:style-name="P1">[1,2,5,6,8,10,11,15,17,18,20,22,23,24,25]</text:p>
      <text:p text:style-name="P1">[1,2,3,4,7,10,11,13,14,16,17,20,21,24,25]</text:p>
      <text:p text:style-name="P1">[1,3,4,8,9,10,11,12,13,14,16,17,22,23,25]</text:p>
      <text:p text:style-name="P1">[1,3,6,7,9,10,13,14,16,17,19,20,21,23,24]</text:p>
      <text:p text:style-name="P1">[1,2,3,4,7,9,10,11,12,18,19,21,22,23,25]</text:p>
      <text:p text:style-name="P1">[1,2,3,4,5,7,8,10,11,16,17,18,22,23,25]</text:p>
      <text:p text:style-name="P1">[5,6,7,10,11,13,14,15,16,18,19,21,22,24,25]</text:p>
      <text:p text:style-name="P1">[4,6,7,8,9,10,11,12,13,15,17,19,21,22,25]</text:p>
      <text:p text:style-name="P1">[1,2,3,4,5,6,10,12,13,14,15,17,22,23,25]</text:p>
      <text:p text:style-name="P1">[1,3,4,6,7,8,9,11,12,15,17,18,21,24,25]</text:p>
      <text:p text:style-name="P1">[1,2,4,7,8,9,11,12,14,15,16,18,22,23,25]</text:p>
      <text:p text:style-name="P1">[1,3,5,7,9,11,12,13,16,18,20,21,23,24,25]</text:p>
      <text:p text:style-name="P1">[1,3,4,5,6,12,13,14,17,19,20,21,22,23,25]</text:p>
      <text:p text:style-name="P1">[1,5,6,10,11,12,13,15,17,18,19,21,22,24,25]</text:p>
      <text:p text:style-name="P1">[1,2,3,4,6,10,11,14,15,17,18,19,20,21,23]</text:p>
      <text:p text:style-name="P1">[1,2,4,5,6,8,11,12,13,14,19,20,21,24,25]</text:p>
      <text:p text:style-name="P1">[1,2,3,6,7,8,9,10,11,14,20,21,22,24,25]</text:p>
      <text:p text:style-name="P1">[1,4,5,6,7,9,11,12,13,16,17,18,20,21,25]</text:p>
      <text:p text:style-name="P1">[1,2,9,10,11,12,13,14,16,18,19,20,21,23,25]</text:p>
      <text:p text:style-name="P1">[5,6,7,9,10,11,12,13,14,15,17,18,20,23,25]</text:p>
      <text:p text:style-name="P1">[2,4,5,6,8,12,13,14,15,18,19,21,22,23,24]</text:p>
      <text:p text:style-name="P1">[1,4,6,8,9,10,11,15,17,18,20,21,22,23,24]</text:p>
      <text:p text:style-name="P1">[1,3,5,7,8,11,12,13,15,16,18,19,20,21,24]</text:p>
      <text:p text:style-name="P1">[1,2,4,5,7,9,10,11,12,16,17,18,23,24,25]</text:p>
      <text:p text:style-name="P1">[1,2,4,5,8,9,10,13,15,17,18,20,22,23,25]</text:p>
      <text:p text:style-name="P1">[4,5,6,7,11,12,13,17,18,19,20,21,22,23,24]</text:p>
      <text:p text:style-name="P1">[2,3,4,6,7,9,14,15,16,18,19,20,21,24,25]</text:p>
      <text:p text:style-name="P1">[2,3,4,6,7,9,10,11,12,15,16,21,22,24,25]</text:p>
      <text:p text:style-name="P1">[1,2,3,4,6,7,8,13,14,16,18,21,22,24,25]</text:p>
      <text:p text:style-name="P1">[1,2,3,4,5,7,10,11,12,13,18,19,22,23,25]</text:p>
      <text:p text:style-name="P1">[2,3,4,6,11,13,14,15,16,17,19,20,21,23,25]</text:p>
      <text:p text:style-name="P1">[2,5,6,7,9,11,13,15,18,19,20,21,22,23,25]</text:p>
      <text:p text:style-name="P1">[2,3,4,5,6,9,10,12,13,15,17,19,23,24,25]</text:p>
      <text:p text:style-name="P1">[2,4,5,6,7,8,11,12,13,15,19,20,22,23,25]</text:p>
      <text:p text:style-name="P1">[1,3,4,5,7,9,10,11,14,15,16,17,22,23,25]</text:p>
      <text:p text:style-name="P1">[1,3,4,5,8,9,11,13,15,18,19,20,21,22,23]</text:p>
      <text:p text:style-name="P1">[1,3,5,7,8,10,11,12,13,14,16,17,19,22,25]</text:p>
      <text:p text:style-name="P1">[1,2,5,7,8,10,13,14,15,18,19,20,21,22,25]</text:p>
      <text:p text:style-name="P1">[1,2,3,5,6,9,12,13,14,15,17,21,22,23,24]</text:p>
      <text:p text:style-name="P1">[2,6,8,9,10,11,12,13,16,17,18,19,20,21,25]</text:p>
      <text:p text:style-name="P1">[2,3,4,5,7,8,11,13,15,16,17,21,22,24,25]</text:p>
      <text:p text:style-name="P1">[1,2,7,9,12,14,15,16,17,18,19,21,22,23,24]</text:p>
      <text:p text:style-name="P1">[1,2,3,6,9,10,12,13,15,18,19,20,22,24,25]</text:p>
      <text:p text:style-name="P1">[1,3,7,8,9,10,12,13,16,17,18,19,20,24,25]</text:p>
      <text:p text:style-name="P1">[1,2,4,5,6,7,9,15,16,17,18,19,22,23,24]</text:p>
      <text:p text:style-name="P1">[1,2,8,9,11,13,15,16,17,19,21,22,23,24,25]</text:p>
      <text:p text:style-name="P1">[1,2,4,7,9,11,12,14,17,19,20,21,22,24,25]</text:p>
      <text:p text:style-name="P1">[1,2,3,9,10,11,13,14,15,17,18,20,22,24,25]</text:p>
      <text:p text:style-name="P1">[1,2,5,8,10,11,12,13,14,16,17,22,23,24,25]</text:p>
      <text:p text:style-name="P1">[1,2,4,5,6,10,11,12,13,16,19,21,22,23,25]</text:p>
      <text:p text:style-name="P1">[1,2,4,5,8,9,12,13,16,17,20,21,22,24,25]</text:p>
      <text:p text:style-name="P1">[2,5,7,9,10,13,15,16,17,18,19,20,23,24,25]</text:p>
      <text:p text:style-name="P1">[1,3,5,6,7,8,9,11,14,19,21,22,23,24,25]</text:p>
      <text:p text:style-name="P1">[3,4,5,7,9,10,11,12,13,14,16,18,20,23,24]</text:p>
      <text:p text:style-name="P1">[3,4,5,6,7,8,13,15,17,19,20,22,23,24,25]</text:p>
      <text:p text:style-name="P1">[1,2,4,5,8,11,12,13,17,18,20,21,23,24,25]</text:p>
      <text:p text:style-name="P1">[1,2,3,5,6,9,10,11,13,14,15,16,18,23,24]</text:p>
      <text:p text:style-name="P1">[2,4,5,8,10,11,14,15,16,18,19,20,21,22,24]</text:p>
      <text:p text:style-name="P1">[1,3,4,8,9,10,11,12,13,14,15,19,20,22,23]</text:p>
      <text:p text:style-name="P1">[1,2,4,6,7,9,10,12,14,16,18,19,21,24,25]</text:p>
      <text:p text:style-name="P1">[2,7,8,9,10,11,12,15,16,17,18,19,20,22,23]</text:p>
      <text:p text:style-name="P1">[1,2,3,4,5,6,8,10,11,14,15,17,20,24,25]</text:p>
      <text:p text:style-name="P1">[1,3,4,9,10,11,12,14,15,16,17,19,20,21,24]</text:p>
      <text:p text:style-name="P1">[1,5,8,11,13,15,16,17,18,20,21,22,23,24,25]</text:p>
      <text:p text:style-name="P1">[1,2,3,4,5,6,8,11,12,13,16,18,20,23,24]</text:p>
      <text:p text:style-name="P1">[1,2,3,5,6,7,9,13,14,15,20,21,23,24,25]</text:p>
      <text:p text:style-name="P1">[1,2,3,5,6,8,10,11,14,15,18,21,22,23,24]</text:p>
      <text:p text:style-name="P1">[1,2,4,6,8,9,12,13,14,15,17,18,19,22,25]</text:p>
      <text:p text:style-name="P1">[2,3,4,8,9,10,13,14,15,18,19,20,21,22,23]</text:p>
      <text:p text:style-name="P1">[1,2,3,6,8,9,10,13,14,16,18,19,22,23,24]</text:p>
      <text:p text:style-name="P1">[1,2,3,4,7,10,12,15,16,17,19,20,22,23,24]</text:p>
      <text:p text:style-name="P1">[1,4,5,6,7,8,9,10,11,12,15,16,20,21,24]</text:p>
      <text:p text:style-name="P1">[1,3,4,5,6,7,8,10,13,16,18,20,22,23,25]</text:p>
      <text:p text:style-name="P1">[1,3,4,10,11,12,13,15,16,17,21,22,23,24,25]</text:p>
      <text:p text:style-name="P1">[1,2,4,6,7,9,10,11,12,13,18,20,21,22,25]</text:p>
      <text:p text:style-name="P1">[2,3,4,5,7,8,11,15,19,20,21,22,23,24,25]</text:p>
      <text:p text:style-name="P1">[1,2,4,7,9,10,11,12,13,15,17,20,23,24,25]</text:p>
      <text:p text:style-name="P1">[2,3,5,6,7,11,12,13,14,15,16,18,19,21,24]</text:p>
      <text:p text:style-name="P1">[2,4,10,11,12,13,15,16,17,18,21,22,23,24,25]</text:p>
      <text:p text:style-name="P1">[2,6,7,8,10,11,13,15,16,17,19,20,21,23,24]</text:p>
      <text:p text:style-name="P1">[2,3,4,6,8,9,10,14,16,19,20,21,23,24,25]</text:p>
      <text:p text:style-name="P1">[2,3,4,5,7,9,13,14,15,17,19,22,23,24,25]</text:p>
      <text:p text:style-name="P1">[1,2,3,4,5,6,7,8,10,11,15,17,20,24,25]</text:p>
      <text:p text:style-name="P1">[1,4,5,6,7,8,14,15,16,17,19,20,21,22,23]</text:p>
      <text:p text:style-name="P1">[2,3,4,7,8,9,11,13,14,17,19,21,22,23,25]</text:p>
      <text:p text:style-name="P1">[2,4,6,7,8,11,13,14,16,19,20,21,23,24,25]</text:p>
      <text:p text:style-name="P1">[1,3,7,8,9,10,11,15,16,17,18,19,21,23,25]</text:p>
      <text:p text:style-name="P1">[1,2,4,6,7,8,9,11,12,15,17,19,20,23,25]</text:p>
      <text:p text:style-name="P1">[2,4,5,6,11,12,13,16,17,18,19,22,23,24,25]</text:p>
      <text:p text:style-name="P1">[1,3,11,12,13,15,16,17,18,19,21,22,23,24,25]</text:p>
      <text:p text:style-name="P1">[2,3,5,8,10,11,13,16,19,20,21,22,23,24,25]</text:p>
      <text:p text:style-name="P1">[1,2,4,5,6,7,9,13,16,18,19,20,22,23,24]</text:p>
      <text:p text:style-name="P1">[1,3,4,5,7,8,11,13,14,15,16,18,19,23,24]</text:p>
      <text:p text:style-name="P1">[2,5,8,9,10,12,13,15,17,18,19,20,21,22,23]</text:p>
      <text:p text:style-name="P1">[1,2,3,4,5,6,11,13,14,15,16,21,22,23,24]</text:p>
      <text:p text:style-name="P1">[1,2,3,4,5,8,9,10,14,15,16,19,20,21,25]</text:p>
      <text:p text:style-name="P1">[2,7,8,9,10,12,13,14,15,17,18,21,22,23,25]</text:p>
      <text:p text:style-name="P1">[2,3,4,6,7,8,9,11,12,14,17,18,19,22,23]</text:p>
      <text:p text:style-name="P1">[2,3,4,5,10,14,15,16,17,19,20,22,23,24,25]</text:p>
      <text:p text:style-name="P1">[3,4,5,6,7,8,9,10,12,13,18,20,21,22,23]</text:p>
      <text:p text:style-name="P1">[1,2,4,5,6,7,13,14,15,16,17,18,20,21,25]</text:p>
      <text:p text:style-name="P1">[1,2,3,4,5,6,9,11,12,15,19,20,21,22,23]</text:p>
      <text:p text:style-name="P1">[1,2,4,5,8,9,11,12,13,14,15,16,21,23,24]</text:p>
      <text:p text:style-name="P1">[1,2,4,5,8,9,10,11,12,13,14,15,19,20,22]</text:p>
      <text:p text:style-name="P1">[1,3,5,10,11,13,14,16,17,18,19,21,22,23,24]</text:p>
      <text:p text:style-name="P1">[1,2,3,4,5,6,7,12,13,14,17,18,23,24,25]</text:p>
      <text:p text:style-name="P1">[2,3,4,5,7,8,11,14,15,16,17,22,23,24,25]</text:p>
      <text:p text:style-name="P1">[2,3,4,9,10,11,12,14,15,16,17,18,21,22,25]</text:p>
      <text:p text:style-name="P1">[2,3,5,8,9,11,12,13,14,15,16,17,20,21,22]</text:p>
      <text:p text:style-name="P1">[1,2,3,4,6,9,10,12,13,14,15,17,19,20,22]</text:p>
      <text:p text:style-name="P1">[1,3,4,6,7,9,10,11,12,14,15,16,19,23,24]</text:p>
      <text:p text:style-name="P1">[1,3,5,6,7,9,10,14,15,18,19,21,22,24,25]</text:p>
      <text:p text:style-name="P1">[3,5,7,9,10,11,13,14,15,16,18,21,22,23,24]</text:p>
      <text:p text:style-name="P1">[1,2,4,6,8,10,11,12,14,16,17,18,22,24,25]</text:p>
      <text:p text:style-name="P1">[1,3,4,6,8,9,10,11,12,14,16,19,20,22,23]</text:p>
      <text:p text:style-name="P1">[1,3,4,5,8,9,10,11,16,18,19,21,23,24,25]</text:p>
      <text:p text:style-name="P1">[1,2,3,4,9,11,13,14,15,18,19,20,22,24,25]</text:p>
      <text:p text:style-name="P1">[1,3,4,5,7,9,11,12,14,15,17,18,19,23,25]</text:p>
      <text:p text:style-name="P1">[2,3,4,5,6,7,9,10,11,13,17,19,21,24,25]</text:p>
      <text:p text:style-name="P1">[2,3,4,5,6,7,9,10,11,12,16,17,19,21,25]</text:p>
      <text:p text:style-name="P1">[2,5,7,8,11,12,13,14,15,16,17,20,21,22,25]</text:p>
      <text:p text:style-name="P1">[2,3,6,8,9,11,14,16,17,18,19,22,23,24,25]</text:p>
      <text:p text:style-name="P1">[5,9,10,12,13,14,15,16,17,18,20,21,23,24,25]</text:p>
      <text:p text:style-name="P1">[1,2,3,6,7,8,10,12,16,17,19,20,21,23,25]</text:p>
      <text:p text:style-name="P1">[1,3,4,5,6,7,8,9,12,15,18,21,22,23,24]</text:p>
      <text:p text:style-name="P1">[2,4,7,9,10,11,12,13,14,16,20,21,22,23,24]</text:p>
      <text:p text:style-name="P1">[4,6,8,9,10,11,12,13,15,18,19,20,21,23,24]</text:p>
      <text:p text:style-name="P1">[1,2,3,5,7,8,13,14,15,18,19,20,22,23,25]</text:p>
      <text:p text:style-name="P1">[4,5,8,10,11,13,14,15,16,17,18,19,20,21,25]</text:p>
      <text:p text:style-name="P1">[1,5,7,8,9,10,12,14,15,17,18,19,20,21,22]</text:p>
      <text:p text:style-name="P1">[2,4,10,11,12,13,14,15,16,17,18,19,20,24,25]</text:p>
      <text:p text:style-name="P1">[2,6,8,9,10,11,12,13,14,15,16,17,20,23,25]</text:p>
      <text:p text:style-name="P1">[1,2,3,4,5,6,8,10,11,13,14,15,17,22,24]</text:p>
      <text:p text:style-name="P1">[1,2,5,6,7,10,12,15,16,17,18,19,21,24,25]</text:p>
      <text:p text:style-name="P1">[4,5,6,9,11,12,13,14,16,17,18,21,23,24,25]</text:p>
      <text:p text:style-name="P1">[1,2,3,4,5,6,7,8,9,12,13,14,17,19,21]</text:p>
      <text:p text:style-name="P1">[1,2,3,4,5,9,11,12,13,14,15,17,21,22,24]</text:p>
      <text:p text:style-name="P1">[1,8,10,12,13,14,15,16,17,18,19,21,23,24,25]</text:p>
      <text:p text:style-name="P1">[1,3,4,5,7,8,9,12,13,15,16,21,22,23,25]</text:p>
      <text:p text:style-name="P1">[4,5,6,7,9,12,13,15,16,18,19,20,21,22,23]</text:p>
      <text:p text:style-name="P1">[1,3,4,6,11,12,13,14,15,17,19,20,21,23,24]</text:p>
      <text:p text:style-name="P1">[1,3,5,6,7,9,10,13,14,15,16,19,22,23,25]</text:p>
      <text:p text:style-name="P1">[1,2,4,9,10,11,13,14,15,16,18,19,21,22,23]</text:p>
      <text:p text:style-name="P1">[3,4,5,8,9,12,13,14,15,17,20,21,23,24,25]</text:p>
      <text:p text:style-name="P1">[2,5,6,8,9,13,14,15,16,17,18,19,21,22,23]</text:p>
      <text:p text:style-name="P1">[1,2,3,4,5,7,12,13,16,17,18,20,21,23,25]</text:p>
      <text:p text:style-name="P1">[3,5,6,7,9,10,11,12,14,15,18,20,21,22,24]</text:p>
      <text:p text:style-name="P1">[1,2,6,7,9,10,11,12,14,15,16,18,19,24,25]</text:p>
      <text:p text:style-name="P1">[1,4,5,7,8,9,10,12,13,15,17,18,21,24,25]</text:p>
      <text:p text:style-name="P1">[1,2,3,4,7,8,9,14,15,16,17,19,22,23,25]</text:p>
      <text:p text:style-name="P1">[1,2,5,8,9,10,11,12,13,15,16,19,20,21,25]</text:p>
      <text:p text:style-name="P1">[4,5,7,8,9,10,12,14,15,17,18,21,22,23,25]</text:p>
      <text:p text:style-name="P1">[1,2,3,5,9,10,12,13,15,16,17,18,19,21,23]</text:p>
      <text:p text:style-name="P1">[3,4,5,6,9,10,13,15,16,18,19,21,22,23,25]</text:p>
      <text:p text:style-name="P1">[2,3,4,6,8,11,14,15,17,18,19,22,23,24,25]</text:p>
      <text:p text:style-name="P1">[1,4,5,6,7,8,11,12,13,15,18,19,21,22,23]</text:p>
      <text:p text:style-name="P1">[2,3,4,5,6,7,8,9,11,13,14,15,16,20,23]</text:p>
      <text:p text:style-name="P1">[1,2,3,4,6,9,10,14,15,16,17,21,22,23,24]</text:p>
      <text:p text:style-name="P1">[1,2,6,7,8,9,10,12,13,15,16,18,20,22,24]</text:p>
      <text:p text:style-name="P1">[1,3,6,7,9,10,12,13,14,16,17,18,19,22,24]</text:p>
      <text:p text:style-name="P1">[2,4,5,6,9,12,13,14,17,19,20,21,22,24,25]</text:p>
      <text:p text:style-name="P1">[3,5,6,7,8,9,10,15,18,19,20,21,22,24,25]</text:p>
      <text:p text:style-name="P1">[1,3,4,5,6,7,8,9,11,13,14,18,19,20,24]</text:p>
      <text:p text:style-name="P1">[1,2,4,5,6,7,11,13,15,16,17,19,20,21,25]</text:p>
      <text:p text:style-name="P1">[3,4,6,7,8,9,12,13,14,15,17,20,21,23,24]</text:p>
      <text:p text:style-name="P1">[1,4,7,8,9,10,11,14,15,16,18,19,21,23,24]</text:p>
      <text:p text:style-name="P1">[1,3,4,6,8,9,12,13,16,19,20,21,22,23,25]</text:p>
      <text:p text:style-name="P1">[1,5,7,8,11,12,13,15,16,17,18,19,20,22,24]</text:p>
      <text:p text:style-name="P1">[1,3,4,5,6,7,9,11,14,15,18,19,21,22,24]</text:p>
      <text:p text:style-name="P1">[2,3,4,5,6,9,11,12,13,14,15,17,21,23,24]</text:p>
      <text:p text:style-name="P1">[5,6,7,8,9,10,12,14,15,16,18,19,20,23,25]</text:p>
      <text:p text:style-name="P1">[1,2,4,6,10,13,14,15,16,17,18,19,22,23,24]</text:p>
      <text:p text:style-name="P1">[1,3,4,5,6,7,8,9,14,16,18,19,23,24,25]</text:p>
      <text:p text:style-name="P1">[1,2,4,5,6,8,11,12,16,18,19,20,21,24,25]</text:p>
      <text:p text:style-name="P1">[1,2,4,5,8,9,11,12,13,15,17,20,23,24,25]</text:p>
      <text:p text:style-name="P1">[1,5,6,7,10,12,15,16,17,18,19,20,21,24,25]</text:p>
      <text:p text:style-name="P1">[2,4,5,6,7,10,11,12,14,15,17,20,21,23,25]</text:p>
      <text:p text:style-name="P1">[1,3,5,6,8,9,10,11,12,14,15,17,18,20,22]</text:p>
      <text:p text:style-name="P1">[2,3,4,5,7,10,11,12,13,17,18,19,20,22,25]</text:p>
      <text:p text:style-name="P1">[2,4,9,10,11,12,13,14,16,17,21,22,23,24,25]</text:p>
      <text:p text:style-name="P1">[1,2,3,5,6,9,11,12,13,15,17,19,21,23,25]</text:p>
      <text:p text:style-name="P1">[1,2,3,5,6,9,10,11,12,13,17,18,19,22,23]</text:p>
      <text:p text:style-name="P1">[3,4,5,6,9,10,11,13,15,16,17,19,20,24,25]</text:p>
      <text:p text:style-name="P1">[1,2,3,4,8,9,10,11,12,14,15,17,19,23,25]</text:p>
      <text:p text:style-name="P1">[2,3,4,7,8,11,12,13,15,16,19,20,21,22,25]</text:p>
      <text:p text:style-name="P1">[1,2,4,6,8,9,10,11,12,13,19,20,22,23,24]</text:p>
      <text:p text:style-name="P1">[1,3,5,6,7,11,12,13,15,17,19,21,22,23,25]</text:p>
      <text:p text:style-name="P1">[1,4,5,8,9,10,11,12,13,14,15,16,19,22,23]</text:p>
      <text:p text:style-name="P1">[1,2,3,4,7,9,10,11,12,13,19,21,23,24,25]</text:p>
      <text:p text:style-name="P1">[2,5,6,7,10,12,13,15,16,17,18,21,22,23,25]</text:p>
      <text:p text:style-name="P1">[1,2,3,4,6,9,10,12,13,14,15,18,19,24,25]</text:p>
      <text:p text:style-name="P1">[1,2,3,4,6,8,9,10,12,14,15,17,19,22,24]</text:p>
      <text:p text:style-name="P1">[1,2,5,6,7,9,11,12,13,14,17,20,21,22,23]</text:p>
      <text:p text:style-name="P1">[1,2,5,7,8,10,11,12,13,14,15,17,20,23,24]</text:p>
      <text:p text:style-name="P1">[2,3,5,7,8,9,11,12,13,16,17,21,22,24,25]</text:p>
      <text:p text:style-name="P1">[1,2,3,6,9,12,13,14,15,18,19,22,23,24,25]</text:p>
      <text:p text:style-name="P1">[1,2,3,4,5,7,8,11,12,15,16,20,23,24,25]</text:p>
      <text:p text:style-name="P1">[2,3,4,6,10,13,15,16,17,18,19,21,23,24,25]</text:p>
      <text:p text:style-name="P1">[2,3,6,7,8,11,12,14,15,16,17,18,19,22,25]</text:p>
      <text:p text:style-name="P1">[1,4,7,8,9,10,12,14,15,16,21,22,23,24,25]</text:p>
      <text:p text:style-name="P1">[1,3,4,6,7,8,11,12,13,14,15,16,21,22,24]</text:p>
      <text:p text:style-name="P1">[3,5,6,7,8,10,13,17,18,19,20,21,22,23,24]</text:p>
      <text:p text:style-name="P1">[3,4,7,8,9,11,12,15,17,19,20,21,22,23,25]</text:p>
      <text:p text:style-name="P1">[2,3,8,9,11,12,13,14,15,17,18,19,20,22,23]</text:p>
      <text:p text:style-name="P1">[2,4,5,6,9,10,11,12,14,15,16,18,20,22,25]</text:p>
      <text:p text:style-name="P1">[2,3,4,6,8,12,15,16,17,18,20,21,22,23,24]</text:p>
      <text:p text:style-name="P1">[1,3,4,5,12,14,15,16,17,18,19,20,21,22,25]</text:p>
      <text:p text:style-name="P1">[2,3,4,5,8,10,11,12,13,18,20,21,22,24,25]</text:p>
      <text:p text:style-name="P1">[1,2,4,5,8,11,12,13,14,15,16,18,19,20,25]</text:p>
      <text:p text:style-name="P1">[1,3,4,6,9,10,12,14,15,17,19,20,21,23,24]</text:p>
      <text:p text:style-name="P1">[1,2,4,5,12,13,15,16,18,19,21,22,23,24,25]</text:p>
      <text:p text:style-name="P1">[1,2,3,4,8,9,10,13,14,16,17,20,21,22,24]</text:p>
      <text:p text:style-name="P1">[2,3,5,9,10,11,14,15,16,17,18,19,21,23,24]</text:p>
      <text:p text:style-name="P1">[2,4,5,7,10,12,14,15,16,17,19,20,23,24,25]</text:p>
      <text:p text:style-name="P1">[1,2,6,8,9,10,11,12,13,16,17,18,19,22,25]</text:p>
      <text:p text:style-name="P1">[2,3,6,7,9,10,12,14,15,16,17,18,19,23,25]</text:p>
      <text:p text:style-name="P1">[1,2,5,6,8,9,11,12,13,14,15,19,20,21,22]</text:p>
      <text:p text:style-name="P1">[2,3,5,6,8,11,13,14,16,17,19,20,21,23,24]</text:p>
      <text:p text:style-name="P1">[1,3,4,6,7,8,10,12,13,14,15,18,19,23,24]</text:p>
      <text:p text:style-name="P1">[1,2,4,5,8,9,11,14,16,18,19,21,22,24,25]</text:p>
      <text:p text:style-name="P1">[3,4,5,6,9,11,12,13,14,15,16,18,21,23,25]</text:p>
      <text:p text:style-name="P1">[1,3,4,6,8,9,10,12,14,16,17,19,20,23,24]</text:p>
      <text:p text:style-name="P1">[1,3,6,9,11,12,14,15,17,18,19,21,22,23,25]</text:p>
      <text:p text:style-name="P1">[2,3,4,9,10,11,12,13,14,16,17,18,20,24,25]</text:p>
      <text:p text:style-name="P1">[1,2,3,5,7,12,13,15,16,17,18,20,21,23,24]</text:p>
      <text:p text:style-name="P1">[1,2,3,4,6,7,9,10,14,17,19,20,21,23,25]</text:p>
      <text:p text:style-name="P1">[1,2,3,4,6,7,8,9,10,12,16,20,21,23,24]</text:p>
      <text:p text:style-name="P1">[1,2,4,5,6,7,10,14,15,19,20,22,23,24,25]</text:p>
      <text:p text:style-name="P1">[1,2,4,6,7,8,10,11,12,13,15,17,18,24,25]</text:p>
      <text:p text:style-name="P1">[1,2,3,4,8,12,13,14,15,16,17,18,19,21,23]</text:p>
      <text:p text:style-name="P1">[2,3,4,5,11,12,13,15,18,19,21,22,23,24,25]</text:p>
      <text:p text:style-name="P1">[1,2,3,4,8,9,13,14,17,18,20,21,23,24,25]</text:p>
      <text:p text:style-name="P1">[1,2,5,6,9,12,14,15,17,18,19,22,23,24,25]</text:p>
      <text:p text:style-name="P1">[1,3,5,6,7,12,13,15,16,18,19,21,22,23,25]</text:p>
      <text:p text:style-name="P1">[2,3,5,6,7,10,11,12,14,19,20,21,23,24,25]</text:p>
      <text:p text:style-name="P1">[1,2,5,6,9,11,12,13,14,15,16,18,21,23,25]</text:p>
      <text:p text:style-name="P1">[1,2,6,7,8,11,13,15,16,17,18,21,22,23,25]</text:p>
      <text:p text:style-name="P1">[1,3,4,6,7,8,9,11,12,14,16,17,19,20,21]</text:p>
      <text:p text:style-name="P1">[1,2,3,5,6,8,10,11,14,15,16,17,19,22,25]</text:p>
      <text:p text:style-name="P1">[1,3,4,5,7,8,9,10,11,12,16,18,19,22,23]</text:p>
      <text:p text:style-name="P1">[3,4,5,6,7,9,12,14,15,16,17,19,20,21,25]</text:p>
      <text:p text:style-name="P1">[1,2,5,8,10,13,15,16,18,19,20,21,22,23,24]</text:p>
      <text:p text:style-name="P1">[2,3,4,5,6,8,9,10,11,14,19,20,21,22,25]</text:p>
      <text:p text:style-name="P1">[1,5,7,9,11,12,13,16,18,19,20,21,22,24,25]</text:p>
      <text:p text:style-name="P1">[1,3,4,8,11,12,13,15,16,19,20,21,22,23,25]</text:p>
      <text:p text:style-name="P1">[3,5,6,8,11,12,13,14,15,16,18,19,20,22,25]</text:p>
      <text:p text:style-name="P1">[3,4,5,6,9,10,11,12,13,15,16,20,21,24,25]</text:p>
      <text:p text:style-name="P1">[2,7,9,11,12,14,15,16,18,19,20,21,23,24,25]</text:p>
      <text:p text:style-name="P1">[1,2,3,5,6,8,10,12,14,15,17,18,21,23,24]</text:p>
      <text:p text:style-name="P1">[3,5,7,8,9,10,11,12,14,15,18,19,20,24,25]</text:p>
      <text:p text:style-name="P1">[1,2,5,7,8,12,14,17,18,19,20,21,22,24,25]</text:p>
      <text:p text:style-name="P1">[1,2,5,7,8,12,14,16,17,18,19,20,22,24,25]</text:p>
      <text:p text:style-name="P1">[1,2,3,4,6,7,8,9,12,13,14,15,22,23,25]</text:p>
      <text:p text:style-name="P1">[1,2,3,5,7,10,11,12,14,16,17,18,19,23,24]</text:p>
      <text:p text:style-name="P1">[1,2,3,4,6,9,12,13,15,17,18,19,20,22,24]</text:p>
      <text:p text:style-name="P1">[2,3,7,8,9,11,12,13,17,18,19,20,21,22,23]</text:p>
      <text:p text:style-name="P1">[1,2,4,7,8,9,10,12,16,17,18,19,21,22,23]</text:p>
      <text:p text:style-name="P1">[2,4,6,7,8,9,10,11,12,13,15,18,19,23,25]</text:p>
      <text:p text:style-name="P1">[2,4,5,9,10,11,13,14,15,16,19,20,22,24,25]</text:p>
      <text:p text:style-name="P1">[1,2,5,6,8,9,10,11,13,14,17,19,21,23,25]</text:p>
      <text:p text:style-name="P1">[2,4,6,9,10,11,12,14,15,16,17,18,23,24,25]</text:p>
      <text:p text:style-name="P1">[4,7,8,10,11,12,13,16,17,18,19,21,22,24,25]</text:p>
      <text:p text:style-name="P1">[1,2,3,4,5,7,8,9,11,17,18,19,20,23,24]</text:p>
      <text:p text:style-name="P1">[1,4,7,9,10,12,13,14,15,16,17,19,20,23,24]</text:p>
      <text:p text:style-name="P1">[1,2,3,4,5,6,7,10,12,13,17,18,22,23,24]</text:p>
      <text:p text:style-name="P1">[2,3,4,6,8,9,11,13,15,16,17,20,21,22,23]</text:p>
      <text:p text:style-name="P1">[2,3,4,6,7,9,11,12,13,15,19,20,21,22,24]</text:p>
      <text:p text:style-name="P1">[3,4,5,8,10,11,12,15,16,18,19,20,23,24,25]</text:p>
      <text:p text:style-name="P1">[3,5,6,8,9,11,13,15,17,18,20,21,22,23,25]</text:p>
      <text:p text:style-name="P1">[1,2,4,7,8,9,12,13,15,17,18,20,21,22,24]</text:p>
      <text:p text:style-name="P1">[2,3,4,5,6,11,13,14,15,17,19,20,21,22,24]</text:p>
      <text:p text:style-name="P1">[1,3,5,6,7,9,11,12,14,15,20,21,22,23,24]</text:p>
      <text:p text:style-name="P1">[3,4,6,7,8,9,10,11,12,14,16,17,19,23,25]</text:p>
      <text:p text:style-name="P1">[1,2,3,5,6,7,8,9,10,13,14,15,16,22,25]</text:p>
      <text:p text:style-name="P1">[3,4,5,6,10,12,13,14,16,17,19,22,23,24,25]</text:p>
      <text:p text:style-name="P1">[2,4,6,9,11,12,13,14,15,17,19,20,21,22,23]</text:p>
      <text:p text:style-name="P1">[1,2,3,6,9,12,13,16,18,20,21,22,23,24,25]</text:p>
      <text:p text:style-name="P1">[1,2,5,7,10,11,12,13,14,16,17,18,19,20,25]</text:p>
      <text:p text:style-name="P1">[2,3,8,10,12,13,14,15,16,18,20,21,22,24,25]</text:p>
      <text:p text:style-name="P1">[1,2,3,4,7,8,9,11,12,13,15,17,19,20,22]</text:p>
      <text:p text:style-name="P1">[2,3,4,6,12,13,14,15,16,19,21,22,23,24,25]</text:p>
      <text:p text:style-name="P1">[3,4,5,7,10,11,12,13,14,16,17,18,21,22,25]</text:p>
      <text:p text:style-name="P1">[2,3,4,6,7,8,9,10,11,14,17,18,22,23,25]</text:p>
      <text:p text:style-name="P1">[1,3,4,6,7,9,10,12,13,15,17,19,21,22,25]</text:p>
      <text:p text:style-name="P1">[2,3,4,7,8,9,10,11,12,14,15,16,21,22,24]</text:p>
      <text:p text:style-name="P1">[3,5,6,7,9,11,12,14,15,16,18,22,23,24,25]</text:p>
      <text:p text:style-name="P1">[1,3,4,7,10,11,13,15,17,18,19,20,21,22,25]</text:p>
      <text:p text:style-name="P1">[1,2,4,5,6,8,12,13,15,18,20,22,23,24,25]</text:p>
      <text:p text:style-name="P1">[1,2,3,4,6,7,9,11,15,18,19,20,21,23,25]</text:p>
      <text:p text:style-name="P1">[2,3,4,8,9,10,11,12,14,15,19,20,21,22,23]</text:p>
      <text:p text:style-name="P1">[1,2,3,5,6,7,9,10,11,15,16,17,18,20,21]</text:p>
      <text:p text:style-name="P1">[2,3,4,5,6,9,10,12,13,17,18,19,23,24,25]</text:p>
      <text:p text:style-name="P1">[2,5,7,10,11,12,13,14,15,19,20,21,22,24,25]</text:p>
      <text:p text:style-name="P1">[1,3,4,6,8,9,12,13,15,16,18,21,22,23,25]</text:p>
      <text:p text:style-name="P1">[1,2,3,4,10,11,12,14,15,17,18,20,21,23,25]</text:p>
      <text:p text:style-name="P1">[1,3,4,6,7,8,10,11,17,18,20,21,22,23,25]</text:p>
      <text:p text:style-name="P1">[2,5,6,7,8,12,13,14,16,18,20,21,22,23,24]</text:p>
      <text:p text:style-name="P1">[1,2,4,6,8,9,11,13,14,15,17,21,22,23,25]</text:p>
      <text:p text:style-name="P1">[1,2,3,5,6,7,9,10,11,13,15,18,20,22,24]</text:p>
      <text:p text:style-name="P1">[1,2,3,4,5,6,8,9,10,13,14,15,20,22,25]</text:p>
      <text:p text:style-name="P1">[2,3,4,5,7,8,9,10,12,13,16,18,20,21,22]</text:p>
      <text:p text:style-name="P1">[1,4,7,9,10,11,12,14,16,17,19,21,22,23,24]</text:p>
      <text:p text:style-name="P1">[1,5,9,10,12,14,15,16,17,19,20,21,22,23,24]</text:p>
      <text:p text:style-name="P1">[1,2,3,5,6,7,8,10,14,16,17,21,23,24,25]</text:p>
      <text:p text:style-name="P1">[1,2,4,6,7,8,9,11,16,20,21,22,23,24,25]</text:p>
      <text:p text:style-name="P1">[2,4,6,7,8,9,11,12,13,14,15,19,21,24,25]</text:p>
      <text:p text:style-name="P1">[1,5,6,8,10,11,13,14,16,18,20,21,22,24,25]</text:p>
      <text:p text:style-name="P1">[4,5,6,7,8,11,12,13,14,16,18,19,22,24,25]</text:p>
      <text:p text:style-name="P1">[1,2,4,5,7,8,9,10,11,16,17,21,22,23,24]</text:p>
      <text:p text:style-name="P1">[2,4,6,7,8,9,11,12,14,15,16,17,20,22,25]</text:p>
      <text:p text:style-name="P1">[1,2,3,4,10,11,12,14,15,18,19,20,21,22,23]</text:p>
      <text:p text:style-name="P1">[1,2,4,6,7,8,10,14,16,17,20,21,23,24,25]</text:p>
      <text:p text:style-name="P1">[1,4,5,7,8,9,10,11,13,14,15,17,18,19,25]</text:p>
      <text:p text:style-name="P1">[1,5,7,9,11,12,14,16,17,18,20,21,22,24,25]</text:p>
      <text:p text:style-name="P1">[3,4,8,9,10,11,12,16,17,18,19,20,21,22,25]</text:p>
      <text:p text:style-name="P1">[2,3,5,6,8,9,10,12,13,14,16,17,20,21,25]</text:p>
      <text:p text:style-name="P1">[2,3,5,6,8,9,10,11,15,16,18,19,20,21,25]</text:p>
      <text:p text:style-name="P1">[1,3,7,10,11,13,14,15,17,18,19,20,21,22,23]</text:p>
      <text:p text:style-name="P1">[1,2,5,6,7,13,15,16,18,19,20,22,23,24,25]</text:p>
      <text:p text:style-name="P1">[1,2,3,8,9,11,12,13,14,15,16,17,19,21,23]</text:p>
      <text:p text:style-name="P1">[5,8,9,10,11,12,13,14,18,19,20,22,23,24,25]</text:p>
      <text:p text:style-name="P1">[3,4,5,6,7,14,15,16,17,18,20,21,22,23,24]</text:p>
      <text:p text:style-name="P1">[3,4,5,6,7,8,9,10,11,12,18,19,22,24,25]</text:p>
      <text:p text:style-name="P1">[3,4,5,8,9,10,12,13,14,15,16,19,20,23,25]</text:p>
      <text:p text:style-name="P1">[1,2,3,4,6,7,8,12,13,14,17,18,22,23,25]</text:p>
      <text:p text:style-name="P1">[1,2,3,5,11,13,15,16,17,18,20,22,23,24,25]</text:p>
      <text:p text:style-name="P1">[1,3,6,9,10,11,13,14,15,16,17,18,19,24,25]</text:p>
      <text:p text:style-name="P1">[1,7,9,10,11,12,13,15,16,18,19,20,22,23,24]</text:p>
      <text:p text:style-name="P1">[2,3,4,5,6,8,10,11,15,16,18,19,22,24,25]</text:p>
      <text:p text:style-name="P1">[1,3,4,5,6,7,9,10,11,12,16,19,21,22,24]</text:p>
      <text:p text:style-name="P1">[1,3,4,11,13,14,15,17,18,19,20,21,22,23,24]</text:p>
      <text:p text:style-name="P1">[2,3,4,5,6,7,8,12,13,14,16,17,19,23,25]</text:p>
      <text:p text:style-name="P1">[2,3,4,5,6,7,9,11,13,14,15,20,22,23,25]</text:p>
      <text:p text:style-name="P1">[1,2,3,5,9,11,12,13,15,18,20,21,22,23,24]</text:p>
      <text:p text:style-name="P1">[2,3,4,6,7,10,12,13,15,17,19,20,21,23,24]</text:p>
      <text:p text:style-name="P1">[1,2,3,5,7,8,9,14,15,19,21,22,23,24,25]</text:p>
      <text:p text:style-name="P1">[3,4,6,9,11,12,13,15,16,17,18,21,23,24,25]</text:p>
      <text:p text:style-name="P1">[1,3,4,5,10,11,13,14,15,16,17,18,21,24,25]</text:p>
      <text:p text:style-name="P1">[3,4,6,7,10,13,14,15,18,19,20,21,22,23,25]</text:p>
      <text:p text:style-name="P1">[1,2,4,5,6,8,10,11,12,16,17,19,20,21,23]</text:p>
      <text:p text:style-name="P1">[1,4,7,8,9,11,13,15,17,18,21,22,23,24,25]</text:p>
      <text:p text:style-name="P1">[2,3,5,9,10,11,12,14,15,17,19,21,23,24,25]</text:p>
      <text:p text:style-name="P1">[1,3,5,8,9,12,13,14,15,16,19,21,22,24,25]</text:p>
      <text:p text:style-name="P1">[1,2,3,4,7,8,9,10,11,13,14,20,23,24,25]</text:p>
      <text:p text:style-name="P1">[5,6,7,8,9,12,13,14,15,17,18,22,23,24,25]</text:p>
      <text:p text:style-name="P1">[1,2,3,5,7,10,11,12,16,17,18,19,21,22,23]</text:p>
      <text:p text:style-name="P1">[1,2,3,6,7,10,14,15,18,19,20,21,22,24,25]</text:p>
      <text:p text:style-name="P1">[1,2,4,7,9,10,11,12,13,15,16,18,19,20,21]</text:p>
      <text:p text:style-name="P1">[1,2,4,5,6,8,10,11,14,15,16,19,21,23,24]</text:p>
      <text:p text:style-name="P1">[1,2,5,8,10,12,16,17,18,19,20,21,22,24,25]</text:p>
      <text:p text:style-name="P1">[1,3,5,6,9,10,11,12,13,14,15,17,20,23,24]</text:p>
      <text:p text:style-name="P1">[1,2,3,4,8,9,10,11,16,17,18,19,22,24,25]</text:p>
      <text:p text:style-name="P1">[4,5,6,7,9,11,14,16,17,18,21,22,23,24,25]</text:p>
      <text:p text:style-name="P1">[1,3,5,6,8,9,14,15,17,18,19,22,23,24,25]</text:p>
      <text:p text:style-name="P1">[1,6,7,8,9,10,11,12,14,17,18,19,20,24,25]</text:p>
      <text:p text:style-name="P1">[1,2,3,4,6,9,11,14,15,17,19,20,21,24,25]</text:p>
      <text:p text:style-name="P1">[3,4,6,7,11,12,13,14,15,17,19,20,22,24,25]</text:p>
      <text:p text:style-name="P1">[1,3,4,5,6,7,8,11,12,14,18,19,21,23,25]</text:p>
      <text:p text:style-name="P1">[1,3,4,9,10,11,12,13,14,17,18,21,23,24,25]</text:p>
      <text:p text:style-name="P1">[1,4,5,11,13,14,15,16,18,19,20,21,22,23,25]</text:p>
      <text:p text:style-name="P1">[2,3,4,5,6,7,8,9,11,13,15,16,18,20,22]</text:p>
      <text:p text:style-name="P1">[1,2,3,4,7,10,11,12,14,15,17,19,20,21,23]</text:p>
      <text:p text:style-name="P1">[1,3,4,6,9,10,11,12,14,15,16,17,19,22,23]</text:p>
      <text:p text:style-name="P1">[3,4,5,6,7,8,11,12,13,14,15,17,19,23,24]</text:p>
      <text:p text:style-name="P1">[1,2,3,5,7,8,12,14,16,17,18,21,22,23,24]</text:p>
      <text:p text:style-name="P1">[2,3,6,7,9,11,13,14,17,18,19,20,22,23,25]</text:p>
      <text:p text:style-name="P1">[1,2,5,8,10,11,16,17,19,20,21,22,23,24,25]</text:p>
      <text:p text:style-name="P1">[1,2,3,4,6,7,9,10,11,13,18,19,21,22,25]</text:p>
      <text:p text:style-name="P1">[2,6,7,8,10,11,12,14,17,18,19,20,21,22,25]</text:p>
      <text:p text:style-name="P1">[2,4,5,6,7,10,13,14,15,17,18,21,22,24,25]</text:p>
      <text:p text:style-name="P1">[2,3,5,6,9,10,12,13,15,17,18,21,22,24,25]</text:p>
      <text:p text:style-name="P1">[1,2,5,6,7,8,10,11,13,14,18,19,22,23,25]</text:p>
      <text:p text:style-name="P1">[1,3,4,5,6,7,8,10,11,13,15,18,20,22,23]</text:p>
      <text:p text:style-name="P1">[2,3,4,6,9,10,11,12,13,14,15,16,20,24,25]</text:p>
      <text:p text:style-name="P1">[1,2,4,5,6,7,8,11,12,13,14,15,17,18,20]</text:p>
      <text:p text:style-name="P1">[1,2,5,6,7,8,9,11,12,15,17,19,22,23,25]</text:p>
      <text:p text:style-name="P1">[1,2,3,5,9,10,11,12,15,16,17,18,21,23,24]</text:p>
      <text:p text:style-name="P1">[2,3,4,5,6,9,10,11,13,14,17,20,21,23,25]</text:p>
      <text:p text:style-name="P1">[1,5,6,7,9,10,11,13,14,15,16,17,19,24,25]</text:p>
      <text:p text:style-name="P1">[2,4,6,7,8,10,11,12,14,16,18,20,23,24,25]</text:p>
      <text:p text:style-name="P1">[2,3,5,7,9,10,11,12,13,16,18,22,23,24,25]</text:p>
      <text:p text:style-name="P1">[2,3,5,8,11,13,14,15,16,18,19,22,23,24,25]</text:p>
      <text:p text:style-name="P1">[4,5,6,7,8,9,11,12,15,17,18,19,22,24,25]</text:p>
      <text:p text:style-name="P1">[1,3,5,7,9,10,12,13,14,15,17,20,21,22,24]</text:p>
      <text:p text:style-name="P1">[2,6,7,8,9,10,12,15,16,17,19,21,22,23,25]</text:p>
      <text:p text:style-name="P1">[1,4,5,6,7,9,11,12,14,17,18,21,22,23,24]</text:p>
      <text:p text:style-name="P1">[1,4,6,8,9,10,11,13,14,16,17,20,21,23,25]</text:p>
      <text:p text:style-name="P1">[2,3,4,5,6,7,11,16,17,18,20,21,22,24,25]</text:p>
      <text:p text:style-name="P1">[1,2,3,4,5,7,9,11,13,15,18,19,20,21,22]</text:p>
      <text:p text:style-name="P1">[4,5,6,7,8,9,10,14,15,17,18,19,21,22,24]</text:p>
      <text:p text:style-name="P1">[5,6,7,8,11,12,13,14,15,17,18,20,22,24,25]</text:p>
      <text:p text:style-name="P1">[1,2,5,7,10,11,12,14,17,18,19,21,22,23,25]</text:p>
      <text:p text:style-name="P1">[3,5,6,8,10,11,12,13,14,16,17,18,21,22,23]</text:p>
      <text:p text:style-name="P1">[1,2,3,7,9,11,12,13,16,20,21,22,23,24,25]</text:p>
      <text:p text:style-name="P1">[1,2,3,4,6,8,11,12,14,15,18,19,21,24,25]</text:p>
      <text:p text:style-name="P1">[1,4,5,7,8,10,12,13,14,15,17,18,21,22,25]</text:p>
      <text:p text:style-name="P1">[2,3,4,5,7,8,12,13,15,16,18,19,20,21,22]</text:p>
      <text:p text:style-name="P1">[1,3,4,6,7,8,9,11,13,15,17,19,22,24,25]</text:p>
      <text:p text:style-name="P1">[3,4,5,7,9,11,13,14,15,16,17,19,21,22,24]</text:p>
      <text:p text:style-name="P1">[1,2,3,4,5,8,9,11,12,14,16,17,19,23,25]</text:p>
      <text:p text:style-name="P1">[1,2,4,5,6,11,13,14,15,16,18,20,22,23,25]</text:p>
      <text:p text:style-name="P1">[1,2,3,4,7,10,11,12,15,17,19,20,21,24,25]</text:p>
      <text:p text:style-name="P1">[2,3,5,6,8,9,10,13,14,16,18,20,21,23,25]</text:p>
      <text:p text:style-name="P1">[1,2,3,4,6,9,12,15,17,18,19,21,23,24,25]</text:p>
      <text:p text:style-name="P1">[1,2,3,4,5,6,8,10,11,13,16,18,19,23,24]</text:p>
      <text:p text:style-name="P1">[1,2,3,4,5,7,11,12,14,15,17,20,21,24,25]</text:p>
      <text:p text:style-name="P1">[1,6,9,10,12,13,14,15,16,17,18,19,20,21,23]</text:p>
      <text:p text:style-name="P1">[3,4,6,7,9,11,15,16,17,18,19,20,21,22,24]</text:p>
      <text:p text:style-name="P1">[4,5,6,9,11,12,13,15,16,17,19,20,21,22,24]</text:p>
      <text:p text:style-name="P1">[1,2,3,5,6,8,9,10,11,12,20,21,23,24,25]</text:p>
      <text:p text:style-name="P1">[2,3,5,6,7,8,9,14,15,16,18,19,23,24,25]</text:p>
      <text:p text:style-name="P1">[1,3,5,6,9,11,12,15,16,17,19,20,22,24,25]</text:p>
      <text:p text:style-name="P1">[1,2,3,4,6,7,10,11,12,13,20,21,22,23,25]</text:p>
      <text:p text:style-name="P1">[1,2,5,7,10,11,12,13,14,17,18,19,21,24,25]</text:p>
      <text:p text:style-name="P1">[1,2,4,5,6,7,8,9,10,12,13,15,16,21,24]</text:p>
      <text:p text:style-name="P1">[1,2,3,6,9,10,11,13,15,17,18,20,22,23,25]</text:p>
      <text:p text:style-name="P1">[1,5,6,7,8,9,11,12,15,17,18,21,22,24,25]</text:p>
      <text:p text:style-name="P1">[2,3,5,7,9,10,11,12,13,14,17,18,20,24,25]</text:p>
      <text:p text:style-name="P1">[2,4,5,6,7,8,11,12,13,14,18,20,21,23,24]</text:p>
      <text:p text:style-name="P1">[1,3,4,5,6,7,8,9,11,12,13,17,21,22,23]</text:p>
      <text:p text:style-name="P1">[4,5,6,7,10,11,12,13,14,16,17,19,20,22,24]</text:p>
      <text:p text:style-name="P1">[2,3,7,9,11,12,13,15,16,17,19,21,23,24,25]</text:p>
      <text:p text:style-name="P1">[2,4,5,6,9,10,12,14,15,18,19,20,22,23,24]</text:p>
      <text:p text:style-name="P1">[1,2,3,4,5,6,9,10,11,12,13,17,19,20,23]</text:p>
      <text:p text:style-name="P1">[2,4,6,7,9,11,16,17,18,19,21,22,23,24,25]</text:p>
      <text:p text:style-name="P1">[2,4,5,8,9,10,11,12,13,16,17,18,19,24,25]</text:p>
      <text:p text:style-name="P1">[2,3,5,6,7,10,11,12,14,17,20,21,22,23,24]</text:p>
      <text:p text:style-name="P1">[3,4,6,9,10,11,13,15,16,17,18,20,21,22,25]</text:p>
      <text:p text:style-name="P1">[1,2,4,7,8,9,10,11,12,14,15,16,19,24,25]</text:p>
      <text:p text:style-name="P1">[1,2,5,6,9,11,12,14,15,16,17,19,22,23,24]</text:p>
      <text:p text:style-name="P1">[2,3,4,6,7,8,10,11,12,15,19,21,23,24,25]</text:p>
      <text:p text:style-name="P1">[2,3,5,6,7,11,12,16,17,18,19,20,22,23,25]</text:p>
      <text:p text:style-name="P1">[3,4,6,7,8,9,10,11,12,14,16,18,21,22,23]</text:p>
      <text:p text:style-name="P1">[1,2,3,7,10,12,13,14,15,16,17,21,22,23,25]</text:p>
      <text:p text:style-name="P1">[1,2,4,5,6,7,9,11,12,13,15,16,19,22,24]</text:p>
      <text:p text:style-name="P1">[1,2,3,8,9,10,11,13,14,16,17,18,20,24,25]</text:p>
      <text:p text:style-name="P1">[1,2,3,5,7,8,11,12,13,15,18,19,21,22,24]</text:p>
      <text:p text:style-name="P1">[1,4,5,6,9,11,13,15,16,17,19,21,23,24,25]</text:p>
      <text:p text:style-name="P1">[3,4,5,7,9,11,15,16,17,19,20,22,23,24,25]</text:p>
      <text:p text:style-name="P1">[1,2,4,6,9,10,11,14,15,17,18,20,22,23,24]</text:p>
      <text:p text:style-name="P1">[2,5,6,10,11,12,13,16,17,18,19,20,21,24,25]</text:p>
      <text:p text:style-name="P1">[1,2,4,5,6,8,9,12,13,14,15,16,19,21,23]</text:p>
      <text:p text:style-name="P1">[2,6,7,8,9,11,12,13,15,16,18,19,20,22,24]</text:p>
      <text:p text:style-name="P1">[3,4,5,6,9,10,13,14,15,17,19,20,22,24,25]</text:p>
      <text:p text:style-name="P1">[1,2,3,4,5,8,9,10,13,16,17,18,20,22,24]</text:p>
      <text:p text:style-name="P1">[1,5,7,8,10,11,13,14,15,16,17,20,22,24,25]</text:p>
      <text:p text:style-name="P1">[2,4,5,7,8,9,11,13,14,15,18,19,21,23,24]</text:p>
      <text:p text:style-name="P1">[1,3,5,6,7,11,12,13,14,15,17,18,23,24,25]</text:p>
      <text:p text:style-name="P1">[2,3,4,5,8,9,10,11,12,13,17,18,19,21,23]</text:p>
      <text:p text:style-name="P1">[1,2,4,5,6,9,10,12,14,16,17,19,20,24,25]</text:p>
      <text:p text:style-name="P1">[1,2,3,4,5,6,7,8,9,13,14,17,20,23,25]</text:p>
      <text:p text:style-name="P1">[3,4,7,9,10,11,13,14,15,16,17,20,21,22,23]</text:p>
      <text:p text:style-name="P1">[1,5,6,7,9,10,11,13,14,16,17,18,20,21,22]</text:p>
      <text:p text:style-name="P1">[3,7,8,10,12,13,14,16,17,18,19,20,21,22,24]</text:p>
      <text:p text:style-name="P1">[1,3,4,5,6,8,10,12,13,17,20,22,23,24,25]</text:p>
      <text:p text:style-name="P1">[4,5,7,8,9,10,12,13,14,15,17,18,21,23,24]</text:p>
      <text:p text:style-name="P1">[1,2,3,4,6,9,13,14,17,19,20,21,22,24,25]</text:p>
      <text:p text:style-name="P1">[1,2,6,7,8,9,10,12,14,16,17,18,20,23,24]</text:p>
      <text:p text:style-name="P1">[1,4,8,9,11,13,14,16,17,18,20,22,23,24,25]</text:p>
      <text:p text:style-name="P1">[1,5,7,8,9,10,12,14,15,17,18,19,20,21,23]</text:p>
      <text:p text:style-name="P1">[1,3,4,5,7,10,12,14,17,18,20,21,22,24,25]</text:p>
      <text:p text:style-name="P1">[1,2,5,7,9,10,11,13,14,16,19,20,21,22,23]</text:p>
      <text:p text:style-name="P1">[1,2,4,9,10,12,14,17,18,19,20,21,23,24,25]</text:p>
      <text:p text:style-name="P1">[2,3,4,6,7,9,10,11,12,13,15,17,18,20,21]</text:p>
      <text:p text:style-name="P1">[1,2,3,5,7,8,13,14,16,18,19,20,21,22,24]</text:p>
      <text:p text:style-name="P1">[1,3,4,5,6,7,9,11,12,16,19,20,22,23,24]</text:p>
      <text:p text:style-name="P1">[1,2,3,4,7,9,12,14,15,17,19,20,21,23,24]</text:p>
      <text:p text:style-name="P1">[1,4,6,7,9,10,12,15,17,18,19,20,21,23,24]</text:p>
      <text:p text:style-name="P1">[1,3,4,5,7,9,10,11,14,15,16,17,19,20,21]</text:p>
      <text:p text:style-name="P1">[1,2,5,7,8,9,10,12,13,14,15,17,21,24,25]</text:p>
      <text:p text:style-name="P1">[1,2,4,5,6,7,8,9,13,15,16,17,18,20,21]</text:p>
      <text:p text:style-name="P1">[1,2,6,7,8,12,13,16,17,18,19,20,22,24,25]</text:p>
      <text:p text:style-name="P1">[1,2,3,4,5,10,12,14,15,18,19,20,21,22,23]</text:p>
      <text:p text:style-name="P1">[3,4,5,6,7,11,12,15,16,18,19,20,21,24,25]</text:p>
      <text:p text:style-name="P1">[2,5,6,8,9,10,13,14,15,16,17,19,21,22,24]</text:p>
      <text:p text:style-name="P1">[1,2,3,7,10,11,12,14,16,18,20,22,23,24,25]</text:p>
      <text:p text:style-name="P1">[1,5,6,11,12,13,14,16,18,19,20,21,22,23,25]</text:p>
      <text:p text:style-name="P1">[3,5,8,9,10,12,13,15,16,17,18,19,21,22,24]</text:p>
      <text:p text:style-name="P1">[6,8,9,10,11,12,13,15,16,17,18,19,21,23,25]</text:p>
      <text:p text:style-name="P1">[1,2,3,4,5,8,10,12,15,16,18,19,21,22,23]</text:p>
      <text:p text:style-name="P1">[1,4,6,7,8,10,12,13,14,15,16,19,21,22,23]</text:p>
      <text:p text:style-name="P1">[1,3,5,6,7,8,10,12,13,14,17,19,20,21,24]</text:p>
      <text:p text:style-name="P1">[1,4,6,7,8,9,10,12,13,14,16,17,21,24,25]</text:p>
      <text:p text:style-name="P1">[2,4,6,9,11,12,13,14,15,17,18,19,21,23,25]</text:p>
      <text:p text:style-name="P1">[3,7,8,9,10,11,12,13,15,17,18,19,21,23,25]</text:p>
      <text:p text:style-name="P1">[1,3,4,7,8,9,11,14,16,17,18,19,21,23,24]</text:p>
      <text:p text:style-name="P1">[2,3,5,6,7,8,10,11,14,15,19,20,21,22,23]</text:p>
      <text:p text:style-name="P1">[1,5,7,8,9,10,13,14,15,16,17,18,20,23,24]</text:p>
      <text:p text:style-name="P1">[2,3,4,6,7,8,11,12,16,17,18,19,22,24,25]</text:p>
      <text:p text:style-name="P1">[1,4,5,7,9,10,11,12,13,17,18,19,20,21,23]</text:p>
      <text:p text:style-name="P1">[1,4,5,7,11,12,13,14,17,18,19,20,23,24,25]</text:p>
      <text:p text:style-name="P1">[2,3,4,6,8,9,10,12,13,20,21,22,23,24,25]</text:p>
      <text:p text:style-name="P1">[1,3,4,6,9,10,11,13,14,15,16,18,19,20,21]</text:p>
      <text:p text:style-name="P1">[1,2,4,7,8,10,11,14,15,16,17,19,20,21,23]</text:p>
      <text:p text:style-name="P1">[1,3,5,6,8,9,10,14,15,16,17,18,19,20,22]</text:p>
      <text:p text:style-name="P1">[1,3,4,5,6,9,10,11,13,14,15,20,23,24,25]</text:p>
      <text:p text:style-name="P1">[2,3,6,7,9,10,11,13,14,15,16,18,20,23,25]</text:p>
      <text:p text:style-name="P1">[1,5,6,7,8,9,10,11,12,15,17,19,21,24,25]</text:p>
      <text:p text:style-name="P1">[2,3,7,8,9,10,11,12,17,18,19,20,22,23,25]</text:p>
      <text:p text:style-name="P1">[1,2,3,5,8,9,10,11,14,16,17,18,22,24,25]</text:p>
      <text:p text:style-name="P1">[1,3,4,5,7,11,12,14,15,18,19,20,21,22,25]</text:p>
      <text:p text:style-name="P1">[2,4,5,6,7,9,12,13,16,18,20,21,22,23,24]</text:p>
      <text:p text:style-name="P1">[1,3,5,6,8,9,10,11,16,17,18,19,22,23,25]</text:p>
      <text:p text:style-name="P1">[1,3,5,6,7,9,10,11,12,13,14,16,19,20,25]</text:p>
      <text:p text:style-name="P1">[1,2,5,6,7,8,9,10,11,12,13,18,22,23,25]</text:p>
      <text:p text:style-name="P1">[2,4,5,6,8,10,12,13,15,16,19,20,21,22,23]</text:p>
      <text:p text:style-name="P1">[1,2,6,7,9,12,13,14,15,18,19,20,22,24,25]</text:p>
      <text:p text:style-name="P1">[2,3,4,5,7,10,11,13,14,16,17,18,21,23,25]</text:p>
      <text:p text:style-name="P1">[2,3,6,7,8,10,12,14,15,16,18,22,23,24,25]</text:p>
      <text:p text:style-name="P1">[3,5,7,9,12,15,16,17,18,19,20,21,22,24,25]</text:p>
      <text:p text:style-name="P1">[1,2,3,5,7,8,10,13,14,16,17,18,19,23,25]</text:p>
      <text:p text:style-name="P1">[1,2,4,7,9,10,11,12,14,15,16,19,20,23,25]</text:p>
      <text:p text:style-name="P1">[1,2,4,6,7,8,10,12,13,14,15,16,21,22,25]</text:p>
      <text:p text:style-name="P1">[2,3,4,5,6,8,9,13,14,16,18,19,20,21,23]</text:p>
      <text:p text:style-name="P1">[1,2,3,6,7,9,10,13,15,16,17,18,19,23,25]</text:p>
      <text:p text:style-name="P1">[2,5,6,7,10,11,12,13,14,16,17,20,22,23,25]</text:p>
      <text:p text:style-name="P1">[1,5,6,7,9,11,12,13,16,17,18,19,20,22,23]</text:p>
      <text:p text:style-name="P1">[1,2,4,7,8,11,12,17,19,20,21,22,23,24,25]</text:p>
      <text:p text:style-name="P1">[1,2,6,9,10,12,15,16,17,18,19,21,22,24,25]</text:p>
      <text:p text:style-name="P1">[1,2,3,4,5,7,10,14,15,16,19,21,22,24,25]</text:p>
      <text:p text:style-name="P1">[1,2,4,5,6,7,9,12,13,17,19,20,21,22,24]</text:p>
      <text:p text:style-name="P1">[1,3,4,7,8,9,13,14,17,18,19,20,21,23,25]</text:p>
      <text:p text:style-name="P1">[1,5,6,7,10,11,12,14,15,16,18,19,20,21,22]</text:p>
      <text:p text:style-name="P1">[1,2,3,5,6,8,9,10,12,15,16,20,22,24,25]</text:p>
      <text:p text:style-name="P1">[2,3,4,5,6,7,9,10,11,12,13,15,17,18,21]</text:p>
      <text:p text:style-name="P1">[1,2,3,4,5,8,9,10,11,12,15,20,22,23,25]</text:p>
      <text:p text:style-name="P1">[1,2,4,5,6,7,9,11,12,16,17,18,20,21,24]</text:p>
      <text:p text:style-name="P1">[1,2,3,6,8,10,11,13,14,15,16,17,22,23,24]</text:p>
      <text:p text:style-name="P1">[1,2,3,4,5,7,8,9,11,13,17,19,21,23,24]</text:p>
      <text:p text:style-name="P1">[1,2,3,4,6,10,12,14,15,17,21,22,23,24,25]</text:p>
      <text:p text:style-name="P1">[2,3,4,7,8,9,10,11,13,15,18,19,22,23,25]</text:p>
      <text:p text:style-name="P1">[1,2,4,5,6,7,9,12,14,15,17,19,21,22,25]</text:p>
      <text:p text:style-name="P1">[1,2,4,6,7,12,13,14,17,18,20,22,23,24,25]</text:p>
      <text:p text:style-name="P1">[2,3,5,7,8,9,10,13,14,16,17,18,19,20,21]</text:p>
      <text:p text:style-name="P1">[1,4,6,8,10,11,13,14,16,17,20,21,22,24,25]</text:p>
      <text:p text:style-name="P1">[2,3,6,7,8,9,10,12,18,20,21,22,23,24,25]</text:p>
      <text:p text:style-name="P1">[2,3,4,5,9,10,11,12,14,15,18,19,20,21,22]</text:p>
      <text:p text:style-name="P1">[1,4,5,6,7,8,9,11,12,13,18,19,20,22,24]</text:p>
      <text:p text:style-name="P1">[1,2,3,4,6,10,12,13,14,16,19,20,21,23,25]</text:p>
      <text:p text:style-name="P1">[2,4,6,7,9,13,16,17,18,19,20,21,22,23,25]</text:p>
      <text:p text:style-name="P1">[1,2,3,4,9,11,13,14,16,18,19,21,23,24,25]</text:p>
      <text:p text:style-name="P1">[1,2,4,5,6,8,9,10,12,16,19,20,21,22,24]</text:p>
      <text:p text:style-name="P1">[1,3,4,5,9,11,13,14,16,18,19,20,21,22,23]</text:p>
      <text:p text:style-name="P1">[2,3,6,7,8,9,11,13,16,18,19,20,21,22,24]</text:p>
      <text:p text:style-name="P1">[1,2,4,5,8,10,11,12,13,18,19,20,21,22,25]</text:p>
      <text:p text:style-name="P1">[1,2,4,7,8,9,10,13,16,17,19,21,22,23,24]</text:p>
      <text:p text:style-name="P1">[2,3,5,6,7,8,9,12,13,14,15,18,21,22,24]</text:p>
      <text:p text:style-name="P1">[4,5,8,9,10,11,13,16,18,19,20,21,22,23,25]</text:p>
      <text:p text:style-name="P1">[1,3,5,6,9,10,14,15,17,18,19,20,21,23,25]</text:p>
      <text:p text:style-name="P1">[4,6,7,8,9,11,13,14,17,18,19,20,22,23,25]</text:p>
      <text:p text:style-name="P1">[2,4,6,8,9,10,11,13,15,16,18,19,20,21,22]</text:p>
      <text:p text:style-name="P1">[1,2,4,5,6,8,9,10,11,14,15,17,21,22,24]</text:p>
      <text:p text:style-name="P1">[1,3,7,8,10,13,14,16,17,19,20,21,23,24,25]</text:p>
      <text:p text:style-name="P1">[1,4,5,6,8,10,13,14,15,17,18,19,20,24,25]</text:p>
      <text:p text:style-name="P1">[2,5,7,9,10,11,13,14,16,17,18,19,20,21,23]</text:p>
      <text:p text:style-name="P1">[1,2,3,7,8,12,13,14,16,17,19,20,21,22,23]</text:p>
      <text:p text:style-name="P1">[1,2,3,7,12,13,14,16,17,18,19,20,22,23,25]</text:p>
      <text:p text:style-name="P1">[2,5,7,8,10,11,13,14,15,19,20,21,23,24,25]</text:p>
      <text:p text:style-name="P1">[2,3,5,7,8,9,11,13,14,15,18,20,22,23,25]</text:p>
      <text:p text:style-name="P1">[2,3,4,5,6,8,10,12,13,15,17,19,23,24,25]</text:p>
      <text:p text:style-name="P1">[1,4,5,6,7,9,10,11,14,15,17,21,23,24,25]</text:p>
      <text:p text:style-name="P1">[1,3,4,5,6,8,9,10,11,12,15,19,20,23,24]</text:p>
      <text:p text:style-name="P1">[3,4,5,6,7,8,9,12,14,15,16,17,19,24,25]</text:p>
      <text:p text:style-name="P1">[1,3,6,7,10,11,12,15,17,18,19,20,22,23,24]</text:p>
      <text:p text:style-name="P1">[1,2,3,6,7,8,9,11,13,14,15,16,19,20,22]</text:p>
      <text:p text:style-name="P1">[2,4,5,6,7,9,11,13,16,17,19,21,22,23,24]</text:p>
      <text:p text:style-name="P1">[1,3,4,7,10,13,14,15,16,17,18,20,21,23,24]</text:p>
      <text:p text:style-name="P1">[2,3,6,7,12,13,14,15,17,18,20,21,22,24,25]</text:p>
      <text:p text:style-name="P1">[1,2,4,6,7,11,12,14,15,16,18,20,21,24,25]</text:p>
      <text:p text:style-name="P1">[3,4,5,6,8,10,13,15,17,18,19,20,21,24,25]</text:p>
      <text:p text:style-name="P1">[1,2,7,9,10,11,12,13,15,16,17,20,23,24,25]</text:p>
      <text:p text:style-name="P1">[2,4,5,6,12,13,15,16,17,18,19,22,23,24,25]</text:p>
      <text:p text:style-name="P1">[1,7,8,10,12,13,14,15,17,18,20,21,22,23,25]</text:p>
      <text:p text:style-name="P1">[4,5,7,8,9,10,11,12,13,14,18,19,20,22,24]</text:p>
      <text:p text:style-name="P1">[1,2,4,6,9,10,11,12,15,17,19,21,23,24,25]</text:p>
      <text:p text:style-name="P1">[2,4,5,7,8,9,10,11,12,13,14,15,17,19,20]</text:p>
      <text:p text:style-name="P1">[2,3,8,10,11,14,15,16,18,19,20,22,23,24,25]</text:p>
      <text:p text:style-name="P1">[2,3,4,5,7,10,11,13,14,15,16,17,22,23,24]</text:p>
      <text:p text:style-name="P1">[2,4,5,6,8,10,12,13,15,16,19,20,21,24,25]</text:p>
      <text:p text:style-name="P1">[1,2,5,6,7,8,10,11,12,13,15,16,19,23,25]</text:p>
      <text:p text:style-name="P1">[2,3,5,7,9,10,12,15,18,19,20,21,23,24,25]</text:p>
      <text:p text:style-name="P1">[2,7,8,10,11,12,13,14,15,17,18,19,20,21,22]</text:p>
      <text:p text:style-name="P1">[3,4,6,7,8,9,12,13,14,16,18,19,20,21,22]</text:p>
      <text:p text:style-name="P1">[2,3,4,6,7,8,10,11,12,14,15,16,18,19,23]</text:p>
      <text:p text:style-name="P1">[1,2,4,5,6,7,8,11,14,17,18,19,22,24,25]</text:p>
      <text:p text:style-name="P1">[1,2,4,5,6,7,8,9,10,11,12,13,15,23,24]</text:p>
      <text:p text:style-name="P1">[1,4,5,8,10,11,12,13,14,16,20,21,22,24,25]</text:p>
      <text:p text:style-name="P1">[1,3,4,9,12,13,15,17,19,20,21,22,23,24,25]</text:p>
      <text:p text:style-name="P1">[1,3,4,6,7,10,12,13,16,19,20,22,23,24,25]</text:p>
      <text:p text:style-name="P1">[1,2,3,4,6,9,12,13,15,18,19,20,23,24,25]</text:p>
      <text:p text:style-name="P1">[1,2,3,4,7,9,11,12,14,16,19,21,22,23,24]</text:p>
      <text:p text:style-name="P1">[2,3,4,5,6,7,8,11,12,13,15,17,22,23,24]</text:p>
      <text:p text:style-name="P1">[1,2,3,9,10,11,12,13,14,15,18,19,20,24,25]</text:p>
      <text:p text:style-name="P1">[1,2,3,6,7,8,9,11,13,17,18,19,20,22,23]</text:p>
      <text:p text:style-name="P1">[1,2,4,6,7,10,11,12,17,18,19,21,22,23,24]</text:p>
      <text:p text:style-name="P1">[1,2,3,4,6,7,9,10,11,14,16,17,19,21,22]</text:p>
      <text:p text:style-name="P1">[1,3,6,8,9,10,11,14,15,16,18,19,20,21,24]</text:p>
      <text:p text:style-name="P1">[2,3,4,5,11,13,14,17,18,19,20,21,22,24,25]</text:p>
      <text:p text:style-name="P1">[1,4,5,7,9,10,11,13,14,15,16,20,21,22,24]</text:p>
      <text:p text:style-name="P1">[1,2,3,7,8,11,14,15,16,18,19,22,23,24,25]</text:p>
      <text:p text:style-name="P1">[2,3,4,6,7,9,10,12,14,15,18,20,21,22,24]</text:p>
      <text:p text:style-name="P1">[2,3,4,6,8,9,10,15,16,18,19,21,22,23,25]</text:p>
      <text:p text:style-name="P1">[1,2,6,7,8,9,10,13,14,16,18,19,21,22,25]</text:p>
      <text:p text:style-name="P1">[3,4,8,10,12,13,14,16,17,19,20,21,22,23,25]</text:p>
      <text:p text:style-name="P1">[1,2,3,4,5,6,7,8,9,10,13,14,20,23,25]</text:p>
      <text:p text:style-name="P1">[2,5,8,10,11,14,15,17,18,20,21,22,23,24,25]</text:p>
      <text:p text:style-name="P1">[2,3,5,6,8,10,11,13,14,15,16,17,22,23,24]</text:p>
      <text:p text:style-name="P1">[3,4,6,7,8,9,11,12,14,15,16,20,21,22,25]</text:p>
      <text:p text:style-name="P1">[1,2,3,4,6,8,12,13,16,18,19,21,22,24,25]</text:p>
      <text:p text:style-name="P1">[3,4,6,7,8,11,12,14,15,16,17,20,21,24,25]</text:p>
      <text:p text:style-name="P1">[1,2,3,4,5,6,9,11,14,16,19,21,22,24,25]</text:p>
      <text:p text:style-name="P1">[1,3,6,7,8,11,12,14,15,16,18,19,20,22,23]</text:p>
      <text:p text:style-name="P1">[2,3,4,6,12,14,15,17,18,19,20,21,22,24,25]</text:p>
      <text:p text:style-name="P1">[1,2,4,5,6,7,10,12,13,15,16,18,21,22,24]</text:p>
      <text:p text:style-name="P1">[1,4,8,9,12,14,15,16,17,18,20,21,22,23,25]</text:p>
      <text:p text:style-name="P1">[2,3,4,5,6,11,13,14,15,19,21,22,23,24,25]</text:p>
      <text:p text:style-name="P1">[4,6,7,8,9,10,11,12,13,14,15,17,19,21,22]</text:p>
      <text:p text:style-name="P1">[1,3,5,8,10,11,13,14,15,18,20,22,23,24,25]</text:p>
      <text:p text:style-name="P1">[1,3,5,7,8,11,12,14,15,16,18,20,21,23,25]</text:p>
      <text:p text:style-name="P1">[1,2,3,5,7,8,9,11,14,16,18,20,21,23,25]</text:p>
      <text:p text:style-name="P1">[3,4,7,9,11,13,14,15,17,19,21,22,23,24,25]</text:p>
      <text:p text:style-name="P1">[2,7,8,9,10,11,13,15,16,18,19,22,23,24,25]</text:p>
      <text:p text:style-name="P1">[4,7,9,10,11,12,13,16,17,18,20,21,23,24,25]</text:p>
      <text:p text:style-name="P1">[1,2,3,4,5,7,8,9,10,11,12,14,15,19,21]</text:p>
      <text:p text:style-name="P1">[1,3,5,6,7,8,10,13,14,16,17,19,20,23,24]</text:p>
      <text:p text:style-name="P1">[2,3,4,5,7,8,9,10,11,12,14,15,18,20,24]</text:p>
      <text:p text:style-name="P1">[1,3,5,6,7,10,12,14,15,18,19,20,23,24,25]</text:p>
      <text:p text:style-name="P1">[1,5,6,7,9,10,12,13,15,16,17,18,21,24,25]</text:p>
      <text:p text:style-name="P1">[1,2,4,7,9,10,11,13,14,15,16,20,21,24,25]</text:p>
      <text:p text:style-name="P1">[3,4,6,7,8,9,11,16,18,20,21,22,23,24,25]</text:p>
      <text:p text:style-name="P1">[3,4,6,7,8,10,11,13,16,19,20,21,22,23,25]</text:p>
      <text:p text:style-name="P1">[1,2,3,4,6,7,9,10,12,14,15,17,22,23,25]</text:p>
      <text:p text:style-name="P1">[1,3,4,8,11,12,14,16,18,19,20,21,22,24,25]</text:p>
      <text:p text:style-name="P1">[3,4,6,7,8,11,12,14,15,17,18,19,21,22,24]</text:p>
      <text:p text:style-name="P1">[1,4,8,9,10,11,13,14,17,20,21,22,23,24,25]</text:p>
      <text:p text:style-name="P1">[1,4,5,6,7,8,11,12,14,16,18,19,20,22,24]</text:p>
      <text:p text:style-name="P1">[2,3,6,8,9,10,13,15,17,18,19,20,21,23,24]</text:p>
      <text:p text:style-name="P1">[5,6,8,10,11,12,13,14,17,19,20,21,22,24,25]</text:p>
      <text:p text:style-name="P1">[2,3,4,5,6,8,9,10,13,15,16,17,19,21,23]</text:p>
      <text:p text:style-name="P1">[2,3,4,5,6,7,8,10,12,14,16,17,18,22,25]</text:p>
      <text:p text:style-name="P1">[2,6,7,9,11,12,13,14,16,18,19,20,23,24,25]</text:p>
      <text:p text:style-name="P1">[2,3,4,8,9,10,11,14,17,20,21,22,23,24,25]</text:p>
      <text:p text:style-name="P1">[1,4,5,9,10,11,12,13,14,19,21,22,23,24,25]</text:p>
      <text:p text:style-name="P1">[2,3,5,7,10,11,12,13,14,16,17,18,21,24,25]</text:p>
      <text:p text:style-name="P1">[1,3,5,6,7,8,9,11,13,14,15,19,20,21,23]</text:p>
      <text:p text:style-name="P1">[1,2,3,6,9,10,11,12,14,15,17,21,22,23,24]</text:p>
      <text:p text:style-name="P1">[1,3,4,6,7,9,10,11,12,13,15,16,19,23,24]</text:p>
      <text:p text:style-name="P1">[1,3,6,7,8,9,11,12,13,16,17,20,22,24,25]</text:p>
      <text:p text:style-name="P1">[2,3,4,5,8,9,10,16,17,18,19,20,21,24,25]</text:p>
      <text:p text:style-name="P1">[1,2,3,4,6,7,10,12,13,15,16,17,20,23,24]</text:p>
      <text:p text:style-name="P1">[1,3,4,5,6,8,9,10,12,15,17,18,20,21,23]</text:p>
      <text:p text:style-name="P1">[1,2,3,4,6,7,8,11,13,14,15,18,19,22,24]</text:p>
      <text:p text:style-name="P1">[2,3,4,5,7,9,10,11,13,15,19,20,21,24,25]</text:p>
      <text:p text:style-name="P1">[3,5,6,8,9,12,13,14,16,17,19,20,21,22,23]</text:p>
      <text:p text:style-name="P1">[1,4,5,6,7,8,12,13,14,16,18,19,21,24,25]</text:p>
      <text:p text:style-name="P1">[1,3,4,5,6,7,8,11,13,14,17,20,21,22,25]</text:p>
      <text:p text:style-name="P1">[1,4,5,7,13,15,16,17,18,19,20,22,23,24,25]</text:p>
      <text:p text:style-name="P1">[1,2,3,5,7,8,10,11,12,13,14,16,17,24,25]</text:p>
      <text:p text:style-name="P1">[3,5,6,7,8,10,13,14,15,16,17,20,22,23,25]</text:p>
      <text:p text:style-name="P1">[1,3,4,8,9,10,11,13,14,15,17,18,20,21,23]</text:p>
      <text:p text:style-name="P1">[1,2,4,5,6,11,12,15,16,17,18,20,23,24,25]</text:p>
      <text:p text:style-name="P1">[2,5,7,8,9,10,15,16,17,18,19,20,23,24,25]</text:p>
      <text:p text:style-name="P1">[1,2,3,7,9,10,11,12,13,15,16,17,23,24,25]</text:p>
      <text:p text:style-name="P1">[1,4,5,6,10,11,12,13,14,15,16,19,20,22,24]</text:p>
      <text:p text:style-name="P1">[1,2,3,5,6,7,9,10,11,12,13,14,17,21,22]</text:p>
      <text:p text:style-name="P1">[1,2,3,4,6,7,13,14,16,17,18,21,22,24,25]</text:p>
      <text:p text:style-name="P1">[1,3,4,6,8,9,11,12,14,16,17,19,23,24,25]</text:p>
      <text:p text:style-name="P1">[1,2,3,7,8,9,10,12,13,14,18,20,23,24,25]</text:p>
      <text:p text:style-name="P1">[1,3,5,6,7,9,12,13,14,15,16,18,21,24,25]</text:p>
      <text:p text:style-name="P1">[1,3,4,5,7,8,10,11,12,15,17,19,22,23,24]</text:p>
      <text:p text:style-name="P1">[1,3,5,6,11,12,13,14,15,17,19,20,23,24,25]</text:p>
      <text:p text:style-name="P1">[3,4,5,7,10,11,13,15,16,17,19,20,22,23,25]</text:p>
      <text:p text:style-name="P1">[1,3,4,5,6,9,11,12,16,17,18,21,22,24,25]</text:p>
      <text:p text:style-name="P1">[2,4,5,6,7,8,9,10,14,16,17,20,22,23,25]</text:p>
      <text:p text:style-name="P1">[2,4,6,7,8,9,10,11,12,15,16,20,23,24,25]</text:p>
      <text:p text:style-name="P1">[2,5,6,7,8,10,11,13,15,17,18,20,22,24,25]</text:p>
      <text:p text:style-name="P1">[1,3,4,5,6,8,9,11,12,14,15,18,19,22,25]</text:p>
      <text:p text:style-name="P1">[2,3,6,7,8,9,10,12,13,14,16,17,18,19,20]</text:p>
      <text:p text:style-name="P1">[1,2,3,4,10,11,12,13,14,18,19,20,22,23,24]</text:p>
      <text:p text:style-name="P1">[2,3,6,9,11,12,13,14,15,16,20,21,23,24,25]</text:p>
      <text:p text:style-name="P1">[2,5,6,7,9,10,11,13,15,16,19,20,22,24,25]</text:p>
      <text:p text:style-name="P1">[4,5,8,9,11,12,13,14,16,17,19,20,21,22,23]</text:p>
      <text:p text:style-name="P1">[3,6,7,8,10,13,15,16,17,18,19,20,21,24,25]</text:p>
      <text:p text:style-name="P1">[1,2,4,8,9,10,11,14,15,16,17,19,20,22,25]</text:p>
      <text:p text:style-name="P1">[5,8,9,10,11,12,13,14,15,16,17,18,19,20,21]</text:p>
      <text:p text:style-name="P1">[1,2,5,6,7,8,11,13,15,16,19,20,21,22,24]</text:p>
      <text:p text:style-name="P1">[1,2,3,4,7,11,12,13,15,18,20,21,22,23,25]</text:p>
      <text:p text:style-name="P1">[1,2,4,6,7,10,11,12,13,15,16,17,19,21,23]</text:p>
      <text:p text:style-name="P1">[2,4,5,6,8,10,11,12,13,15,17,21,23,24,25]</text:p>
      <text:p text:style-name="P1">[1,4,5,8,9,10,11,12,13,14,16,17,19,20,23]</text:p>
      <text:p text:style-name="P1">[1,3,4,8,9,10,11,12,16,19,21,22,23,24,25]</text:p>
      <text:p text:style-name="P1">[2,3,4,8,10,11,12,14,15,16,18,19,21,22,24]</text:p>
      <text:p text:style-name="P1">[3,6,7,8,10,12,13,16,18,19,20,22,23,24,25]</text:p>
      <text:p text:style-name="P1">[1,2,3,5,6,7,8,10,11,13,14,21,22,23,25]</text:p>
      <text:p text:style-name="P1">[1,2,3,6,8,9,10,12,14,18,19,20,21,23,25]</text:p>
      <text:p text:style-name="P1">[2,4,5,7,9,11,12,14,16,17,18,20,21,23,25]</text:p>
      <text:p text:style-name="P1">[1,2,3,4,5,6,8,9,11,14,15,20,23,24,25]</text:p>
      <text:p text:style-name="P1">[1,2,3,4,6,7,8,9,10,12,14,16,21,22,24]</text:p>
      <text:p text:style-name="P1">[2,3,4,6,7,8,10,11,14,16,17,18,20,21,24]</text:p>
      <text:p text:style-name="P1">[2,3,5,6,7,8,11,15,17,18,19,20,21,24,25]</text:p>
      <text:p text:style-name="P1">[1,3,5,6,8,10,11,13,15,16,18,19,22,23,24]</text:p>
      <text:p text:style-name="P1">[3,4,6,8,11,13,14,15,16,19,21,22,23,24,25]</text:p>
      <text:p text:style-name="P1">[3,4,6,7,8,9,10,11,12,13,16,20,21,22,24]</text:p>
      <text:p text:style-name="P1">[1,3,4,5,6,7,10,12,15,17,18,19,21,23,25]</text:p>
      <text:p text:style-name="P1">[1,3,4,5,8,9,10,12,13,14,18,20,21,22,25]</text:p>
      <text:p text:style-name="P1">[1,4,5,12,14,15,16,17,18,19,20,21,23,24,25]</text:p>
      <text:p text:style-name="P1">[1,3,4,5,6,7,8,13,15,17,18,20,21,23,24]</text:p>
      <text:p text:style-name="P1">[1,2,4,6,7,9,11,13,14,16,17,20,22,24,25]</text:p>
      <text:p text:style-name="P1">[1,2,3,5,6,7,8,10,14,15,16,19,20,24,25]</text:p>
      <text:p text:style-name="P1">[2,3,4,5,7,8,10,11,13,18,19,21,22,24,25]</text:p>
      <text:p text:style-name="P1">[4,6,7,10,11,12,14,16,17,18,20,21,22,24,25]</text:p>
      <text:p text:style-name="P1">[1,2,4,5,7,9,13,16,18,19,21,22,23,24,25]</text:p>
      <text:p text:style-name="P1">[1,3,6,7,9,11,12,15,16,17,18,21,22,23,24]</text:p>
      <text:p text:style-name="P1">[1,2,3,4,5,6,7,9,10,12,14,17,19,20,22]</text:p>
      <text:p text:style-name="P1">[1,3,5,7,8,11,14,17,18,19,20,21,23,24,25]</text:p>
      <text:p text:style-name="P1">[1,3,4,5,6,7,8,10,12,16,19,21,23,24,25]</text:p>
      <text:p text:style-name="P1">[3,4,8,10,11,12,13,14,17,19,20,21,22,23,24]</text:p>
      <text:p text:style-name="P1">[6,7,8,10,11,14,15,17,18,20,21,22,23,24,25]</text:p>
      <text:p text:style-name="P1">[2,3,5,8,9,10,11,12,13,15,16,17,19,23,25]</text:p>
      <text:p text:style-name="P1">[1,2,3,4,5,8,10,11,12,17,18,20,23,24,25]</text:p>
      <text:p text:style-name="P1">[4,5,6,8,10,11,13,14,16,19,20,22,23,24,25]</text:p>
      <text:p text:style-name="P1">[3,4,5,6,7,8,9,10,11,12,18,19,20,21,22]</text:p>
      <text:p text:style-name="P1">[1,2,3,5,6,7,8,9,10,13,15,16,22,23,24]</text:p>
      <text:p text:style-name="P1">[3,4,5,7,9,10,11,12,14,16,17,21,23,24,25]</text:p>
      <text:p text:style-name="P1">[2,3,5,11,12,14,15,16,17,18,19,21,22,23,24]</text:p>
      <text:p text:style-name="P1">[1,2,4,5,9,11,12,13,14,16,19,20,22,24,25]</text:p>
      <text:p text:style-name="P1">[2,3,4,7,11,12,13,14,15,19,20,21,22,24,25]</text:p>
      <text:p text:style-name="P1">[1,6,7,8,9,10,11,13,14,15,17,19,22,23,25]</text:p>
      <text:p text:style-name="P1">[3,5,6,12,13,14,15,16,17,18,19,20,21,23,24]</text:p>
      <text:p text:style-name="P1">[1,2,4,5,7,9,10,12,13,14,16,17,21,22,24]</text:p>
      <text:p text:style-name="P1">[1,6,7,8,9,12,14,15,17,19,20,22,23,24,25]</text:p>
      <text:p text:style-name="P1">[2,5,7,8,9,11,13,14,16,17,18,22,23,24,25]</text:p>
      <text:p text:style-name="P1">[1,4,6,9,10,11,12,13,14,16,17,19,21,23,24]</text:p>
      <text:p text:style-name="P1">[1,2,3,5,9,10,11,12,14,16,17,18,20,21,22]</text:p>
      <text:p text:style-name="P1">[2,5,6,7,8,10,11,12,15,16,19,22,23,24,25]</text:p>
      <text:p text:style-name="P1">[2,5,6,7,10,11,12,13,16,17,18,19,20,22,25]</text:p>
      <text:p text:style-name="P1">[2,4,7,8,9,10,11,14,16,18,19,20,21,22,23]</text:p>
      <text:p text:style-name="P1">[1,2,4,6,8,12,14,15,16,17,18,19,21,24,25]</text:p>
      <text:p text:style-name="P1">[2,4,7,8,9,10,12,14,15,16,18,20,21,22,25]</text:p>
      <text:p text:style-name="P1">[1,3,7,8,10,11,12,13,14,15,16,18,20,22,24]</text:p>
      <text:p text:style-name="P1">[2,4,5,7,9,10,11,14,15,16,18,20,21,23,24]</text:p>
      <text:p text:style-name="P1">[2,3,4,6,7,8,13,14,16,17,19,21,22,24,25]</text:p>
      <text:p text:style-name="P1">[2,4,6,9,11,12,13,17,18,19,20,21,22,23,25]</text:p>
      <text:p text:style-name="P1">[1,3,5,6,8,10,12,13,14,15,16,17,20,21,24]</text:p>
      <text:p text:style-name="P1">[3,4,5,7,10,11,13,14,15,18,19,20,21,22,24]</text:p>
      <text:p text:style-name="P1">[3,4,7,8,11,12,13,15,16,17,19,20,21,22,24]</text:p>
      <text:p text:style-name="P1">[1,3,5,7,8,9,10,12,15,16,17,19,22,24,25]</text:p>
      <text:p text:style-name="P1">[2,4,6,7,11,12,14,16,18,19,21,22,23,24,25]</text:p>
      <text:p text:style-name="P1">[1,4,6,9,10,11,13,14,15,19,20,21,23,24,25]</text:p>
      <text:p text:style-name="P1">[1,3,5,6,7,9,10,11,13,14,17,18,20,21,25]</text:p>
      <text:p text:style-name="P1">[2,3,5,8,9,13,14,16,17,18,19,21,23,24,25]</text:p>
      <text:p text:style-name="P1">[1,4,5,10,12,13,14,15,16,17,18,20,23,24,25]</text:p>
      <text:p text:style-name="P1">[2,3,5,7,8,10,13,14,18,19,20,21,22,23,24]</text:p>
      <text:p text:style-name="P1">[1,4,5,6,7,10,13,14,15,17,18,19,20,22,24]</text:p>
      <text:p text:style-name="P1">[1,2,3,4,5,8,11,12,16,18,20,21,23,24,25]</text:p>
      <text:p text:style-name="P1">[2,3,5,6,8,9,11,12,17,18,19,20,21,22,23]</text:p>
      <text:p text:style-name="P1">[1,2,3,5,8,9,10,13,14,15,17,18,20,21,22]</text:p>
      <text:p text:style-name="P1">[1,3,4,8,9,10,11,13,14,15,17,18,23,24,25]</text:p>
      <text:p text:style-name="P1">[2,3,7,8,9,11,12,13,15,16,19,20,22,23,25]</text:p>
      <text:p text:style-name="P1">[1,3,4,6,8,11,13,14,15,16,18,19,20,21,24]</text:p>
      <text:p text:style-name="P1">[1,3,4,5,6,8,9,11,12,17,19,20,22,23,25]</text:p>
      <text:p text:style-name="P1">[1,2,3,4,5,6,9,10,11,13,14,17,18,19,20]</text:p>
      <text:p text:style-name="P1">[3,4,5,6,7,9,10,13,14,15,16,19,22,24,25]</text:p>
      <text:p text:style-name="P1">[1,2,3,4,6,7,9,10,11,14,15,17,19,22,23]</text:p>
      <text:p text:style-name="P1">[1,2,3,4,5,10,13,14,15,17,18,19,20,23,24]</text:p>
      <text:p text:style-name="P1">[1,3,4,7,8,13,15,16,17,18,19,22,23,24,25]</text:p>
      <text:p text:style-name="P1">[3,6,8,10,12,13,15,16,17,18,19,21,22,23,24]</text:p>
      <text:p text:style-name="P1">[1,3,4,5,6,7,10,13,18,19,20,21,22,23,25]</text:p>
      <text:p text:style-name="P1">[1,2,3,5,7,8,9,10,11,13,14,18,20,23,24]</text:p>
      <text:p text:style-name="P1">[2,3,4,5,6,7,8,10,12,13,14,15,21,22,25]</text:p>
      <text:p text:style-name="P1">[1,2,3,8,9,10,12,13,14,16,17,19,21,22,24]</text:p>
      <text:p text:style-name="P1">[1,3,6,9,10,11,12,14,18,20,21,22,23,24,25]</text:p>
      <text:p text:style-name="P1">[1,2,4,5,6,7,8,10,12,13,14,16,17,18,23]</text:p>
      <text:p text:style-name="P1">[2,4,6,8,9,10,12,13,14,15,17,19,22,23,24]</text:p>
      <text:p text:style-name="P1">[1,2,4,5,6,7,9,10,12,13,14,17,18,22,23]</text:p>
      <text:p text:style-name="P1">[2,3,6,7,8,9,11,12,13,14,15,17,18,22,25]</text:p>
      <text:p text:style-name="P1">[1,2,4,5,6,7,8,9,10,16,19,20,21,23,25]</text:p>
      <text:p text:style-name="P1">[2,4,6,8,9,10,12,13,15,18,21,22,23,24,25]</text:p>
      <text:p text:style-name="P1">[3,5,6,7,9,12,13,14,16,18,20,21,23,24,25]</text:p>
      <text:p text:style-name="P1">[3,7,8,9,10,11,13,14,15,16,18,19,21,23,25]</text:p>
      <text:p text:style-name="P1">[1,2,3,5,6,7,10,12,13,14,16,19,22,23,25]</text:p>
      <text:p text:style-name="P1">[2,3,4,7,9,10,12,13,15,16,18,21,22,24,25]</text:p>
      <text:p text:style-name="P1">[2,5,6,7,8,10,14,16,18,19,21,22,23,24,25]</text:p>
      <text:p text:style-name="P1">[1,3,4,5,6,7,8,9,15,16,19,20,21,22,23]</text:p>
      <text:p text:style-name="P1">[1,2,7,8,10,11,12,13,14,17,18,19,22,24,25]</text:p>
      <text:p text:style-name="P1">[3,5,6,7,8,9,10,12,16,17,18,19,21,22,25]</text:p>
      <text:p text:style-name="P1">[1,4,7,8,9,10,12,13,15,17,18,19,20,21,25]</text:p>
      <text:p text:style-name="P1">[2,5,7,8,9,11,12,15,16,17,18,19,22,23,24]</text:p>
      <text:p text:style-name="P1">[1,3,4,7,8,10,11,12,13,15,16,17,20,21,23]</text:p>
      <text:p text:style-name="P1">[1,6,8,10,11,12,15,17,18,19,20,21,23,24,25]</text:p>
      <text:p text:style-name="P1">[1,3,6,11,12,13,14,16,17,18,19,20,21,22,24]</text:p>
      <text:p text:style-name="P1">[2,4,5,6,7,9,11,12,13,16,18,19,21,22,25]</text:p>
      <text:p text:style-name="P1">[1,2,3,4,5,6,7,8,11,16,17,18,19,23,24]</text:p>
      <text:p text:style-name="P1">[1,5,6,7,8,12,14,15,16,17,19,21,23,24,25]</text:p>
      <text:p text:style-name="P1">[1,2,3,5,6,10,13,14,16,17,19,20,21,22,24]</text:p>
      <text:p text:style-name="P1">[1,2,3,4,5,6,8,9,11,15,16,20,22,23,24]</text:p>
      <text:p text:style-name="P1">[1,2,5,6,9,12,13,14,15,18,19,21,22,24,25]</text:p>
      <text:p text:style-name="P1">[2,3,4,5,6,8,11,12,13,16,17,18,19,21,25]</text:p>
      <text:p text:style-name="P1">[1,2,3,4,6,7,8,12,13,15,17,18,19,20,23]</text:p>
      <text:p text:style-name="P1">[1,2,5,7,8,9,10,11,13,14,16,17,18,21,23]</text:p>
      <text:p text:style-name="P1">[1,4,6,8,9,10,11,12,13,14,18,20,21,24,25]</text:p>
      <text:p text:style-name="P1">[1,4,7,9,10,12,14,15,16,17,18,20,21,23,25]</text:p>
      <text:p text:style-name="P1">[1,2,6,7,8,10,11,12,13,15,18,20,22,24,25]</text:p>
      <text:p text:style-name="P1">[1,2,4,6,7,10,12,13,14,16,18,22,23,24,25]</text:p>
      <text:p text:style-name="P1">[1,2,3,4,5,6,8,9,11,17,20,21,23,24,25]</text:p>
      <text:p text:style-name="P1">[1,2,3,4,5,6,8,10,11,13,15,16,18,20,22]</text:p>
      <text:p text:style-name="P1">[1,5,6,7,9,10,12,13,16,17,18,19,20,22,24]</text:p>
      <text:p text:style-name="P1">[1,4,6,8,10,11,12,13,14,16,17,20,21,22,23]</text:p>
      <text:p text:style-name="P1">[1,2,3,5,6,7,8,9,10,12,17,18,21,22,24]</text:p>
      <text:p text:style-name="P1">[2,3,4,5,7,8,10,13,14,15,16,20,21,22,23]</text:p>
      <text:p text:style-name="P1">[1,2,4,6,7,9,10,12,13,15,17,18,23,24,25]</text:p>
      <text:p text:style-name="P1">[1,2,3,5,6,7,8,10,11,12,13,18,20,21,22]</text:p>
      <text:p text:style-name="P1">[3,4,5,6,8,9,11,13,16,17,18,19,20,24,25]</text:p>
      <text:p text:style-name="P1">[1,2,3,5,6,8,11,13,15,17,21,22,23,24,25]</text:p>
      <text:p text:style-name="P1">[2,3,4,7,10,14,15,16,17,18,19,20,21,22,23]</text:p>
      <text:p text:style-name="P1">[3,4,5,6,10,12,13,15,17,18,19,20,22,24,25]</text:p>
      <text:p text:style-name="P1">[1,3,4,5,6,10,11,12,15,17,18,20,22,23,24]</text:p>
      <text:p text:style-name="P1">[1,2,4,5,6,8,10,11,13,18,20,22,23,24,25]</text:p>
      <text:p text:style-name="P1">[1,2,3,4,5,6,7,11,13,14,17,18,19,23,24]</text:p>
      <text:p text:style-name="P1">[1,2,3,4,5,6,11,13,14,17,19,20,21,22,24]</text:p>
      <text:p text:style-name="P1">[1,2,3,4,6,8,9,13,14,15,16,17,21,22,23]</text:p>
      <text:p text:style-name="P1">[1,2,3,4,5,7,9,10,11,13,14,17,19,21,22]</text:p>
      <text:p text:style-name="P1">[1,2,3,4,5,6,10,12,13,15,16,19,20,22,23]</text:p>
      <text:p text:style-name="P1">[1,2,3,4,7,9,12,15,16,17,18,19,21,24,25]</text:p>
      <text:p text:style-name="P1">[2,4,5,6,8,9,12,15,16,17,20,21,22,23,24]</text:p>
      <text:p text:style-name="P1">[1,3,4,5,6,7,10,12,14,15,19,20,22,24,25]</text:p>
      <text:p text:style-name="P1">[1,2,6,7,8,9,10,12,14,16,17,18,19,20,24]</text:p>
      <text:p text:style-name="P1">[1,3,4,6,7,9,12,13,14,15,16,22,23,24,25]</text:p>
      <text:p text:style-name="P1">[1,5,6,7,8,9,10,11,12,13,14,15,19,21,24]</text:p>
      <text:p text:style-name="P1">[2,3,5,6,9,11,13,14,16,17,20,21,22,23,25]</text:p>
      <text:p text:style-name="P1">[1,4,6,8,9,10,11,12,14,15,17,19,23,24,25]</text:p>
      <text:p text:style-name="P1">[1,2,4,5,7,8,9,10,11,14,18,20,21,23,25]</text:p>
      <text:p text:style-name="P1">[2,3,5,6,9,11,12,14,15,16,20,22,23,24,25]</text:p>
      <text:p text:style-name="P1">[2,3,5,6,8,10,11,12,14,16,19,20,22,24,25]</text:p>
      <text:p text:style-name="P1">[1,4,5,8,12,13,14,15,16,18,20,21,22,23,25]</text:p>
      <text:p text:style-name="P1">[2,3,4,5,6,7,10,11,14,15,16,17,19,23,24]</text:p>
      <text:p text:style-name="P1">[2,3,4,8,9,10,11,14,19,20,21,22,23,24,25]</text:p>
      <text:p text:style-name="P1">[1,2,3,4,5,6,7,9,10,12,14,18,19,22,23]</text:p>
      <text:p text:style-name="P1">[1,2,3,4,6,7,8,13,15,17,18,19,20,23,25]</text:p>
      <text:p text:style-name="P1">[1,2,6,9,10,11,12,13,14,16,19,20,23,24,25]</text:p>
      <text:p text:style-name="P1">[2,3,4,6,7,10,11,13,15,16,17,18,19,20,25]</text:p>
      <text:p text:style-name="P1">[1,4,5,6,7,9,10,11,15,16,18,19,20,21,25]</text:p>
      <text:p text:style-name="P1">[2,3,4,6,7,9,13,14,16,17,18,19,20,24,25]</text:p>
      <text:p text:style-name="P1">[1,2,3,4,5,7,8,9,10,11,15,16,18,23,25]</text:p>
      <text:p text:style-name="P1">[1,3,4,5,6,7,11,12,13,18,19,20,21,22,24]</text:p>
      <text:p text:style-name="P1">[3,4,5,6,9,10,12,13,14,15,17,18,21,22,23]</text:p>
      <text:p text:style-name="P1">[1,8,9,10,11,12,13,14,16,17,18,19,21,24,25]</text:p>
      <text:p text:style-name="P1">[2,3,4,5,6,9,11,13,18,19,20,21,23,24,25]</text:p>
      <text:p text:style-name="P1">[1,7,8,9,10,14,16,17,18,19,20,21,22,24,25]</text:p>
      <text:p text:style-name="P1">[1,2,3,5,7,9,10,11,12,15,16,18,20,22,24]</text:p>
      <text:p text:style-name="P1">[1,2,5,6,8,9,11,13,16,17,18,19,21,22,24]</text:p>
      <text:p text:style-name="P1">[1,6,7,8,9,10,11,12,13,14,15,16,17,21,23]</text:p>
      <text:p text:style-name="P1">[2,4,5,7,8,9,12,13,14,17,18,19,20,21,25]</text:p>
      <text:p text:style-name="P1">[3,7,8,9,10,13,14,15,17,19,20,21,22,23,25]</text:p>
      <text:p text:style-name="P1">[1,3,4,6,8,11,12,14,17,18,19,21,22,23,25]</text:p>
      <text:p text:style-name="P1">[1,2,5,6,7,9,10,12,13,14,15,16,18,21,24]</text:p>
      <text:p text:style-name="P1">[3,5,6,8,10,11,12,13,14,16,18,20,23,24,25]</text:p>
      <text:p text:style-name="P1">[1,2,4,5,7,9,10,11,12,13,14,16,18,21,24]</text:p>
      <text:p text:style-name="P1">[2,3,4,5,6,8,11,12,13,16,17,18,19,21,22]</text:p>
      <text:p text:style-name="P1">[1,3,4,5,6,7,8,13,15,16,21,22,23,24,25]</text:p>
      <text:p text:style-name="P1">[1,4,5,6,9,12,13,14,16,17,19,20,21,22,24]</text:p>
      <text:p text:style-name="P1">[2,5,6,9,11,12,14,16,19,20,21,22,23,24,25]</text:p>
      <text:p text:style-name="P1">[1,2,3,4,6,7,10,12,14,16,17,18,20,21,24]</text:p>
      <text:p text:style-name="P1">[1,2,3,4,5,7,9,11,12,15,18,20,21,22,25]</text:p>
      <text:p text:style-name="P1">[1,4,6,8,9,11,13,14,15,17,20,21,22,23,25]</text:p>
      <text:p text:style-name="P1">[3,4,6,7,9,10,11,14,15,16,17,18,19,23,24]</text:p>
      <text:p text:style-name="P1">[1,2,3,4,7,9,10,11,15,17,18,19,20,21,23]</text:p>
      <text:p text:style-name="P1">[3,4,8,9,10,11,13,14,15,16,18,19,21,22,24]</text:p>
      <text:p text:style-name="P1">[2,3,4,5,6,7,8,10,11,12,17,19,21,22,25]</text:p>
      <text:p text:style-name="P1">[2,3,4,6,8,9,10,11,16,17,20,21,22,23,25]</text:p>
      <text:p text:style-name="P1">[2,3,4,5,7,9,11,13,14,16,18,19,20,21,25]</text:p>
      <text:p text:style-name="P1">[1,3,4,5,9,10,11,12,16,17,18,19,20,22,24]</text:p>
      <text:p text:style-name="P1">[1,3,6,8,9,10,12,15,17,18,19,20,21,23,24]</text:p>
      <text:p text:style-name="P1">[3,4,5,6,7,9,10,11,18,20,21,22,23,24,25]</text:p>
      <text:p text:style-name="P1">[1,3,6,8,11,13,14,15,16,20,21,22,23,24,25]</text:p>
      <text:p text:style-name="P1">[1,2,3,5,6,8,11,14,15,18,20,21,22,24,25]</text:p>
      <text:p text:style-name="P1">[1,4,6,7,8,9,10,12,14,15,17,19,21,22,24]</text:p>
      <text:p text:style-name="P1">[1,2,4,6,7,10,11,12,13,14,16,17,19,20,24]</text:p>
      <text:p text:style-name="P1">[1,2,3,4,6,7,10,11,13,14,19,21,23,24,25]</text:p>
      <text:p text:style-name="P1">[1,2,6,7,8,10,11,13,14,17,18,20,22,23,24]</text:p>
      <text:p text:style-name="P1">[3,4,5,6,7,8,9,11,12,13,14,15,16,18,25]</text:p>
      <text:p text:style-name="P1">[2,5,6,7,8,9,10,14,16,19,21,22,23,24,25]</text:p>
      <text:p text:style-name="P1">[1,2,6,7,8,9,10,11,12,13,17,20,21,22,24]</text:p>
      <text:p text:style-name="P1">[1,2,3,4,6,8,9,12,16,18,19,21,22,24,25]</text:p>
      <text:p text:style-name="P1">[1,3,4,5,6,7,9,13,14,17,18,20,21,23,24]</text:p>
      <text:p text:style-name="P1">[2,4,5,6,7,8,10,11,14,15,16,18,19,21,25]</text:p>
      <text:p text:style-name="P1">[2,4,8,9,10,11,12,13,15,20,21,22,23,24,25]</text:p>
      <text:p text:style-name="P1">[3,4,6,7,9,12,13,14,17,18,21,22,23,24,25]</text:p>
      <text:p text:style-name="P1">[1,2,5,7,11,13,14,15,16,18,20,21,22,23,24]</text:p>
      <text:p text:style-name="P1">[2,4,5,6,7,9,11,12,13,15,18,19,20,22,23]</text:p>
      <text:p text:style-name="P1">[1,3,5,7,9,11,12,13,15,16,17,19,20,24,25]</text:p>
      <text:p text:style-name="P1">[3,4,6,8,9,10,13,14,15,17,18,19,22,23,24]</text:p>
      <text:p text:style-name="P1">[1,5,6,7,8,10,11,12,13,15,16,19,20,22,24]</text:p>
      <text:p text:style-name="P1">[1,2,5,6,7,9,12,14,15,17,18,21,22,24,25]</text:p>
      <text:p text:style-name="P1">[1,3,4,5,7,8,9,10,11,13,15,17,19,20,24]</text:p>
      <text:p text:style-name="P1">[2,4,5,7,9,10,12,14,17,20,21,22,23,24,25]</text:p>
      <text:p text:style-name="P1">[3,5,7,8,9,11,12,13,14,15,16,18,22,23,25]</text:p>
      <text:p text:style-name="P1">[1,2,3,4,7,8,9,12,13,14,17,20,22,23,24]</text:p>
      <text:p text:style-name="P1">[2,3,4,6,7,9,13,16,17,18,20,21,23,24,25]</text:p>
      <text:p text:style-name="P1">[2,4,5,7,9,10,12,15,16,17,18,19,22,23,24]</text:p>
      <text:p text:style-name="P1">[1,2,3,4,5,9,11,12,14,17,19,20,21,22,23]</text:p>
      <text:p text:style-name="P1">[1,2,5,6,7,8,10,12,13,14,15,16,18,21,24]</text:p>
      <text:p text:style-name="P1">[2,3,4,8,11,12,13,14,15,16,17,18,19,20,22]</text:p>
      <text:p text:style-name="P1">[5,6,7,8,10,11,12,13,14,17,19,20,21,23,25]</text:p>
      <text:p text:style-name="P1">[3,4,8,10,12,13,14,15,16,17,18,20,21,22,24]</text:p>
      <text:p text:style-name="P1">[1,2,3,6,8,10,12,14,16,17,19,20,21,23,25]</text:p>
      <text:p text:style-name="P1">[1,2,3,6,10,12,14,15,18,19,20,21,22,24,25]</text:p>
      <text:p text:style-name="P1">[1,5,7,9,10,12,14,15,16,18,19,20,21,22,24]</text:p>
      <text:p text:style-name="P1">[1,3,4,5,6,7,9,13,14,15,16,20,22,23,24]</text:p>
      <text:p text:style-name="P1">[1,2,3,6,7,9,10,11,12,18,20,22,23,24,25]</text:p>
      <text:p text:style-name="P1">[1,3,6,7,8,9,10,12,13,16,17,18,19,21,22]</text:p>
      <text:p text:style-name="P1">[2,4,6,9,10,11,12,14,15,17,18,19,20,22,24]</text:p>
      <text:p text:style-name="P1">[1,2,4,6,8,10,11,13,14,15,16,19,21,22,23]</text:p>
      <text:p text:style-name="P1">[1,3,4,5,7,9,10,13,15,17,18,19,23,24,25]</text:p>
      <text:p text:style-name="P1">[1,2,7,9,11,12,14,15,16,17,18,21,22,24,25]</text:p>
      <text:p text:style-name="P1">[1,2,3,4,5,7,10,11,13,17,18,19,20,21,23]</text:p>
      <text:p text:style-name="P1">[1,2,8,9,10,12,13,14,17,18,20,22,23,24,25]</text:p>
      <text:p text:style-name="P1">[1,2,3,5,6,7,8,13,15,16,17,18,20,21,23]</text:p>
      <text:p text:style-name="P1">[1,2,3,5,6,11,12,14,15,16,19,20,21,23,25]</text:p>
      <text:p text:style-name="P1">[1,2,3,4,8,9,10,11,12,15,16,17,19,21,23]</text:p>
      <text:p text:style-name="P1">[2,4,5,7,8,10,11,12,14,16,17,18,19,22,24]</text:p>
      <text:p text:style-name="P1">[1,2,3,4,5,7,8,10,12,17,18,20,21,22,23]</text:p>
      <text:p text:style-name="P1">[2,3,5,7,9,11,12,13,15,16,18,19,20,21,24]</text:p>
      <text:p text:style-name="P1">[1,5,6,9,10,13,14,15,16,18,19,20,21,22,23]</text:p>
      <text:p text:style-name="P1">[1,3,4,5,7,8,9,10,14,16,18,21,22,24,25]</text:p>
      <text:p text:style-name="P1">[1,2,3,6,7,8,9,11,13,14,16,18,21,22,23]</text:p>
      <text:p text:style-name="P1">[1,2,4,7,9,10,11,12,13,14,17,20,21,22,23]</text:p>
      <text:p text:style-name="P1">[1,2,7,9,11,13,14,15,16,17,18,19,22,23,25]</text:p>
      <text:p text:style-name="P1">[1,5,6,7,11,12,14,15,16,18,19,20,21,23,24]</text:p>
      <text:p text:style-name="P1">[1,3,5,6,8,9,10,12,14,15,16,19,21,23,25]</text:p>
      <text:p text:style-name="P1">[4,5,6,7,8,9,10,11,16,17,19,20,23,24,25]</text:p>
      <text:p text:style-name="P1">[1,2,3,6,8,11,13,14,17,18,19,22,23,24,25]</text:p>
      <text:p text:style-name="P1">[1,2,3,4,8,9,10,11,15,16,17,18,19,20,23]</text:p>
      <text:p text:style-name="P1">[1,2,4,5,6,9,11,12,14,15,17,19,20,22,24]</text:p>
      <text:p text:style-name="P1">[1,2,3,4,6,8,10,11,13,14,16,17,18,20,23]</text:p>
      <text:p text:style-name="P1">[3,4,6,7,8,12,13,14,16,17,18,21,22,23,24]</text:p>
      <text:p text:style-name="P1">[2,3,4,6,8,10,12,13,14,17,18,19,20,21,23]</text:p>
      <text:p text:style-name="P1">[4,6,7,9,12,13,14,15,18,19,20,21,22,23,25]</text:p>
      <text:p text:style-name="P1">[4,5,7,9,10,11,12,14,17,18,19,20,21,22,24]</text:p>
      <text:p text:style-name="P1">[1,5,6,9,10,11,12,15,17,18,20,21,23,24,25]</text:p>
      <text:p text:style-name="P1">[2,6,7,8,9,10,13,16,17,18,19,20,21,24,25]</text:p>
      <text:p text:style-name="P1">[1,2,3,8,9,12,13,14,15,18,19,20,21,22,24]</text:p>
      <text:p text:style-name="P1">[1,2,4,6,8,9,10,12,13,16,20,21,22,23,25]</text:p>
      <text:p text:style-name="P1">[1,3,5,7,10,12,13,15,17,19,20,21,23,24,25]</text:p>
      <text:p text:style-name="P1">[1,3,6,7,8,9,10,11,14,15,16,19,21,22,24]</text:p>
      <text:p text:style-name="P1">[1,2,6,7,8,9,10,11,12,14,17,18,19,24,25]</text:p>
      <text:p text:style-name="P1">[2,4,5,6,7,8,10,11,12,15,17,20,23,24,25]</text:p>
      <text:p text:style-name="P1">[2,3,5,6,9,11,15,16,17,20,21,22,23,24,25]</text:p>
      <text:p text:style-name="P1">[3,4,5,7,8,11,12,13,14,18,20,21,22,23,25]</text:p>
      <text:p text:style-name="P1">[4,7,8,9,10,11,12,15,16,17,20,21,22,24,25]</text:p>
      <text:p text:style-name="P1">[1,2,3,5,6,7,9,10,15,16,17,18,20,21,25]</text:p>
      <text:p text:style-name="P1">[2,4,5,9,12,14,16,17,18,19,20,21,22,23,25]</text:p>
      <text:p text:style-name="P1">[1,4,6,7,10,12,13,15,16,17,19,21,22,24,25]</text:p>
      <text:p text:style-name="P1">[2,3,4,7,8,10,11,13,14,16,18,20,21,23,25]</text:p>
      <text:p text:style-name="P1">[1,3,4,5,6,8,10,11,16,17,18,20,21,23,24]</text:p>
      <text:p text:style-name="P1">[1,2,3,4,6,11,12,13,14,15,17,18,22,23,24]</text:p>
      <text:p text:style-name="P1">[2,3,4,5,6,9,12,13,15,16,17,18,20,24,25]</text:p>
      <text:p text:style-name="P1">[1,2,3,7,8,9,10,12,13,14,18,22,23,24,25]</text:p>
      <text:p text:style-name="P1">[2,4,5,6,8,9,10,11,14,15,18,19,21,22,23]</text:p>
      <text:p text:style-name="P1">[1,4,6,7,8,9,11,13,14,16,19,20,21,23,25]</text:p>
      <text:p text:style-name="P1">[4,5,6,7,9,12,13,16,17,18,20,21,22,24,25]</text:p>
      <text:p text:style-name="P1">[1,2,3,5,7,8,11,14,15,16,19,20,21,22,24]</text:p>
      <text:p text:style-name="P1">[1,2,4,5,7,8,13,14,15,16,17,20,21,22,23]</text:p>
      <text:p text:style-name="P1">[2,3,5,7,8,9,12,14,15,16,19,21,22,23,24]</text:p>
      <text:p text:style-name="P1">[3,4,5,7,8,9,11,13,15,16,17,19,20,23,25]</text:p>
      <text:p text:style-name="P1">[2,5,6,7,10,12,13,14,15,16,20,21,22,24,25]</text:p>
      <text:p text:style-name="P1">[2,3,7,8,9,10,11,14,15,16,18,19,21,24,25]</text:p>
      <text:p text:style-name="P1">[2,3,4,5,6,12,14,15,17,19,20,21,22,24,25]</text:p>
      <text:p text:style-name="P1">[2,4,5,6,10,11,14,16,17,18,19,21,22,23,24]</text:p>
      <text:p text:style-name="P1">[1,2,3,4,5,7,10,11,13,14,15,17,21,22,25]</text:p>
      <text:p text:style-name="P1">[2,6,7,10,11,13,14,15,16,17,18,20,21,22,24]</text:p>
      <text:p text:style-name="P1">[1,3,4,8,10,11,12,13,15,16,17,22,23,24,25]</text:p>
      <text:p text:style-name="P1">[4,9,10,11,12,13,16,18,19,20,21,22,23,24,25]</text:p>
      <text:p text:style-name="P1">[2,3,4,5,6,10,11,12,13,14,16,17,21,22,24]</text:p>
      <text:p text:style-name="P1">[1,2,3,4,5,7,9,13,14,15,17,20,22,23,25]</text:p>
      <text:p text:style-name="P1">[1,3,4,5,6,7,13,16,17,19,20,21,22,23,24]</text:p>
      <text:p text:style-name="P1">[1,4,7,8,9,10,11,13,17,20,21,22,23,24,25]</text:p>
      <text:p text:style-name="P1">[1,2,6,9,10,12,15,16,17,18,21,22,23,24,25]</text:p>
      <text:p text:style-name="P1">[4,9,10,11,12,13,14,15,16,17,18,20,21,22,25]</text:p>
      <text:p text:style-name="P1">[1,2,5,6,7,8,10,12,13,14,15,19,20,21,24]</text:p>
      <text:p text:style-name="P1">[2,4,5,6,7,9,10,11,13,17,18,21,23,24,25]</text:p>
      <text:p text:style-name="P1">[5,6,7,8,11,13,14,15,16,17,19,20,21,22,24]</text:p>
      <text:p text:style-name="P1">[2,3,5,6,10,11,12,14,15,16,17,21,22,23,25]</text:p>
      <text:p text:style-name="P1">[1,5,6,7,10,12,13,14,15,16,18,19,21,22,23]</text:p>
      <text:p text:style-name="P1">[3,7,9,10,11,13,15,16,17,18,19,21,22,23,24]</text:p>
      <text:p text:style-name="P1">[1,2,3,4,6,11,13,16,17,18,20,21,22,23,24]</text:p>
      <text:p text:style-name="P1">[1,2,3,4,5,6,7,9,10,13,17,18,21,24,25]</text:p>
      <text:p text:style-name="P1">[3,6,7,8,9,10,14,16,18,19,21,22,23,24,25]</text:p>
      <text:p text:style-name="P1">[2,4,5,7,10,12,13,15,17,18,19,21,22,23,24]</text:p>
      <text:p text:style-name="P1">[2,3,4,6,9,12,13,16,17,18,19,20,21,23,24]</text:p>
      <text:p text:style-name="P1">[1,2,3,5,6,7,9,10,12,13,18,19,20,22,23]</text:p>
      <text:p text:style-name="P1">[2,3,4,6,8,12,13,14,15,16,19,21,22,23,24]</text:p>
      <text:p text:style-name="P1">[3,5,8,9,10,11,13,14,15,17,18,20,21,22,24]</text:p>
      <text:p text:style-name="P1">[2,4,5,6,7,9,10,12,13,14,16,20,23,24,25]</text:p>
      <text:p text:style-name="P1">[4,5,8,9,11,12,13,14,15,18,19,20,22,24,25]</text:p>
      <text:p text:style-name="P1">[1,2,4,5,6,9,10,11,13,18,21,22,23,24,25]</text:p>
      <text:p text:style-name="P1">[1,2,3,4,5,6,8,9,10,12,14,16,19,22,25]</text:p>
      <text:p text:style-name="P1">[2,3,5,6,7,9,15,16,17,18,21,22,23,24,25]</text:p>
      <text:p text:style-name="P1">[1,2,4,7,8,10,12,13,14,15,20,21,22,23,25]</text:p>
      <text:p text:style-name="P1">[4,5,6,9,10,12,14,15,16,18,19,20,23,24,25]</text:p>
      <text:p text:style-name="P1">[3,4,5,7,8,10,11,12,14,15,16,18,23,24,25]</text:p>
      <text:p text:style-name="P1">[2,3,6,7,8,11,12,13,14,16,21,22,23,24,25]</text:p>
      <text:p text:style-name="P1">[5,6,7,9,10,11,12,14,15,16,18,19,20,23,24]</text:p>
      <text:p text:style-name="P1">[1,2,3,6,9,10,11,13,15,17,18,19,23,24,25]</text:p>
      <text:p text:style-name="P1">[2,3,5,6,8,12,14,15,18,19,20,21,22,23,24]</text:p>
      <text:p text:style-name="P1">[2,4,5,7,9,10,11,12,14,16,18,20,21,22,25]</text:p>
      <text:p text:style-name="P1">[2,5,6,8,9,11,13,14,15,16,18,19,21,22,23]</text:p>
      <text:p text:style-name="P1">[1,2,4,6,7,9,11,13,15,17,18,20,23,24,25]</text:p>
      <text:p text:style-name="P1">[2,3,4,9,10,11,12,13,14,15,16,19,21,23,24]</text:p>
      <text:p text:style-name="P1">[1,2,4,8,9,10,11,12,14,16,18,19,20,21,24]</text:p>
      <text:p text:style-name="P1">[1,2,4,5,7,8,9,12,13,14,17,21,22,24,25]</text:p>
      <text:p text:style-name="P1">[1,4,5,6,7,8,9,10,11,17,18,19,20,21,25]</text:p>
      <text:p text:style-name="P1">[1,2,3,4,6,9,10,15,17,18,19,20,22,24,25]</text:p>
      <text:p text:style-name="P1">[2,3,4,6,9,11,12,13,14,15,16,22,23,24,25]</text:p>
      <text:p text:style-name="P1">[1,2,3,6,7,8,12,13,15,16,17,18,20,22,24]</text:p>
      <text:p text:style-name="P1">[1,3,6,7,9,12,13,14,15,17,19,20,22,24,25]</text:p>
      <text:p text:style-name="P1">[1,2,3,4,5,6,8,10,11,12,15,18,19,20,22]</text:p>
      <text:p text:style-name="P1">[2,3,7,8,9,10,11,12,17,18,20,22,23,24,25]</text:p>
      <text:p text:style-name="P1">[1,2,3,4,5,6,9,12,15,17,18,21,22,24,25]</text:p>
      <text:p text:style-name="P1">[1,2,3,5,7,8,11,12,13,14,15,16,19,21,23]</text:p>
      <text:p text:style-name="P1">[1,2,5,6,8,10,11,13,14,15,20,21,23,24,25]</text:p>
      <text:p text:style-name="P1">[1,2,3,5,6,7,8,10,12,14,15,17,18,20,23]</text:p>
      <text:p text:style-name="P1">[2,4,5,6,8,9,10,12,13,14,16,17,18,19,24]</text:p>
      <text:p text:style-name="P1">[1,2,4,5,6,8,9,11,12,17,18,20,22,23,25]</text:p>
      <text:p text:style-name="P1">[2,3,7,10,11,12,13,14,16,19,20,21,23,24,25]</text:p>
      <text:p text:style-name="P1">[2,4,6,7,8,10,11,13,15,16,17,19,22,23,24]</text:p>
      <text:p text:style-name="P1">[1,3,4,5,6,8,10,12,13,15,19,21,22,24,25]</text:p>
      <text:p text:style-name="P1">[1,3,4,6,9,11,12,13,15,16,17,18,21,22,25]</text:p>
      <text:p text:style-name="P1">[3,5,6,7,8,12,13,16,17,18,19,22,23,24,25]</text:p>
      <text:p text:style-name="P1">[1,3,4,6,8,9,11,13,14,15,16,17,22,23,24]</text:p>
      <text:p text:style-name="P1">[1,2,3,4,6,7,10,11,12,14,16,17,20,24,25]</text:p>
      <text:p text:style-name="P1">[2,3,4,5,7,8,12,13,16,17,18,19,21,22,23]</text:p>
      <text:p text:style-name="P1">[1,2,5,8,10,11,12,13,14,15,17,20,22,24,25]</text:p>
      <text:p text:style-name="P1">[2,3,4,6,12,14,15,16,17,19,20,21,22,24,25]</text:p>
      <text:p text:style-name="P1">[1,2,6,7,8,9,11,12,13,14,17,21,22,23,24]</text:p>
      <text:p text:style-name="P1">[2,4,5,6,7,8,9,10,12,13,14,16,18,24,25]</text:p>
      <text:p text:style-name="P1">[1,2,4,8,10,11,12,13,14,15,17,18,20,23,25]</text:p>
      <text:p text:style-name="P1">[3,4,5,8,9,10,12,15,16,17,18,19,23,24,25]</text:p>
      <text:p text:style-name="P1">[1,2,5,6,7,9,10,11,15,17,18,19,21,22,24]</text:p>
      <text:p text:style-name="P1">[2,4,5,7,8,9,10,11,12,15,19,20,21,23,25]</text:p>
      <text:p text:style-name="P1">[1,2,3,5,6,7,10,11,13,15,16,18,20,21,22]</text:p>
      <text:p text:style-name="P1">[1,2,3,6,11,13,14,15,16,17,18,19,21,22,25]</text:p>
      <text:p text:style-name="P1">[3,4,5,6,7,8,10,15,18,19,20,21,23,24,25]</text:p>
      <text:p text:style-name="P1">[5,6,9,10,11,12,13,15,16,17,18,22,23,24,25]</text:p>
      <text:p text:style-name="P1">[2,4,7,8,9,10,12,13,15,16,19,20,22,23,24]</text:p>
      <text:p text:style-name="P1">[1,3,4,6,10,11,12,13,14,16,17,18,23,24,25]</text:p>
      <text:p text:style-name="P1">[2,3,4,6,7,8,10,13,14,17,18,19,23,24,25]</text:p>
      <text:p text:style-name="P1">[3,4,5,6,8,9,11,13,14,15,16,17,18,23,24]</text:p>
      <text:p text:style-name="P1">[2,3,4,5,7,11,13,15,17,18,19,21,22,24,25]</text:p>
      <text:p text:style-name="P1">[1,6,7,8,9,11,12,14,15,16,18,19,20,22,25]</text:p>
      <text:p text:style-name="P1">[1,3,4,5,6,9,10,13,14,16,17,18,19,20,24]</text:p>
      <text:p text:style-name="P1">[1,2,3,6,7,8,10,12,15,17,18,19,21,22,23]</text:p>
      <text:p text:style-name="P1">[5,7,8,9,11,12,13,14,15,17,18,20,22,23,24]</text:p>
      <text:p text:style-name="P1">[1,3,7,9,10,11,12,14,15,16,20,21,22,24,25]</text:p>
      <text:p text:style-name="P1">[3,4,5,7,8,9,10,12,16,18,19,20,21,22,25]</text:p>
      <text:p text:style-name="P1">[1,2,3,5,6,8,9,12,13,15,18,19,20,24,25]</text:p>
      <text:p text:style-name="P1">[1,3,4,5,10,11,13,15,16,17,19,21,23,24,25]</text:p>
      <text:p text:style-name="P1">[1,2,3,4,8,9,12,13,15,16,18,19,22,24,25]</text:p>
      <text:p text:style-name="P1">[1,3,4,6,7,11,12,13,14,15,17,21,22,24,25]</text:p>
      <text:p text:style-name="P1">[2,4,5,6,7,8,11,12,13,15,16,18,21,22,24]</text:p>
      <text:p text:style-name="P1">[2,3,5,7,10,13,14,15,16,17,19,20,22,24,25]</text:p>
      <text:p text:style-name="P1">[1,2,3,4,6,8,9,14,15,16,17,22,23,24,25]</text:p>
      <text:p text:style-name="P1">[2,4,5,6,7,8,10,11,15,16,17,18,21,22,25]</text:p>
      <text:p text:style-name="P1">[1,2,4,5,6,8,10,11,15,17,18,19,22,24,25]</text:p>
      <text:p text:style-name="P1">[1,3,4,7,9,11,13,15,18,19,20,21,23,24,25]</text:p>
      <text:p text:style-name="P1">[2,6,7,9,11,12,13,14,16,17,19,20,21,23,24]</text:p>
      <text:p text:style-name="P1">[3,4,5,8,10,11,13,15,17,20,21,22,23,24,25]</text:p>
      <text:p text:style-name="P1">[1,2,3,5,8,9,10,12,15,17,18,19,21,22,25]</text:p>
      <text:p text:style-name="P1">[2,4,5,6,9,10,12,14,15,17,18,19,20,21,24]</text:p>
      <text:p text:style-name="P1">[1,2,4,5,7,8,9,11,12,14,15,16,18,21,23]</text:p>
      <text:p text:style-name="P1">[1,3,4,5,7,8,9,10,11,13,16,19,23,24,25]</text:p>
      <text:p text:style-name="P1">[2,3,4,7,8,9,12,15,16,17,18,21,22,24,25]</text:p>
      <text:p text:style-name="P1">[1,2,4,7,8,10,13,15,16,18,19,20,21,22,25]</text:p>
      <text:p text:style-name="P1">[1,7,8,11,12,13,14,15,16,17,18,20,21,22,23]</text:p>
      <text:p text:style-name="P1">[2,6,8,9,10,11,12,13,14,16,19,20,23,24,25]</text:p>
      <text:p text:style-name="P1">[1,2,4,5,7,8,9,11,14,16,18,19,20,21,22]</text:p>
      <text:p text:style-name="P1">[1,2,3,5,6,8,9,10,11,13,15,17,18,19,23]</text:p>
      <text:p text:style-name="P1">[1,3,4,8,10,12,13,14,15,19,20,21,23,24,25]</text:p>
      <text:p text:style-name="P1">[2,3,5,7,10,11,12,13,15,16,18,19,20,23,25]</text:p>
      <text:p text:style-name="P1">[2,3,5,6,8,9,10,11,12,16,17,20,22,23,25]</text:p>
      <text:p text:style-name="P1">[1,4,7,8,9,11,12,16,17,18,19,20,21,23,24]</text:p>
      <text:p text:style-name="P1">[1,2,3,5,6,7,8,9,13,15,18,19,20,21,25]</text:p>
      <text:p text:style-name="P1">[1,2,6,7,8,9,10,11,13,14,15,19,20,22,23]</text:p>
      <text:p text:style-name="P1">[3,4,5,6,7,8,9,11,13,14,20,21,22,23,24]</text:p>
      <text:p text:style-name="P1">[3,6,7,8,10,12,13,16,18,19,20,21,22,24,25]</text:p>
      <text:p text:style-name="P1">[1,3,4,9,11,13,14,15,16,18,19,20,22,24,25]</text:p>
      <text:p text:style-name="P1">[2,4,6,7,10,11,12,14,16,17,18,19,20,21,25]</text:p>
      <text:p text:style-name="P1">[3,5,6,7,9,13,14,16,18,19,21,22,23,24,25]</text:p>
      <text:p text:style-name="P1">[1,2,4,5,6,9,11,14,15,16,18,20,22,23,24]</text:p>
      <text:p text:style-name="P1">[1,2,4,7,8,10,11,12,14,16,19,21,22,23,25]</text:p>
      <text:p text:style-name="P1">[1,2,4,5,6,8,10,12,13,14,18,20,22,23,24]</text:p>
      <text:p text:style-name="P1">[3,4,5,8,9,12,13,14,15,17,18,19,20,21,25]</text:p>
      <text:p text:style-name="P1">[2,3,4,6,9,10,11,14,15,16,17,21,22,23,25]</text:p>
      <text:p text:style-name="P1">[1,2,3,5,7,10,12,13,14,16,17,18,22,24,25]</text:p>
      <text:p text:style-name="P1">[1,2,3,4,5,6,9,11,12,13,15,16,19,20,21]</text:p>
      <text:p text:style-name="P1">[1,4,7,8,9,10,13,14,15,18,19,20,22,23,25]</text:p>
      <text:p text:style-name="P1">[2,4,8,9,10,12,15,16,17,18,19,22,23,24,25]</text:p>
      <text:p text:style-name="P1">[1,5,6,9,10,11,12,14,15,17,18,19,20,22,25]</text:p>
      <text:p text:style-name="P1">[1,2,4,6,7,8,9,11,12,16,17,18,19,20,23]</text:p>
      <text:p text:style-name="P1">[1,4,5,6,7,8,11,13,14,16,17,18,20,24,25]</text:p>
      <text:p text:style-name="P1">[1,3,4,6,7,9,10,11,15,17,20,21,22,23,25]</text:p>
      <text:p text:style-name="P1">[1,2,3,4,5,6,10,14,15,16,19,21,22,24,25]</text:p>
      <text:p text:style-name="P1">[3,4,5,6,7,8,10,11,12,14,15,16,22,24,25]</text:p>
      <text:p text:style-name="P1">[5,6,9,10,11,14,16,18,19,20,21,22,23,24,25]</text:p>
      <text:p text:style-name="P1">[2,3,4,8,10,13,14,16,17,18,19,20,23,24,25]</text:p>
      <text:p text:style-name="P1">[1,2,3,5,6,11,12,13,14,15,17,22,23,24,25]</text:p>
      <text:p text:style-name="P1">[1,2,5,7,8,9,12,13,15,16,19,20,21,22,23]</text:p>
      <text:p text:style-name="P1">[1,3,6,8,9,11,12,14,17,18,20,21,22,24,25]</text:p>
      <text:p text:style-name="P1">[1,3,5,7,10,11,13,14,15,18,21,22,23,24,25]</text:p>
      <text:p text:style-name="P1">[1,3,4,7,9,10,11,12,13,14,15,18,19,21,24]</text:p>
      <text:p text:style-name="P1">[1,2,3,4,5,10,11,14,15,18,19,20,22,24,25]</text:p>
      <text:p text:style-name="P1">[3,4,5,7,8,9,10,11,14,15,16,18,19,20,24]</text:p>
      <text:p text:style-name="P1">[1,2,4,8,10,11,13,15,16,18,19,20,21,22,25]</text:p>
      <text:p text:style-name="P1">[1,2,3,5,7,10,11,12,13,15,16,17,20,23,24]</text:p>
      <text:p text:style-name="P1">[1,2,3,5,6,7,8,9,10,15,16,17,18,20,24]</text:p>
      <text:p text:style-name="P1">[2,3,5,6,7,8,9,10,14,17,18,20,23,24,25]</text:p>
      <text:p text:style-name="P1">[1,2,3,4,5,7,8,9,13,14,18,19,20,21,23]</text:p>
      <text:p text:style-name="P1">[3,7,9,11,12,13,14,15,16,17,18,20,21,22,24]</text:p>
      <text:p text:style-name="P1">[1,2,3,7,10,12,14,15,17,18,20,21,22,23,24]</text:p>
      <text:p text:style-name="P1">[1,3,6,7,8,9,10,11,12,13,17,19,20,24,25]</text:p>
      <text:p text:style-name="P1">[1,2,3,4,5,7,9,10,11,13,14,18,20,21,23]</text:p>
      <text:p text:style-name="P1">[2,3,4,5,6,8,9,10,14,16,19,20,22,23,25]</text:p>
      <text:p text:style-name="P1">[2,3,4,5,6,7,9,13,14,17,18,19,20,23,25]</text:p>
      <text:p text:style-name="P1">[2,3,4,6,9,10,12,14,15,18,19,21,22,23,24]</text:p>
      <text:p text:style-name="P1">[1,2,3,4,5,8,9,10,11,13,15,17,20,22,24]</text:p>
      <text:p text:style-name="P1">[2,6,7,8,9,10,13,14,16,17,18,20,21,22,23]</text:p>
      <text:p text:style-name="P1">[1,2,4,5,6,8,9,11,12,14,15,16,17,18,19]</text:p>
      <text:p text:style-name="P1">[2,3,5,7,11,13,14,15,17,18,20,21,23,24,25]</text:p>
      <text:p text:style-name="P1">[1,3,5,7,8,10,11,14,15,17,19,21,22,23,24]</text:p>
      <text:p text:style-name="P1">[1,2,7,8,9,10,11,12,13,14,17,19,21,22,25]</text:p>
      <text:p text:style-name="P1">[1,2,3,4,6,7,9,10,12,13,17,20,22,23,24]</text:p>
      <text:p text:style-name="P1">[1,2,3,5,6,7,8,13,14,17,19,20,22,24,25]</text:p>
      <text:p text:style-name="P1">[1,2,3,5,6,7,8,10,11,12,13,17,18,19,21]</text:p>
      <text:p text:style-name="P1">[1,3,4,5,7,8,12,13,15,16,18,20,21,22,25]</text:p>
      <text:p text:style-name="P1">[2,3,5,6,9,10,13,14,15,16,19,21,23,24,25]</text:p>
      <text:p text:style-name="P1">[1,4,5,9,10,13,14,15,16,17,18,19,22,23,25]</text:p>
      <text:p text:style-name="P1">[1,2,5,8,9,10,14,16,17,18,19,20,21,24,25]</text:p>
      <text:p text:style-name="P1">[1,2,3,4,6,9,10,11,12,13,15,17,18,20,24]</text:p>
      <text:p text:style-name="P1">[1,2,3,5,6,7,9,10,11,12,13,17,19,23,25]</text:p>
      <text:p text:style-name="P1">[3,5,6,7,8,9,10,12,13,14,18,21,22,24,25]</text:p>
      <text:p text:style-name="P1">[2,3,5,7,8,9,11,13,14,15,16,17,18,21,25]</text:p>
      <text:p text:style-name="P1">[5,6,8,9,10,11,12,13,14,15,16,18,20,22,24]</text:p>
      <text:p text:style-name="P1">[1,2,3,4,5,6,9,12,13,16,18,19,20,22,24]</text:p>
      <text:p text:style-name="P1">[1,4,5,8,9,10,11,12,13,15,17,20,22,24,25]</text:p>
      <text:p text:style-name="P1">[1,2,4,5,7,11,14,15,16,19,20,21,23,24,25]</text:p>
      <text:p text:style-name="P1">[1,2,4,5,6,8,12,13,14,15,16,17,22,24,25]</text:p>
      <text:p text:style-name="P1">[1,3,5,7,9,10,11,12,13,16,17,19,21,23,25]</text:p>
      <text:p text:style-name="P1">[2,3,4,5,6,8,9,11,15,16,17,18,19,21,25]</text:p>
      <text:p text:style-name="P1">[1,4,7,8,9,10,12,13,16,17,18,19,22,24,25]</text:p>
      <text:p text:style-name="P1">[2,3,7,8,9,11,15,16,17,18,19,20,23,24,25]</text:p>
      <text:p text:style-name="P1">[1,3,5,10,11,12,13,15,16,17,19,20,22,24,25]</text:p>
      <text:p text:style-name="P1">[3,4,5,6,9,12,13,14,15,18,19,20,22,24,25]</text:p>
      <text:p text:style-name="P1">[2,3,4,5,7,9,10,14,15,17,18,19,20,24,25]</text:p>
      <text:p text:style-name="P1">[2,6,7,8,9,10,14,15,16,17,19,20,21,23,25]</text:p>
      <text:p text:style-name="P1">[1,3,4,5,6,8,9,10,11,12,15,20,21,23,24]</text:p>
      <text:p text:style-name="P1">[1,2,3,5,6,7,11,15,16,18,20,22,23,24,25]</text:p>
      <text:p text:style-name="P1">[2,3,8,9,11,12,14,15,16,17,18,20,21,22,23]</text:p>
      <text:p text:style-name="P1">[1,2,4,6,7,9,10,13,14,16,18,20,21,23,25]</text:p>
      <text:p text:style-name="P1">[1,2,6,8,10,11,12,13,14,15,16,18,19,22,23]</text:p>
      <text:p text:style-name="P1">[1,2,5,6,8,10,11,12,13,14,16,19,20,22,25]</text:p>
      <text:p text:style-name="P1">[2,3,4,5,6,8,9,10,12,13,14,20,21,23,25]</text:p>
      <text:p text:style-name="P1">[2,5,8,9,10,13,14,16,17,18,19,20,22,23,25]</text:p>
      <text:p text:style-name="P1">[1,2,3,4,5,6,7,11,14,15,17,18,20,22,24]</text:p>
      <text:p text:style-name="P1">[1,4,5,7,10,12,15,16,17,18,19,20,21,22,25]</text:p>
      <text:p text:style-name="P1">[1,3,4,6,8,11,12,13,16,17,20,21,22,23,24]</text:p>
      <text:p text:style-name="P1">[3,4,5,8,9,10,11,12,13,16,18,20,22,23,25]</text:p>
      <text:p text:style-name="P1">[1,4,5,8,10,11,12,14,17,18,21,22,23,24,25]</text:p>
      <text:p text:style-name="P1">[1,2,3,4,7,11,13,14,15,16,19,22,23,24,25]</text:p>
      <text:p text:style-name="P1">[1,2,3,5,6,8,9,10,11,13,14,15,20,23,24]</text:p>
      <text:p text:style-name="P1">[2,3,5,6,7,9,11,12,13,15,16,17,18,22,25]</text:p>
      <text:p text:style-name="P1">[1,2,3,6,7,8,11,12,13,15,17,18,21,22,24]</text:p>
      <text:p text:style-name="P1">[1,4,5,7,8,11,13,14,16,17,18,20,21,22,23]</text:p>
      <text:p text:style-name="P1">[1,2,3,4,5,6,8,9,10,11,13,20,21,23,25]</text:p>
      <text:p text:style-name="P1">[1,2,4,6,8,9,11,12,13,14,17,18,23,24,25]</text:p>
      <text:p text:style-name="P1">[1,4,7,9,10,14,15,17,18,19,20,21,23,24,25]</text:p>
      <text:p text:style-name="P1">[1,3,5,6,8,11,12,13,14,15,18,19,20,22,24]</text:p>
      <text:p text:style-name="P1">[1,3,7,8,10,11,12,13,14,15,18,19,20,22,25]</text:p>
      <text:p text:style-name="P1">[3,6,7,8,10,11,13,14,15,16,17,18,20,23,25]</text:p>
      <text:p text:style-name="P1">[1,3,5,7,10,12,14,15,16,18,19,21,22,23,24]</text:p>
      <text:p text:style-name="P1">[1,2,3,4,6,9,10,12,13,15,17,18,21,22,25]</text:p>
      <text:p text:style-name="P1">[4,6,7,9,10,12,15,16,17,18,19,20,21,22,24]</text:p>
      <text:p text:style-name="P1">[1,3,4,7,8,9,11,12,13,14,16,18,19,21,23]</text:p>
      <text:p text:style-name="P1">[1,3,4,5,7,9,11,14,15,17,19,22,23,24,25]</text:p>
      <text:p text:style-name="P1">[1,3,5,6,8,9,12,13,15,19,21,22,23,24,25]</text:p>
      <text:p text:style-name="P1">[5,6,7,9,10,11,12,14,17,19,20,21,22,23,25]</text:p>
      <text:p text:style-name="P1">[2,6,7,8,9,10,11,12,13,15,16,17,18,22,23]</text:p>
      <text:p text:style-name="P1">[2,4,5,7,8,10,11,13,16,17,18,20,22,23,25]</text:p>
      <text:p text:style-name="P1">[1,2,6,7,10,11,12,15,16,17,18,20,22,24,25]</text:p>
      <text:p text:style-name="P1">[1,3,4,5,7,10,11,12,16,17,19,20,21,23,25]</text:p>
      <text:p text:style-name="P1">[3,4,5,6,9,11,13,17,18,19,21,22,23,24,25]</text:p>
      <text:p text:style-name="P1">[1,2,5,9,10,13,15,16,17,18,19,20,23,24,25]</text:p>
      <text:p text:style-name="P1">[1,2,5,7,8,11,13,15,16,17,18,20,22,24,25]</text:p>
      <text:p text:style-name="P1">[1,3,4,5,6,11,13,14,16,19,20,21,22,23,25]</text:p>
      <text:p text:style-name="P1">[1,6,7,8,10,11,12,13,15,16,18,19,20,21,24]</text:p>
      <text:p text:style-name="P1">[1,2,3,7,8,10,11,14,15,17,19,22,23,24,25]</text:p>
      <text:p text:style-name="P1">[1,2,7,8,9,10,11,12,13,15,17,18,20,22,24]</text:p>
      <text:p text:style-name="P1">[2,5,6,7,8,10,11,12,13,14,16,18,20,23,25]</text:p>
      <text:p text:style-name="P1">[3,6,9,10,11,12,13,14,15,17,18,19,23,24,25]</text:p>
      <text:p text:style-name="P1">[5,7,9,10,11,14,15,16,17,18,19,20,21,23,25]</text:p>
      <text:p text:style-name="P1">[1,2,5,6,7,8,9,10,11,12,16,17,18,19,22]</text:p>
      <text:p text:style-name="P1">[2,3,4,6,7,9,12,17,18,20,21,22,23,24,25]</text:p>
      <text:p text:style-name="P1">[1,3,5,7,8,11,13,17,18,19,20,21,22,23,25]</text:p>
      <text:p text:style-name="P1">[2,6,7,9,10,11,12,13,14,15,18,20,23,24,25]</text:p>
      <text:p text:style-name="P1">[1,2,3,4,6,7,9,10,14,16,17,19,22,24,25]</text:p>
      <text:p text:style-name="P1">[3,4,6,9,11,12,13,14,15,16,17,18,20,22,25]</text:p>
      <text:p text:style-name="P1">[1,5,8,9,10,11,13,14,15,16,18,19,20,22,23]</text:p>
      <text:p text:style-name="P1">[1,2,3,7,8,10,11,13,14,17,18,19,20,21,25]</text:p>
      <text:p text:style-name="P1">[2,3,4,5,6,7,8,11,12,13,15,17,20,23,25]</text:p>
      <text:p text:style-name="P1">[1,2,5,6,7,9,12,13,14,15,18,19,20,22,23]</text:p>
      <text:p text:style-name="P1">[3,4,6,8,9,10,12,13,14,15,16,18,20,21,23]</text:p>
      <text:p text:style-name="P1">[3,5,6,7,8,9,11,14,16,17,19,20,22,23,25]</text:p>
      <text:p text:style-name="P1">[2,4,5,6,8,10,12,13,14,16,18,19,20,24,25]</text:p>
      <text:p text:style-name="P1">[1,2,3,4,5,7,8,10,11,15,17,18,19,21,23]</text:p>
      <text:p text:style-name="P1">[2,3,5,6,8,10,11,12,14,15,17,18,20,23,25]</text:p>
      <text:p text:style-name="P1">[1,2,4,5,6,7,9,11,13,18,19,20,23,24,25]</text:p>
      <text:p text:style-name="P1">[1,4,8,10,11,13,15,16,17,20,21,22,23,24,25]</text:p>
      <text:p text:style-name="P1">[3,5,8,9,10,11,14,15,16,18,19,21,22,24,25]</text:p>
      <text:p text:style-name="P1">[1,2,3,4,5,8,10,11,12,14,16,18,19,23,25]</text:p>
      <text:p text:style-name="P1">[1,2,3,4,5,6,11,12,15,17,19,20,23,24,25]</text:p>
      <text:p text:style-name="P1">[1,3,5,7,8,9,10,11,14,16,20,22,23,24,25]</text:p>
      <text:p text:style-name="P1">[1,2,3,4,6,7,8,9,12,13,14,15,17,20,23]</text:p>
      <text:p text:style-name="P1">[3,5,6,8,9,10,11,13,14,15,17,19,22,23,25]</text:p>
      <text:p text:style-name="P1">[2,3,4,5,9,11,12,13,15,16,17,21,22,23,25]</text:p>
      <text:p text:style-name="P1">[2,3,4,6,7,9,10,11,13,14,18,19,20,23,24]</text:p>
      <text:p text:style-name="P1">[1,2,6,7,8,9,11,13,15,16,17,18,21,24,25]</text:p>
      <text:p text:style-name="P1">[1,4,5,6,9,10,11,13,14,17,19,20,21,22,23]</text:p>
      <text:p text:style-name="P1">[1,4,5,6,7,8,10,11,13,17,18,19,21,24,25]</text:p>
      <text:p text:style-name="P1">[2,3,5,6,7,9,10,14,15,16,18,19,20,21,25]</text:p>
      <text:p text:style-name="P1">[1,3,4,6,8,9,10,17,18,19,20,21,22,24,25]</text:p>
      <text:p text:style-name="P1">[1,3,4,5,7,10,13,14,16,17,18,20,22,23,25]</text:p>
      <text:p text:style-name="P1">[2,5,6,8,9,10,13,15,16,17,21,22,23,24,25]</text:p>
      <text:p text:style-name="P1">[2,3,4,5,7,10,11,13,15,16,18,22,23,24,25]</text:p>
      <text:p text:style-name="P1">[4,5,7,10,12,13,16,17,18,19,20,22,23,24,25]</text:p>
      <text:p text:style-name="P1">[1,2,3,5,6,7,10,11,14,15,16,18,23,24,25]</text:p>
      <text:p text:style-name="P1">[1,4,5,6,8,11,12,13,14,15,16,18,20,21,24]</text:p>
      <text:p text:style-name="P1">[3,4,5,7,8,9,10,11,12,14,17,18,20,22,24]</text:p>
      <text:p text:style-name="P1">[3,4,6,7,9,10,11,13,15,16,17,18,19,21,22]</text:p>
      <text:p text:style-name="P1">[1,3,4,6,7,9,10,11,13,16,17,18,23,24,25]</text:p>
      <text:p text:style-name="P1">[6,8,9,10,11,12,13,14,15,17,18,19,20,22,24]</text:p>
      <text:p text:style-name="P1">[1,3,5,6,8,9,10,12,13,15,16,19,21,23,25]</text:p>
      <text:p text:style-name="P1">[1,2,3,4,6,7,10,11,12,13,14,15,16,17,19]</text:p>
      <text:p text:style-name="P1">[2,3,4,5,6,7,8,11,13,14,16,20,21,23,24]</text:p>
      <text:p text:style-name="P1">[1,2,4,5,7,9,10,12,13,14,16,17,18,19,22]</text:p>
      <text:p text:style-name="P1">[1,3,4,8,9,10,13,14,15,16,17,20,21,23,24]</text:p>
      <text:p text:style-name="P1">[1,2,3,5,9,10,11,12,13,15,20,21,23,24,25]</text:p>
      <text:p text:style-name="P1">[2,4,5,9,10,11,13,14,15,16,17,19,21,23,24]</text:p>
      <text:p text:style-name="P1">[2,4,6,7,8,10,11,12,13,17,18,21,23,24,25]</text:p>
      <text:p text:style-name="P1">[1,3,7,8,9,10,11,14,15,17,19,21,22,24,25]</text:p>
      <text:p text:style-name="P1">[2,3,5,7,8,10,11,14,15,18,19,20,21,23,25]</text:p>
      <text:p text:style-name="P1">[1,3,5,6,7,8,10,12,13,14,17,18,20,23,24]</text:p>
      <text:p text:style-name="P1">[1,2,6,7,8,9,10,14,15,18,20,21,22,24,25]</text:p>
      <text:p text:style-name="P1">[2,3,4,5,6,7,8,12,14,16,18,19,21,24,25]</text:p>
      <text:p text:style-name="P1">[1,5,6,8,9,11,12,13,14,16,18,19,20,21,23]</text:p>
      <text:p text:style-name="P1">[2,4,6,7,10,11,13,17,19,20,21,22,23,24,25]</text:p>
      <text:p text:style-name="P1">[6,8,10,11,12,13,14,15,16,19,20,21,23,24,25]</text:p>
      <text:p text:style-name="P1">[3,5,7,8,9,10,11,12,14,18,21,22,23,24,25]</text:p>
      <text:p text:style-name="P1">[1,2,3,5,7,9,11,12,13,14,15,18,20,21,24]</text:p>
      <text:p text:style-name="P1">[1,2,3,4,6,7,8,11,15,16,18,20,21,22,24]</text:p>
      <text:p text:style-name="P1">[3,4,6,8,9,10,11,12,13,14,15,16,17,19,20]</text:p>
      <text:p text:style-name="P1">[3,7,8,9,10,11,12,13,15,17,18,20,21,22,23]</text:p>
      <text:p text:style-name="P1">[1,2,3,4,6,8,9,13,15,17,18,19,20,22,23]</text:p>
      <text:p text:style-name="P1">[3,5,7,8,9,11,13,14,15,16,17,18,20,21,23]</text:p>
      <text:p text:style-name="P1">[1,2,3,4,5,6,8,10,11,12,14,18,20,23,24]</text:p>
      <text:p text:style-name="P1">[1,4,5,11,12,13,14,15,16,17,18,19,20,23,25]</text:p>
      <text:p text:style-name="P1">[1,3,4,6,9,10,11,12,13,16,21,22,23,24,25]</text:p>
      <text:p text:style-name="P1">[5,7,9,10,12,13,14,15,16,17,19,20,21,22,23]</text:p>
      <text:p text:style-name="P1">[1,6,9,10,11,12,13,15,16,17,18,20,22,24,25]</text:p>
      <text:p text:style-name="P1">[2,3,6,9,10,12,14,15,19,20,21,22,23,24,25]</text:p>
      <text:p text:style-name="P1">[4,8,9,10,11,12,13,14,15,16,17,21,22,24,25]</text:p>
      <text:p text:style-name="P1">[2,3,4,5,6,7,9,14,15,16,17,18,20,23,24]</text:p>
      <text:p text:style-name="P1">[5,7,8,10,11,12,14,16,18,19,20,22,23,24,25]</text:p>
      <text:p text:style-name="P1">[3,4,5,9,10,11,12,13,14,16,17,18,21,22,24]</text:p>
      <text:p text:style-name="P1">[2,4,5,7,8,11,13,14,17,18,20,21,22,24,25]</text:p>
      <text:p text:style-name="P1">[3,4,5,7,13,15,17,18,19,20,21,22,23,24,25]</text:p>
      <text:p text:style-name="P1">[1,2,3,5,7,9,10,13,15,16,17,18,21,23,25]</text:p>
      <text:p text:style-name="P1">[1,2,3,4,5,6,7,8,12,17,18,20,21,23,24]</text:p>
      <text:p text:style-name="P1">[2,3,4,5,6,9,10,14,15,16,19,20,21,23,25]</text:p>
      <text:p text:style-name="P1">[1,5,6,9,10,11,14,15,16,18,20,22,23,24,25]</text:p>
      <text:p text:style-name="P1">[1,3,4,5,6,12,13,14,15,16,18,19,20,22,24]</text:p>
      <text:p text:style-name="P1">[1,5,6,8,9,10,12,13,15,17,19,20,21,22,25]</text:p>
      <text:p text:style-name="P1">[1,2,3,6,8,10,12,13,17,19,20,21,23,24,25]</text:p>
      <text:p text:style-name="P1">[1,2,4,5,7,8,9,10,12,14,15,17,18,21,22]</text:p>
      <text:p text:style-name="P1">[3,4,5,6,8,11,12,14,15,16,17,21,22,24,25]</text:p>
      <text:p text:style-name="P1">[1,4,6,8,9,10,12,13,14,16,17,18,19,21,25]</text:p>
      <text:p text:style-name="P1">[1,6,10,12,13,14,15,16,17,18,19,20,21,22,24]</text:p>
      <text:p text:style-name="P1">[2,6,7,8,9,13,14,15,16,17,20,21,22,24,25]</text:p>
      <text:p text:style-name="P1">[3,4,6,8,9,11,12,13,15,18,19,20,22,24,25]</text:p>
      <text:p text:style-name="P1">[4,5,8,9,10,11,12,13,14,15,17,18,19,20,23]</text:p>
      <text:p text:style-name="P1">[1,2,3,4,7,9,13,16,17,18,19,21,22,24,25]</text:p>
      <text:p text:style-name="P1">[1,3,4,5,6,7,9,11,12,13,14,15,16,18,24]</text:p>
      <text:p text:style-name="P1">[1,3,5,7,8,10,11,12,15,18,19,20,21,23,25]</text:p>
      <text:p text:style-name="P1">[1,2,4,5,6,8,10,12,14,15,16,17,18,20,21]</text:p>
      <text:p text:style-name="P1">[3,5,6,7,8,11,13,14,15,16,17,18,20,21,23]</text:p>
      <text:p text:style-name="P1">[1,3,5,6,10,11,12,15,16,17,19,20,21,24,25]</text:p>
      <text:p text:style-name="P1">[1,2,3,4,8,9,14,15,16,17,18,20,21,22,25]</text:p>
      <text:p text:style-name="P1">[3,4,5,7,9,10,11,12,13,14,17,18,20,22,23]</text:p>
      <text:p text:style-name="P1">[3,4,5,6,9,10,11,14,15,16,18,19,21,22,23]</text:p>
      <text:p text:style-name="P1">[5,6,7,8,11,12,13,14,16,17,18,19,22,23,25]</text:p>
      <text:p text:style-name="P1">[3,5,6,7,10,12,13,17,18,19,20,22,23,24,25]</text:p>
      <text:p text:style-name="P1">[1,3,4,5,6,8,9,11,12,13,14,18,21,22,25]</text:p>
      <text:p text:style-name="P1">[1,4,5,6,7,8,11,14,15,16,19,20,21,24,25]</text:p>
      <text:p text:style-name="P1">[4,5,6,8,9,12,13,14,15,17,19,21,22,24,25]</text:p>
      <text:p text:style-name="P1">[1,2,3,5,6,9,10,12,16,19,21,22,23,24,25]</text:p>
      <text:p text:style-name="P1">[1,3,4,5,6,7,8,14,15,18,19,21,22,24,25]</text:p>
      <text:p text:style-name="P1">[2,3,4,5,8,9,11,12,14,15,16,19,20,21,23]</text:p>
      <text:p text:style-name="P1">[3,4,5,8,9,10,11,12,13,15,16,17,21,23,25]</text:p>
      <text:p text:style-name="P1">[1,2,3,4,8,10,11,13,15,16,18,19,21,22,25]</text:p>
      <text:p text:style-name="P1">[2,3,4,7,9,10,11,14,15,16,18,19,20,23,24]</text:p>
      <text:p text:style-name="P1">[2,3,4,5,6,9,11,13,15,19,20,21,22,24,25]</text:p>
      <text:p text:style-name="P1">[1,2,4,5,6,7,10,12,13,20,21,22,23,24,25]</text:p>
      <text:p text:style-name="P1">[1,3,5,8,10,11,12,13,14,19,21,22,23,24,25]</text:p>
      <text:p text:style-name="P1">[1,2,4,6,7,8,11,12,14,16,17,19,22,24,25]</text:p>
      <text:p text:style-name="P1">[2,3,4,5,6,7,9,10,14,15,16,17,20,21,23]</text:p>
      <text:p text:style-name="P1">[1,5,6,7,8,9,10,12,13,14,15,16,17,21,23]</text:p>
      <text:p text:style-name="P1">[5,6,7,9,11,13,15,16,18,19,21,22,23,24,25]</text:p>
      <text:p text:style-name="P1">[2,3,4,5,6,7,8,9,10,13,16,17,18,21,25]</text:p>
      <text:p text:style-name="P1">[2,3,4,5,7,9,10,11,13,14,16,17,20,21,23]</text:p>
      <text:p text:style-name="P1">[2,4,5,6,10,12,13,15,17,18,19,22,23,24,25]</text:p>
      <text:p text:style-name="P1">[3,4,5,7,8,9,10,12,14,15,17,18,19,20,24]</text:p>
      <text:p text:style-name="P1">[1,2,3,4,6,7,9,11,13,14,15,18,19,22,23]</text:p>
      <text:p text:style-name="P1">[2,4,6,9,10,11,13,14,15,17,18,20,21,22,23]</text:p>
      <text:p text:style-name="P1">[2,3,6,7,11,12,15,16,17,18,19,20,21,23,24]</text:p>
      <text:p text:style-name="P1">[1,4,6,7,8,10,13,14,15,16,17,20,22,23,25]</text:p>
      <text:p text:style-name="P1">[3,5,6,7,8,9,11,12,14,17,18,19,20,23,24]</text:p>
      <text:p text:style-name="P1">[1,4,5,7,10,11,13,14,15,16,17,19,22,23,24]</text:p>
      <text:p text:style-name="P1">[1,2,4,5,7,8,11,12,13,14,15,16,19,22,23]</text:p>
      <text:p text:style-name="P1">[2,4,5,6,8,9,10,11,13,17,18,20,21,23,25]</text:p>
      <text:p text:style-name="P1">[1,3,4,5,8,9,11,12,13,14,16,19,20,21,25]</text:p>
      <text:p text:style-name="P1">[2,3,4,7,8,10,12,14,15,16,18,22,23,24,25]</text:p>
      <text:p text:style-name="P1">[1,2,7,10,11,12,14,15,16,17,18,19,20,22,25]</text:p>
      <text:p text:style-name="P1">[2,3,4,5,6,8,9,13,17,18,19,20,21,22,25]</text:p>
      <text:p text:style-name="P1">[5,7,8,9,10,12,13,14,15,16,18,19,20,21,25]</text:p>
      <text:p text:style-name="P1">[1,3,4,5,7,8,9,13,15,16,20,21,22,23,25]</text:p>
      <text:p text:style-name="P1">[1,2,7,8,9,10,12,14,15,16,17,19,20,23,25]</text:p>
      <text:p text:style-name="P1">[1,3,4,5,10,11,12,16,17,18,20,21,23,24,25]</text:p>
      <text:p text:style-name="P1">[3,6,7,9,10,12,14,15,16,18,20,22,23,24,25]</text:p>
      <text:p text:style-name="P1">[3,4,5,6,7,9,10,12,13,15,18,19,22,23,24]</text:p>
      <text:p text:style-name="P1">[1,2,3,4,5,6,9,10,12,16,17,19,20,21,23]</text:p>
      <text:p text:style-name="P1">[1,2,3,5,6,8,11,12,15,17,18,19,22,23,24]</text:p>
      <text:p text:style-name="P1">[2,4,5,6,7,8,9,11,13,14,17,19,20,23,25]</text:p>
      <text:p text:style-name="P1">[1,4,7,8,9,10,11,12,14,15,17,20,21,22,24]</text:p>
      <text:p text:style-name="P1">[1,2,3,5,11,12,13,14,15,16,17,18,19,22,24]</text:p>
      <text:p text:style-name="P1">[2,3,8,10,12,13,14,16,17,18,20,21,22,24,25]</text:p>
      <text:p text:style-name="P1">[1,3,4,5,6,7,9,10,11,13,16,19,22,23,25]</text:p>
      <text:p text:style-name="P1">[1,2,3,4,7,9,11,12,13,15,16,17,19,20,21]</text:p>
      <text:p text:style-name="P1">[1,2,3,5,7,8,9,10,11,12,14,15,16,17,24]</text:p>
      <text:p text:style-name="P1">[1,2,4,5,6,9,10,11,14,15,17,18,20,21,24]</text:p>
      <text:p text:style-name="P1">[1,4,5,6,8,10,13,15,16,17,18,20,22,23,25]</text:p>
      <text:p text:style-name="P1">[1,4,6,7,8,12,13,16,17,20,21,22,23,24,25]</text:p>
      <text:p text:style-name="P1">[1,3,4,5,8,11,12,13,17,18,19,21,22,24,25]</text:p>
      <text:p text:style-name="P1">[1,3,4,5,6,8,12,13,16,18,19,21,22,23,24]</text:p>
      <text:p text:style-name="P1">[1,3,4,5,6,7,8,9,11,15,16,20,22,23,24]</text:p>
      <text:p text:style-name="P1">[1,2,4,5,8,9,10,13,14,16,17,19,20,22,24]</text:p>
      <text:p text:style-name="P1">[1,2,3,5,10,12,13,14,15,19,20,21,23,24,25]</text:p>
      <text:p text:style-name="P1">[2,5,7,8,10,11,13,14,15,17,20,21,23,24,25]</text:p>
      <text:p text:style-name="P1">[1,2,5,8,9,10,13,14,15,16,19,21,23,24,25]</text:p>
      <text:p text:style-name="P1">[1,3,4,7,10,12,13,14,18,19,20,21,22,23,25]</text:p>
      <text:p text:style-name="P1">[2,5,7,8,14,15,16,17,18,19,20,21,22,23,25]</text:p>
      <text:p text:style-name="P1">[1,2,6,7,8,9,12,13,14,15,19,20,21,24,25]</text:p>
      <text:p text:style-name="P1">[1,2,3,4,7,8,9,10,11,13,14,15,18,23,24]</text:p>
      <text:p text:style-name="P1">[1,2,3,5,7,9,11,14,17,18,19,20,22,23,24]</text:p>
      <text:p text:style-name="P1">[1,4,6,9,10,12,13,14,16,17,18,19,20,24,25]</text:p>
      <text:p text:style-name="P1">[1,3,5,7,11,14,15,16,17,18,19,20,21,24,25]</text:p>
      <text:p text:style-name="P1">[2,4,5,6,9,10,11,15,17,18,19,21,23,24,25]</text:p>
      <text:p text:style-name="P1">[1,3,4,5,7,9,12,13,14,16,17,20,21,24,25]</text:p>
      <text:p text:style-name="P1">[3,4,6,7,10,11,13,14,15,17,19,20,22,23,24]</text:p>
      <text:p text:style-name="P1">[1,4,9,10,11,12,13,14,15,16,17,18,22,23,24]</text:p>
      <text:p text:style-name="P1">[2,5,7,8,9,10,12,14,16,19,20,21,22,23,24]</text:p>
      <text:p text:style-name="P1">[2,3,4,6,10,11,12,14,19,20,21,22,23,24,25]</text:p>
      <text:p text:style-name="P1">[1,4,5,6,9,10,11,12,19,20,21,22,23,24,25]</text:p>
      <text:p text:style-name="P1">[2,3,5,6,8,11,12,13,14,18,19,20,21,23,24]</text:p>
      <text:p text:style-name="P1">[1,2,3,5,6,7,8,9,11,13,16,17,18,19,20]</text:p>
      <text:p text:style-name="P1">[2,3,7,8,11,12,13,14,15,18,20,21,22,23,24]</text:p>
      <text:p text:style-name="P1">[1,2,4,6,7,8,10,11,13,15,18,20,21,22,24]</text:p>
      <text:p text:style-name="P1">[2,3,4,5,7,8,10,12,13,14,18,21,22,23,24]</text:p>
      <text:p text:style-name="P1">[1,4,5,7,8,9,10,12,14,16,20,22,23,24,25]</text:p>
      <text:p text:style-name="P1">[1,2,5,7,8,10,11,13,14,15,18,19,20,21,25]</text:p>
      <text:p text:style-name="P1">[1,2,3,5,6,9,10,12,13,15,18,20,21,24,25]</text:p>
      <text:p text:style-name="P1">[2,4,5,6,7,9,10,12,13,14,16,19,21,22,25]</text:p>
      <text:p text:style-name="P1">[1,2,3,4,5,6,7,10,12,15,17,18,21,22,23]</text:p>
      <text:p text:style-name="P1">[2,5,6,7,10,11,12,15,16,17,18,19,21,24,25]</text:p>
      <text:p text:style-name="P1">[2,3,5,6,9,11,13,14,15,16,17,18,20,22,23]</text:p>
      <text:p text:style-name="P1">[1,6,7,10,11,12,13,15,16,17,19,20,21,22,25]</text:p>
      <text:p text:style-name="P1">[2,3,5,7,8,9,11,17,18,19,20,21,23,24,25]</text:p>
      <text:p text:style-name="P1">[1,2,4,5,7,8,9,10,11,12,14,15,19,23,24]</text:p>
      <text:p text:style-name="P1">[3,4,5,6,7,9,11,13,14,15,17,20,21,22,23]</text:p>
      <text:p text:style-name="P1">[1,2,3,4,6,7,9,10,12,17,18,19,21,22,25]</text:p>
      <text:p text:style-name="P1">[1,2,3,5,8,9,11,13,15,17,18,19,23,24,25]</text:p>
      <text:p text:style-name="P1">[2,4,5,8,9,10,12,14,18,19,20,21,22,23,25]</text:p>
      <text:p text:style-name="P1">[1,2,3,4,5,6,10,11,12,15,16,19,21,22,25]</text:p>
      <text:p text:style-name="P1">[1,4,5,6,10,11,12,13,16,19,20,21,23,24,25]</text:p>
      <text:p text:style-name="P1">[2,4,7,8,9,10,12,13,14,15,19,20,22,23,25]</text:p>
      <text:p text:style-name="P1">[1,3,4,5,7,8,9,11,13,14,15,18,19,20,22]</text:p>
      <text:p text:style-name="P1">[2,4,5,6,7,9,11,13,14,19,20,22,23,24,25]</text:p>
      <text:p text:style-name="P1">[2,3,4,5,7,8,10,12,15,16,17,18,19,24,25]</text:p>
      <text:p text:style-name="P1">[2,5,8,10,11,13,14,15,16,19,20,21,23,24,25]</text:p>
      <text:p text:style-name="P1">[1,2,3,4,9,10,11,12,13,15,17,19,20,22,25]</text:p>
      <text:p text:style-name="P1">[1,2,3,4,5,8,10,12,13,14,18,22,23,24,25]</text:p>
      <text:p text:style-name="P1">[2,3,6,7,9,10,11,12,13,15,17,19,20,23,25]</text:p>
      <text:p text:style-name="P1">[1,2,5,7,11,12,13,14,15,16,17,18,19,22,23]</text:p>
      <text:p text:style-name="P1">[4,5,7,8,10,11,14,15,16,17,18,21,23,24,25]</text:p>
      <text:p text:style-name="P1">[1,2,3,4,5,7,8,12,13,14,15,18,19,23,24]</text:p>
      <text:p text:style-name="P1">[1,2,3,5,7,10,11,12,13,15,17,18,19,20,22]</text:p>
      <text:p text:style-name="P1">[1,6,7,8,9,10,11,13,16,17,18,21,22,24,25]</text:p>
      <text:p text:style-name="P1">[1,2,3,4,5,7,11,12,13,15,17,18,20,22,24]</text:p>
      <text:p text:style-name="P1">[1,2,3,7,12,15,16,17,18,20,21,22,23,24,25]</text:p>
      <text:p text:style-name="P1">[1,4,5,7,8,11,12,14,17,18,19,21,23,24,25]</text:p>
      <text:p text:style-name="P1">[1,2,3,6,7,11,14,16,17,18,19,20,22,24,25]</text:p>
      <text:p text:style-name="P1">[3,4,5,8,9,10,13,14,17,18,19,20,21,22,24]</text:p>
      <text:p text:style-name="P1">[1,2,3,4,5,8,10,11,13,14,17,19,21,23,24]</text:p>
      <text:p text:style-name="P1">[1,3,7,8,9,10,11,12,14,17,19,21,22,23,24]</text:p>
      <text:p text:style-name="P1">[1,2,3,6,7,8,9,13,14,15,17,18,19,22,24]</text:p>
      <text:p text:style-name="P1">[1,3,4,7,8,9,10,11,12,13,15,18,19,22,24]</text:p>
      <text:p text:style-name="P1">[2,4,5,8,9,10,11,12,13,15,19,20,21,23,24]</text:p>
      <text:p text:style-name="P1">[2,3,4,6,10,11,12,13,15,16,17,19,21,22,24]</text:p>
      <text:p text:style-name="P1">[3,4,6,7,9,10,11,12,13,14,16,18,21,22,24]</text:p>
      <text:p text:style-name="P1">[3,4,5,7,8,11,12,13,15,16,17,19,20,21,24]</text:p>
      <text:p text:style-name="P1">[1,2,3,5,8,9,11,12,13,16,17,18,19,20,23]</text:p>
      <text:p text:style-name="P1">[1,2,6,7,10,11,12,14,16,18,19,20,22,23,24]</text:p>
      <text:p text:style-name="P1">[2,3,5,8,10,11,12,14,15,18,20,21,23,24,25]</text:p>
      <text:p text:style-name="P1">[2,3,4,5,7,8,11,12,14,16,17,20,22,24,25]</text:p>
      <text:p text:style-name="P1">[1,4,6,8,13,14,16,17,18,20,21,22,23,24,25]</text:p>
      <text:p text:style-name="P1">[1,2,4,8,9,10,12,13,14,16,17,18,19,24,25]</text:p>
      <text:p text:style-name="P1">[1,2,3,4,5,7,8,12,14,15,17,19,20,23,24]</text:p>
      <text:p text:style-name="P1">[1,8,9,10,11,13,14,15,16,18,19,20,21,23,24]</text:p>
      <text:p text:style-name="P1">[3,5,6,7,9,10,12,13,14,16,18,19,21,23,25]</text:p>
      <text:p text:style-name="P1">[1,3,5,6,7,8,9,10,13,14,20,22,23,24,25]</text:p>
      <text:p text:style-name="P1">[1,2,4,5,8,10,12,14,15,18,19,20,21,22,25]</text:p>
      <text:p text:style-name="P1">[5,7,8,9,10,11,13,15,17,18,20,21,22,23,25]</text:p>
      <text:p text:style-name="P1">[1,2,3,5,6,7,9,10,14,15,20,21,22,24,25]</text:p>
      <text:p text:style-name="P1">[1,2,4,5,6,8,9,10,17,18,20,21,23,24,25]</text:p>
      <text:p text:style-name="P1">[2,3,4,5,8,11,13,14,16,17,18,19,20,21,24]</text:p>
      <text:p text:style-name="P1">[2,4,5,7,9,10,12,14,15,16,18,20,22,23,24]</text:p>
      <text:p text:style-name="P1">[1,2,3,4,7,8,10,11,13,14,15,19,22,23,24]</text:p>
      <text:p text:style-name="P1">[1,2,3,8,9,10,11,12,13,14,17,18,20,22,25]</text:p>
      <text:p text:style-name="P1">[1,3,4,6,7,11,12,13,14,15,16,19,20,21,24]</text:p>
      <text:p text:style-name="P1">[1,4,5,8,9,10,11,12,13,14,16,17,19,21,24]</text:p>
      <text:p text:style-name="P1">[3,4,5,7,8,12,13,15,17,18,21,22,23,24,25]</text:p>
      <text:p text:style-name="P1">[1,3,5,6,7,8,9,10,11,12,13,19,20,23,25]</text:p>
      <text:p text:style-name="P1">[1,2,3,4,10,11,13,14,15,17,18,20,21,22,24]</text:p>
      <text:p text:style-name="P1">[2,4,5,7,8,9,10,13,14,15,17,18,19,21,23]</text:p>
      <text:p text:style-name="P1">[1,3,4,8,11,12,13,14,16,17,18,19,20,21,25]</text:p>
      <text:p text:style-name="P1">[1,2,3,7,9,10,11,12,14,15,16,17,19,22,23]</text:p>
      <text:p text:style-name="P1">[2,3,4,5,7,11,13,14,15,18,19,20,21,22,25]</text:p>
      <text:p text:style-name="P1">[2,3,5,7,8,10,11,13,15,16,17,20,21,22,24]</text:p>
      <text:p text:style-name="P1">[1,2,6,7,8,9,12,13,15,17,19,20,23,24,25]</text:p>
      <text:p text:style-name="P1">[1,2,4,7,8,9,11,12,14,16,17,21,22,23,24]</text:p>
      <text:p text:style-name="P1">[3,5,7,8,10,11,12,15,16,17,20,22,23,24,25]</text:p>
      <text:p text:style-name="P1">[1,3,6,7,8,10,11,14,15,18,19,20,22,24,25]</text:p>
      <text:p text:style-name="P1">[1,2,5,6,8,9,10,11,13,15,17,18,19,21,25]</text:p>
      <text:p text:style-name="P1">[2,3,4,9,10,11,12,14,15,17,18,20,21,22,23]</text:p>
      <text:p text:style-name="P1">[1,2,3,4,5,7,8,10,11,13,18,20,23,24,25]</text:p>
      <text:p text:style-name="P1">[3,4,5,7,8,13,14,15,16,17,20,22,23,24,25]</text:p>
      <text:p text:style-name="P1">[1,3,5,7,8,11,13,14,15,17,19,20,22,23,25]</text:p>
      <text:p text:style-name="P1">[2,3,7,8,9,12,14,15,16,19,20,21,22,24,25]</text:p>
      <text:p text:style-name="P1">[1,2,4,8,9,11,12,13,15,17,18,19,21,22,25]</text:p>
      <text:p text:style-name="P1">[1,3,4,5,7,8,9,10,13,14,16,18,19,24,25]</text:p>
      <text:p text:style-name="P1">[1,2,6,8,9,10,12,13,14,16,18,20,22,23,25]</text:p>
      <text:p text:style-name="P1">[1,2,3,5,6,8,12,15,16,17,19,21,22,23,25]</text:p>
      <text:p text:style-name="P1">[2,3,4,5,6,9,12,16,17,18,20,21,22,24,25]</text:p>
      <text:p text:style-name="P1">[1,2,4,5,6,9,11,14,15,16,17,18,21,22,25]</text:p>
      <text:p text:style-name="P1">[3,4,5,6,7,9,10,11,14,16,18,19,20,23,25]</text:p>
      <text:p text:style-name="P1">[1,2,3,4,5,7,8,9,11,14,17,18,20,24,25]</text:p>
      <text:p text:style-name="P1">[3,5,6,7,8,12,13,15,16,18,20,21,22,24,25]</text:p>
      <text:p text:style-name="P1">[1,2,3,4,5,6,7,8,9,11,12,14,16,17,18]</text:p>
      <text:p text:style-name="P1">[1,2,3,5,6,9,10,12,13,17,18,20,21,22,23]</text:p>
      <text:p text:style-name="P1">[3,4,6,8,9,11,12,13,16,17,18,19,20,21,24]</text:p>
      <text:p text:style-name="P1">[1,3,6,7,8,9,10,11,12,13,15,17,18,24,25]</text:p>
      <text:p text:style-name="P1">[1,2,4,5,7,8,9,13,14,15,16,19,23,24,25]</text:p>
      <text:p text:style-name="P1">[2,3,5,7,9,10,11,12,14,15,17,18,19,21,24]</text:p>
      <text:p text:style-name="P1">[1,2,3,4,6,7,10,11,13,16,17,19,21,22,24]</text:p>
      <text:p text:style-name="P1">[2,4,8,9,10,12,13,14,16,18,20,21,23,24,25]</text:p>
      <text:p text:style-name="P1">[1,3,7,8,9,11,13,16,18,19,20,21,23,24,25]</text:p>
      <text:p text:style-name="P1">[1,3,4,5,6,7,11,12,14,17,18,19,23,24,25]</text:p>
      <text:p text:style-name="P1">[2,4,5,6,8,9,10,13,16,18,19,21,22,23,24]</text:p>
      <text:p text:style-name="P1">[2,6,7,8,10,11,12,13,14,15,16,17,18,19,23]</text:p>
      <text:p text:style-name="P1">[1,2,3,5,6,7,10,11,12,14,15,17,18,21,22]</text:p>
      <text:p text:style-name="P1">[1,3,5,6,7,9,10,11,12,14,16,17,22,23,25]</text:p>
      <text:p text:style-name="P1">[1,2,5,7,8,9,11,12,14,15,16,18,20,21,25]</text:p>
      <text:p text:style-name="P1">[3,5,6,7,9,10,11,13,15,16,17,18,19,21,24]</text:p>
      <text:p text:style-name="P1">[4,6,8,9,10,12,13,14,16,17,18,19,21,22,24]</text:p>
      <text:p text:style-name="P1">[1,2,4,6,7,10,12,13,14,15,16,18,21,22,23]</text:p>
      <text:p text:style-name="P1">[3,4,7,10,11,12,13,14,15,16,18,20,22,23,25]</text:p>
      <text:p text:style-name="P1">[3,4,5,6,7,8,11,12,13,16,20,21,23,24,25]</text:p>
      <text:p text:style-name="P1">[1,2,5,7,8,10,11,14,16,17,18,19,23,24,25]</text:p>
      <text:p text:style-name="P1">[2,3,4,6,7,9,10,14,15,16,17,19,20,23,25]</text:p>
      <text:p text:style-name="P1">[1,2,3,5,6,11,12,14,15,16,17,19,20,24,25]</text:p>
      <text:p text:style-name="P1">[1,2,4,5,6,7,9,11,17,18,19,21,23,24,25]</text:p>
      <text:p text:style-name="P1">[1,3,4,10,11,12,13,16,18,19,20,22,23,24,25]</text:p>
      <text:p text:style-name="P1">[2,3,5,7,8,11,14,15,16,17,19,20,21,22,25]</text:p>
      <text:p text:style-name="P1">[1,3,4,5,7,9,10,11,14,15,17,20,21,22,23]</text:p>
      <text:p text:style-name="P1">[1,2,3,4,6,12,13,14,15,17,18,22,23,24,25]</text:p>
      <text:p text:style-name="P1">[1,3,5,7,8,10,14,16,17,18,20,21,22,23,25]</text:p>
      <text:p text:style-name="P1">[1,3,5,7,8,10,11,12,17,19,20,21,22,23,24]</text:p>
      <text:p text:style-name="P1">[1,2,3,4,5,6,9,12,14,15,16,19,20,22,25]</text:p>
      <text:p text:style-name="P1">[3,4,5,7,8,9,10,11,13,14,16,17,20,22,24]</text:p>
      <text:p text:style-name="P1">[1,2,4,6,8,10,11,12,13,15,16,17,19,21,25]</text:p>
      <text:p text:style-name="P1">[1,2,3,4,6,7,9,10,11,13,17,18,20,22,25]</text:p>
      <text:p text:style-name="P1">[5,8,9,10,11,12,13,15,18,19,20,21,22,23,24]</text:p>
      <text:p text:style-name="P1">[1,2,5,6,7,8,9,13,17,18,19,20,21,22,24]</text:p>
      <text:p text:style-name="P1">[2,5,6,7,10,12,13,15,16,17,18,19,20,21,24]</text:p>
      <text:p text:style-name="P1">[1,3,4,5,6,8,9,10,14,18,20,21,22,23,25]</text:p>
      <text:p text:style-name="P1">[2,3,4,5,7,9,13,14,16,17,18,20,22,23,24]</text:p>
      <text:p text:style-name="P1">[2,4,6,8,9,10,11,12,13,14,15,18,20,22,25]</text:p>
      <text:p text:style-name="P1">[1,3,4,8,9,10,11,13,14,15,17,19,21,23,24]</text:p>
      <text:p text:style-name="P1">[1,2,3,4,7,9,10,13,14,16,19,20,21,23,24]</text:p>
      <text:p text:style-name="P1">[3,4,5,6,7,8,9,10,12,13,15,19,21,22,24]</text:p>
      <text:p text:style-name="P1">[2,4,5,8,9,10,11,14,16,17,18,19,21,23,25]</text:p>
      <text:p text:style-name="P1">[1,3,5,7,8,9,10,11,14,15,19,20,22,23,25]</text:p>
      <text:p text:style-name="P1">[1,2,3,6,7,8,9,11,12,13,14,15,17,18,24]</text:p>
      <text:p text:style-name="P1">[1,2,3,5,6,9,10,14,17,18,20,21,22,23,25]</text:p>
      <text:p text:style-name="P1">[5,6,7,8,9,11,13,14,17,18,20,21,23,24,25]</text:p>
      <text:p text:style-name="P1">[3,6,7,9,10,11,13,14,16,17,19,20,21,22,24]</text:p>
      <text:p text:style-name="P1">[1,3,4,6,7,8,9,10,11,12,14,15,20,22,24]</text:p>
      <text:p text:style-name="P1">[2,3,4,5,7,11,12,14,15,18,21,22,23,24,25]</text:p>
      <text:p text:style-name="P1">[1,2,3,4,6,8,9,10,13,14,16,17,18,19,21]</text:p>
      <text:p text:style-name="P1">[1,2,3,7,9,10,12,13,14,15,16,17,19,21,23]</text:p>
      <text:p text:style-name="P1">[1,2,4,5,6,7,9,10,11,16,17,19,20,21,25]</text:p>
      <text:p text:style-name="P1">[1,2,4,5,8,10,11,13,14,16,17,18,22,23,24]</text:p>
      <text:p text:style-name="P1">[2,5,6,7,8,9,10,12,13,14,15,20,22,23,25]</text:p>
      <text:p text:style-name="P1">[1,3,4,5,8,9,10,13,14,16,17,19,20,24,25]</text:p>
      <text:p text:style-name="P1">[4,5,7,8,10,11,13,15,16,17,18,21,22,24,25]</text:p>
      <text:p text:style-name="P1">[1,2,4,7,9,10,11,12,13,14,18,20,21,24,25]</text:p>
      <text:p text:style-name="P1">[2,3,4,6,8,9,10,13,14,18,19,21,22,23,24]</text:p>
      <text:p text:style-name="P1">[1,2,3,4,8,9,11,16,17,18,20,22,23,24,25]</text:p>
      <text:p text:style-name="P1">[1,2,3,4,6,7,8,10,11,13,14,17,19,20,24]</text:p>
      <text:p text:style-name="P1">[1,2,6,7,8,9,11,14,15,16,17,18,20,23,24]</text:p>
      <text:p text:style-name="P1">[2,3,6,8,10,12,13,16,17,18,19,20,21,22,24]</text:p>
      <text:p text:style-name="P1">[1,3,4,7,8,9,10,11,13,15,16,17,20,21,24]</text:p>
      <text:p text:style-name="P1">[2,3,4,6,8,9,11,12,13,14,15,17,20,21,24]</text:p>
      <text:p text:style-name="P1">[1,3,6,9,11,12,16,17,18,19,20,22,23,24,25]</text:p>
      <text:p text:style-name="P1">[1,2,3,5,6,7,9,10,12,14,15,18,22,24,25]</text:p>
      <text:p text:style-name="P1">[3,5,7,8,9,10,12,13,14,15,17,20,22,23,25]</text:p>
      <text:p text:style-name="P1">[2,3,4,5,9,10,11,12,14,18,19,20,22,23,25]</text:p>
      <text:p text:style-name="P1">[4,5,8,12,13,14,15,16,18,20,21,22,23,24,25]</text:p>
      <text:p text:style-name="P1">[1,2,3,5,6,7,9,10,17,18,19,20,23,24,25]</text:p>
      <text:p text:style-name="P1">[3,4,5,6,7,9,10,13,14,15,19,21,22,24,25]</text:p>
      <text:p text:style-name="P1">[1,3,6,7,8,12,15,16,17,19,21,22,23,24,25]</text:p>
      <text:p text:style-name="P1">[2,3,6,7,8,9,12,13,14,15,18,19,20,22,25]</text:p>
      <text:p text:style-name="P1">[3,4,5,7,8,11,12,13,14,15,17,18,19,22,24]</text:p>
      <text:p text:style-name="P1">[1,7,8,10,11,12,14,15,16,19,20,22,23,24,25]</text:p>
      <text:p text:style-name="P1">[1,3,5,6,7,8,9,10,11,14,15,19,20,22,25]</text:p>
      <text:p text:style-name="P1">[1,2,4,5,6,12,14,15,16,17,20,21,22,24,25]</text:p>
      <text:p text:style-name="P1">[3,4,5,8,9,11,12,14,16,17,19,20,21,22,25]</text:p>
      <text:p text:style-name="P1">[2,5,6,7,10,11,13,15,17,18,19,20,22,24,25]</text:p>
      <text:p text:style-name="P1">[1,2,3,4,5,7,9,10,12,14,16,19,22,23,25]</text:p>
      <text:p text:style-name="P1">[2,3,4,5,6,7,8,9,11,13,15,18,22,23,24]</text:p>
      <text:p text:style-name="P1">[2,3,4,5,8,9,10,14,15,16,18,20,21,23,25]</text:p>
      <text:p text:style-name="P1">[1,3,4,5,6,7,9,12,13,15,17,18,20,22,25]</text:p>
      <text:p text:style-name="P1">[1,2,4,7,8,9,10,12,14,15,19,20,22,24,25]</text:p>
      <text:p text:style-name="P1">[4,9,10,11,12,13,15,16,17,19,21,22,23,24,25]</text:p>
      <text:p text:style-name="P1">[4,5,8,9,12,13,14,15,16,17,18,20,22,23,24]</text:p>
      <text:p text:style-name="P1">[3,4,5,8,10,13,14,15,16,17,18,19,20,22,25]</text:p>
      <text:p text:style-name="P1">[1,2,3,4,6,7,8,10,16,17,18,19,20,22,24]</text:p>
      <text:p text:style-name="P1">[2,3,4,5,6,7,10,11,14,16,17,18,21,24,25]</text:p>
      <text:p text:style-name="P1">[2,4,5,6,7,12,14,15,17,20,21,22,23,24,25]</text:p>
      <text:p text:style-name="P1">[1,2,3,4,6,10,11,13,16,18,19,20,22,23,25]</text:p>
      <text:p text:style-name="P1">[1,2,3,5,6,7,10,12,14,16,18,19,20,22,23]</text:p>
      <text:p text:style-name="P1">[2,3,4,5,7,10,11,12,13,15,17,19,20,23,24]</text:p>
      <text:p text:style-name="P1">[3,4,6,8,9,10,12,15,17,18,19,20,21,23,24]</text:p>
      <text:p text:style-name="P1">[2,4,5,6,7,8,12,13,15,16,17,18,19,20,23]</text:p>
      <text:p text:style-name="P1">[2,4,7,8,9,10,12,14,15,16,20,21,22,23,25]</text:p>
      <text:p text:style-name="P1">[1,2,3,7,8,10,11,13,14,17,18,20,21,24,25]</text:p>
      <text:p text:style-name="P1">[2,3,5,6,7,10,11,12,13,14,17,18,21,22,23]</text:p>
      <text:p text:style-name="P1">[1,2,3,5,8,10,11,13,14,17,18,20,21,22,25]</text:p>
      <text:p text:style-name="P1">[1,2,3,5,6,7,9,11,12,13,16,17,21,22,23]</text:p>
      <text:p text:style-name="P1">[2,4,5,6,7,8,11,13,15,16,17,18,20,24,25]</text:p>
      <text:p text:style-name="P1">[1,2,4,5,8,10,12,13,15,17,18,21,22,23,24]</text:p>
      <text:p text:style-name="P1">[1,2,5,6,8,9,10,12,13,14,17,20,21,24,25]</text:p>
      <text:p text:style-name="P1">[1,2,3,4,8,10,11,13,16,18,20,22,23,24,25]</text:p>
      <text:p text:style-name="P1">[4,5,6,8,11,12,14,16,17,18,20,21,23,24,25]</text:p>
      <text:p text:style-name="P1">[1,2,3,5,6,7,8,9,12,16,17,20,21,23,25]</text:p>
      <text:p text:style-name="P1">[1,2,3,4,7,11,13,14,16,17,20,21,22,23,25]</text:p>
      <text:p text:style-name="P1">[1,3,4,5,8,9,10,12,14,15,18,19,21,22,25]</text:p>
      <text:p text:style-name="P1">[2,3,5,6,8,9,11,17,18,20,21,22,23,24,25]</text:p>
      <text:p text:style-name="P1">[1,2,4,5,7,9,11,12,15,17,19,20,23,24,25]</text:p>
      <text:p text:style-name="P1">[1,2,4,5,9,10,11,12,15,19,20,21,22,23,24]</text:p>
      <text:p text:style-name="P1">[1,2,3,5,7,8,9,12,14,19,20,21,22,23,25]</text:p>
      <text:p text:style-name="P1">[3,4,8,9,10,12,13,14,15,16,18,20,23,24,25]</text:p>
      <text:p text:style-name="P1">[1,4,5,6,9,11,12,14,15,16,17,18,19,20,22]</text:p>
      <text:p text:style-name="P1">[1,3,4,5,6,8,9,14,16,18,19,20,22,23,24]</text:p>
      <text:p text:style-name="P1">[5,7,8,9,10,11,12,14,15,16,17,19,20,21,23]</text:p>
      <text:p text:style-name="P1">[1,2,3,7,8,10,11,12,13,14,18,20,21,23,25]</text:p>
      <text:p text:style-name="P1">[1,2,3,7,8,10,11,12,15,16,17,20,22,23,25]</text:p>
      <text:p text:style-name="P1">[1,4,5,6,7,9,12,13,15,17,18,19,20,21,25]</text:p>
      <text:p text:style-name="P1">[1,2,3,5,9,10,11,13,15,16,17,18,23,24,25]</text:p>
      <text:p text:style-name="P1">[2,4,7,9,10,12,13,14,15,16,17,22,23,24,25]</text:p>
      <text:p text:style-name="P1">[1,2,3,5,6,7,11,12,14,16,17,19,21,22,24]</text:p>
      <text:p text:style-name="P1">[2,4,5,6,9,10,13,15,17,18,19,20,22,23,24]</text:p>
      <text:p text:style-name="P1">[1,2,3,4,6,7,9,10,14,16,17,18,19,20,24]</text:p>
      <text:p text:style-name="P1">[1,3,4,5,6,7,8,10,13,15,19,21,22,24,25]</text:p>
      <text:p text:style-name="P1">[1,2,6,7,9,10,11,13,14,16,17,18,19,22,23]</text:p>
      <text:p text:style-name="P1">[1,2,4,5,7,8,10,13,15,16,19,20,22,23,25]</text:p>
      <text:p text:style-name="P1">[1,2,3,4,5,7,8,10,11,12,13,15,16,18,19]</text:p>
      <text:p text:style-name="P1">[3,5,6,7,10,12,14,15,17,18,20,22,23,24,25]</text:p>
      <text:p text:style-name="P1">[1,3,4,6,7,8,11,14,16,17,19,20,21,22,23]</text:p>
      <text:p text:style-name="P1">[1,2,3,4,5,9,11,12,13,17,18,19,20,23,24]</text:p>
      <text:p text:style-name="P1">[1,4,5,9,11,13,14,17,18,20,21,22,23,24,25]</text:p>
      <text:p text:style-name="P1">[2,4,5,7,8,10,12,13,14,16,17,18,19,23,24]</text:p>
      <text:p text:style-name="P1">[3,4,6,7,10,13,17,18,19,20,21,22,23,24,25]</text:p>
      <text:p text:style-name="P1">[2,3,4,5,8,9,13,14,16,18,19,20,21,22,25]</text:p>
      <text:p text:style-name="P1">[4,5,6,8,9,10,13,14,15,16,19,21,23,24,25]</text:p>
      <text:p text:style-name="P1">[1,2,3,6,7,8,12,13,14,16,20,21,22,23,24]</text:p>
      <text:p text:style-name="P1">[1,2,3,5,6,7,8,10,13,16,17,18,20,21,22]</text:p>
      <text:p text:style-name="P1">[3,4,5,7,8,10,11,14,15,16,17,18,19,22,25]</text:p>
      <text:p text:style-name="P1">[1,3,6,8,9,10,12,13,14,15,16,17,18,19,22]</text:p>
      <text:p text:style-name="P1">[2,4,6,7,9,10,11,12,13,14,16,18,19,20,22]</text:p>
      <text:p text:style-name="P1">[2,3,4,5,9,12,14,16,17,18,19,20,21,23,24]</text:p>
      <text:p text:style-name="P1">[2,3,4,5,7,8,9,12,13,14,15,17,18,20,21]</text:p>
      <text:p text:style-name="P1">[2,5,9,10,11,12,13,16,17,18,19,21,22,23,25]</text:p>
      <text:p text:style-name="P1">[1,2,3,4,6,7,8,9,10,12,13,14,17,18,22]</text:p>
      <text:p text:style-name="P1">[1,3,4,5,11,12,13,15,18,19,20,21,22,23,24]</text:p>
      <text:p text:style-name="P1">[2,4,5,6,7,9,10,11,12,17,20,21,22,24,25]</text:p>
      <text:p text:style-name="P1">[1,2,3,4,5,8,10,11,13,14,18,19,20,21,23]</text:p>
      <text:p text:style-name="P1">[1,3,5,6,7,10,13,14,15,16,17,18,23,24,25]</text:p>
      <text:p text:style-name="P1">[1,4,8,9,10,12,13,15,16,17,19,20,21,23,24]</text:p>
      <text:p text:style-name="P1">[1,3,5,6,7,8,10,14,15,18,19,21,22,23,24]</text:p>
      <text:p text:style-name="P1">[1,2,4,6,8,11,13,16,17,18,19,21,22,24,25]</text:p>
      <text:p text:style-name="P1">[1,3,4,5,7,10,11,12,13,16,17,22,23,24,25]</text:p>
      <text:p text:style-name="P1">[1,3,4,5,7,8,9,10,11,14,15,21,22,23,24]</text:p>
      <text:p text:style-name="P1">[2,3,5,6,7,8,10,11,12,17,18,20,21,22,24]</text:p>
      <text:p text:style-name="P1">[2,3,4,6,10,11,13,15,17,18,20,21,23,24,25]</text:p>
      <text:p text:style-name="P1">[2,3,4,9,10,11,13,15,17,18,20,22,23,24,25]</text:p>
      <text:p text:style-name="P1">[1,3,4,5,6,8,11,13,14,15,16,19,21,24,25]</text:p>
      <text:p text:style-name="P1">[2,4,5,7,8,11,12,14,15,17,19,21,22,23,25]</text:p>
      <text:p text:style-name="P1">[1,2,4,6,7,10,11,12,13,14,17,18,19,21,22]</text:p>
      <text:p text:style-name="P1">[5,6,7,9,10,11,12,13,15,16,18,20,21,22,23]</text:p>
      <text:p text:style-name="P1">[1,5,6,8,12,13,14,15,18,19,21,22,23,24,25]</text:p>
      <text:p text:style-name="P1">[1,3,5,6,8,10,11,12,14,15,17,19,20,22,25]</text:p>
      <text:p text:style-name="P1">[1,2,5,6,7,9,10,13,14,15,16,20,21,22,24]</text:p>
      <text:p text:style-name="P1">[2,3,5,6,7,8,9,10,11,12,14,15,17,21,22]</text:p>
      <text:p text:style-name="P1">[1,2,4,6,8,9,10,11,12,14,16,18,21,24,25]</text:p>
      <text:p text:style-name="P1">[1,7,8,10,12,13,14,15,16,18,19,22,23,24,25]</text:p>
      <text:p text:style-name="P1">[1,3,5,7,8,9,10,13,14,17,19,20,22,24,25]</text:p>
      <text:p text:style-name="P1">[1,3,5,9,10,12,13,14,17,18,19,20,21,22,24]</text:p>
      <text:p text:style-name="P1">[1,2,4,5,8,9,12,13,14,15,16,19,21,23,25]</text:p>
      <text:p text:style-name="P1">[1,2,3,6,7,8,10,11,15,16,17,21,22,24,25]</text:p>
      <text:p text:style-name="P1">[1,2,3,6,10,12,13,14,15,19,20,21,23,24,25]</text:p>
      <text:p text:style-name="P1">[3,6,7,9,11,12,13,15,16,18,19,22,23,24,25]</text:p>
      <text:p text:style-name="P1">[2,4,5,6,10,11,12,15,16,18,19,20,22,24,25]</text:p>
      <text:p text:style-name="P1">[1,3,6,9,10,13,14,17,18,19,20,21,22,23,24]</text:p>
      <text:p text:style-name="P1">[2,3,4,5,6,7,8,11,12,14,16,19,20,22,24]</text:p>
      <text:p text:style-name="P1">[1,2,3,4,5,6,8,9,10,11,16,18,19,22,24]</text:p>
      <text:p text:style-name="P1">[1,5,8,11,12,15,16,17,18,19,20,21,22,23,25]</text:p>
      <text:p text:style-name="P1">[1,4,6,8,9,10,12,14,15,16,17,18,20,21,25]</text:p>
      <text:p text:style-name="P1">[5,6,7,8,10,11,13,15,17,18,19,21,22,24,25]</text:p>
      <text:p text:style-name="P1">[1,5,6,10,11,12,13,15,17,18,19,20,21,23,24]</text:p>
      <text:p text:style-name="P1">[2,3,4,6,7,8,9,10,11,16,18,20,21,24,25]</text:p>
      <text:p text:style-name="P1">[3,4,6,7,8,9,10,11,12,15,16,19,22,23,25]</text:p>
      <text:p text:style-name="P1">[1,4,5,6,7,8,10,13,15,16,17,19,20,21,25]</text:p>
      <text:p text:style-name="P1">[1,3,5,6,7,9,10,11,12,17,18,19,21,22,25]</text:p>
      <text:p text:style-name="P1">[2,4,6,9,12,13,15,16,19,20,21,22,23,24,25]</text:p>
      <text:p text:style-name="P1">[1,4,6,7,10,12,13,16,17,18,19,20,22,23,24]</text:p>
      <text:p text:style-name="P1">[1,3,4,6,7,9,10,12,13,15,18,19,22,24,25]</text:p>
      <text:p text:style-name="P1">[1,3,4,6,7,8,9,12,13,15,16,17,18,20,22]</text:p>
      <text:p text:style-name="P1">[1,2,3,5,6,8,9,12,13,15,17,21,22,24,25]</text:p>
      <text:p text:style-name="P1">[1,2,3,4,5,10,12,13,14,15,17,20,21,24,25]</text:p>
      <text:p text:style-name="P1">[1,2,3,8,9,11,13,16,18,19,20,21,22,23,25]</text:p>
      <text:p text:style-name="P1">[1,2,5,6,7,8,12,13,16,17,19,21,22,23,24]</text:p>
      <text:p text:style-name="P1">[1,3,4,7,10,13,14,15,17,18,20,21,22,23,25]</text:p>
      <text:p text:style-name="P1">[1,2,4,7,8,9,10,12,13,14,17,19,20,22,23]</text:p>
      <text:p text:style-name="P1">[1,2,3,4,5,6,8,10,14,15,16,18,19,22,23]</text:p>
      <text:p text:style-name="P1">[1,3,4,5,6,7,12,14,15,16,18,20,23,24,25]</text:p>
      <text:p text:style-name="P1">[1,2,3,5,6,9,10,11,13,17,18,19,20,21,25]</text:p>
      <text:p text:style-name="P1">[1,2,5,6,7,8,12,15,16,17,20,21,22,23,25]</text:p>
      <text:p text:style-name="P1">[1,2,3,4,5,8,9,10,11,13,14,15,16,21,24]</text:p>
      <text:p text:style-name="P1">[1,2,4,6,7,10,12,14,15,16,17,19,20,23,25]</text:p>
      <text:p text:style-name="P1">[1,2,3,4,5,8,9,11,13,14,17,18,21,22,25]</text:p>
      <text:p text:style-name="P1">[1,3,7,8,9,10,11,12,13,14,15,16,20,21,23]</text:p>
      <text:p text:style-name="P1">[2,4,5,6,7,9,10,11,15,16,19,20,23,24,25]</text:p>
      <text:p text:style-name="P1">[1,2,4,6,10,12,14,17,18,19,20,22,23,24,25]</text:p>
      <text:p text:style-name="P1">[1,3,5,7,8,10,12,13,14,16,17,18,20,23,25]</text:p>
      <text:p text:style-name="P1">[2,4,5,7,11,12,14,15,18,19,20,21,22,23,25]</text:p>
      <text:p text:style-name="P1">[2,6,7,10,11,13,15,16,17,18,19,21,23,24,25]</text:p>
      <text:p text:style-name="P1">[1,3,4,5,7,9,10,13,14,16,19,20,21,24,25]</text:p>
      <text:p text:style-name="P1">[1,2,5,8,9,10,13,15,16,17,18,19,21,24,25]</text:p>
      <text:p text:style-name="P1">[3,7,9,10,12,13,14,15,17,19,20,22,23,24,25]</text:p>
      <text:p text:style-name="P1">[3,6,7,8,9,11,12,14,15,16,17,18,19,20,23]</text:p>
      <text:p text:style-name="P1">[2,3,4,6,7,11,12,13,17,18,19,22,23,24,25]</text:p>
      <text:p text:style-name="P1">[2,4,6,8,10,12,14,15,16,18,19,20,21,24,25]</text:p>
      <text:p text:style-name="P1">[1,3,5,6,8,9,10,11,13,16,18,19,21,23,24]</text:p>
      <text:p text:style-name="P1">[2,3,4,6,8,9,15,18,19,20,21,22,23,24,25]</text:p>
      <text:p text:style-name="P1">[3,4,5,6,8,9,10,11,13,14,15,16,17,22,25]</text:p>
      <text:p text:style-name="P1">[1,4,5,7,8,9,10,11,15,16,18,19,20,21,22]</text:p>
      <text:p text:style-name="P1">[1,2,3,7,8,12,13,14,15,17,18,19,20,22,25]</text:p>
      <text:p text:style-name="P1">[3,4,8,10,11,12,14,15,18,20,21,22,23,24,25]</text:p>
      <text:p text:style-name="P1">[1,3,4,7,9,10,11,13,14,17,18,19,22,23,25]</text:p>
      <text:p text:style-name="P1">[1,4,5,6,7,8,9,11,14,16,17,19,21,23,25]</text:p>
      <text:p text:style-name="P1">[1,3,4,5,6,7,12,16,17,18,20,21,22,23,24]</text:p>
      <text:p text:style-name="P1">[1,2,4,6,7,10,11,12,14,18,19,20,21,23,25]</text:p>
      <text:p text:style-name="P1">[1,2,6,7,9,10,11,13,14,15,17,18,19,20,23]</text:p>
      <text:p text:style-name="P1">[1,3,5,8,9,11,13,14,15,17,19,21,22,24,25]</text:p>
      <text:p text:style-name="P1">[1,2,3,6,8,11,12,13,15,17,18,21,23,24,25]</text:p>
      <text:p text:style-name="P1">[1,2,4,5,7,8,10,13,15,17,18,19,20,22,24]</text:p>
      <text:p text:style-name="P1">[2,3,6,7,9,10,13,14,15,16,17,21,22,24,25]</text:p>
      <text:p text:style-name="P1">[1,2,3,5,6,10,11,13,16,18,19,20,21,23,24]</text:p>
      <text:p text:style-name="P1">[3,4,5,7,8,10,11,13,16,18,19,21,22,24,25]</text:p>
      <text:p text:style-name="P1">[2,4,7,8,9,10,13,16,17,18,19,22,23,24,25]</text:p>
      <text:p text:style-name="P1">[1,3,5,9,10,12,15,16,18,19,20,21,23,24,25]</text:p>
      <text:p text:style-name="P1">[3,5,6,7,9,10,11,14,15,16,17,18,19,24,25]</text:p>
      <text:p text:style-name="P1">[2,3,4,5,7,9,12,13,14,15,16,19,20,21,23]</text:p>
      <text:p text:style-name="P1">[2,3,4,5,8,10,11,12,15,18,20,22,23,24,25]</text:p>
      <text:p text:style-name="P1">[1,2,5,6,7,8,10,12,13,14,15,16,20,21,22]</text:p>
      <text:p text:style-name="P1">[1,4,5,7,10,12,13,15,17,18,19,20,22,23,24]</text:p>
      <text:p text:style-name="P1">[1,2,5,8,11,12,14,15,16,19,20,21,23,24,25]</text:p>
      <text:p text:style-name="P1">[3,4,5,6,7,9,11,15,17,18,19,20,21,23,24]</text:p>
      <text:p text:style-name="P1">[1,5,8,9,10,11,13,14,15,17,19,20,22,24,25]</text:p>
      <text:p text:style-name="P1">[1,2,4,5,6,9,10,14,15,16,18,20,22,23,24]</text:p>
      <text:p text:style-name="P1">[1,2,4,5,7,9,11,14,15,16,19,20,21,23,25]</text:p>
      <text:p text:style-name="P1">[1,2,3,5,7,8,9,13,14,17,18,19,20,24,25]</text:p>
      <text:p text:style-name="P1">[3,5,7,8,11,12,13,15,16,18,19,20,22,24,25]</text:p>
      <text:p text:style-name="P1">[1,2,4,5,6,9,13,14,16,17,18,20,23,24,25]</text:p>
      <text:p text:style-name="P1">[1,3,4,6,7,9,12,13,14,16,19,21,22,24,25]</text:p>
      <text:p text:style-name="P1">[2,3,4,5,6,7,8,10,12,13,14,18,20,21,24]</text:p>
      <text:p text:style-name="P1">[2,4,6,7,9,11,12,13,18,19,20,21,23,24,25]</text:p>
      <text:p text:style-name="P1">[1,2,4,5,7,8,11,13,14,15,16,17,20,23,25]</text:p>
      <text:p text:style-name="P1">[1,2,3,5,7,12,14,15,16,18,19,21,23,24,25]</text:p>
      <text:p text:style-name="P1">[3,6,7,10,11,12,13,14,15,18,19,20,21,24,25]</text:p>
      <text:p text:style-name="P1">[1,2,4,6,7,8,9,11,13,14,15,16,18,20,21]</text:p>
      <text:p text:style-name="P1">[1,4,7,9,10,11,14,15,16,17,18,21,22,23,24]</text:p>
      <text:p text:style-name="P1">[1,4,5,6,8,9,10,11,14,15,16,19,21,23,24]</text:p>
      <text:p text:style-name="P1">[1,6,9,10,11,12,13,14,15,16,17,18,19,20,23]</text:p>
      <text:p text:style-name="P1">[1,4,5,7,10,13,14,16,17,18,19,20,21,22,25]</text:p>
      <text:p text:style-name="P1">[2,3,4,5,7,9,10,13,14,16,17,19,20,21,25]</text:p>
      <text:p text:style-name="P1">[1,4,6,9,12,13,14,16,17,18,19,20,21,24,25]</text:p>
      <text:p text:style-name="P1">[3,5,6,7,8,9,10,12,13,15,16,17,18,19,22]</text:p>
      <text:p text:style-name="P1">[2,5,6,8,9,11,13,14,16,17,18,20,21,23,25]</text:p>
      <text:p text:style-name="P1">[1,3,7,8,9,10,11,14,15,16,17,20,21,22,23]</text:p>
      <text:p text:style-name="P1">[1,2,5,7,8,9,10,11,12,13,14,19,21,22,25]</text:p>
      <text:p text:style-name="P1">[1,3,4,6,7,10,12,13,14,17,18,19,21,22,24]</text:p>
      <text:p text:style-name="P1">[1,2,5,6,7,8,9,11,12,13,15,19,21,23,24]</text:p>
      <text:p text:style-name="P1">[2,3,4,5,7,10,11,13,15,16,19,21,22,23,24]</text:p>
      <text:p text:style-name="P1">[1,3,5,8,10,11,12,14,17,18,19,20,22,23,24]</text:p>
      <text:p text:style-name="P1">[2,4,5,8,9,10,12,14,16,18,19,20,21,22,23]</text:p>
      <text:p text:style-name="P1">[2,7,8,9,10,11,16,18,19,20,21,22,23,24,25]</text:p>
      <text:p text:style-name="P1">[1,7,9,11,12,14,15,16,18,19,20,21,23,24,25]</text:p>
      <text:p text:style-name="P1">[2,5,6,8,12,13,14,15,17,18,19,20,21,22,23]</text:p>
      <text:p text:style-name="P1">[1,4,6,7,11,13,14,15,16,18,20,21,22,23,24]</text:p>
      <text:p text:style-name="P1">[1,3,4,6,7,8,9,12,14,15,17,18,19,24,25]</text:p>
      <text:p text:style-name="P1">[1,4,5,6,8,9,11,12,13,14,15,16,21,24,25]</text:p>
      <text:p text:style-name="P1">[1,3,5,8,9,10,12,15,16,18,20,21,22,23,25]</text:p>
      <text:p text:style-name="P1">[1,3,4,6,7,8,9,14,15,17,18,19,23,24,25]</text:p>
      <text:p text:style-name="P1">[2,3,6,7,10,11,12,13,14,15,16,17,19,21,24]</text:p>
      <text:p text:style-name="P1">[1,2,3,4,6,7,8,11,12,13,17,18,21,22,25]</text:p>
      <text:p text:style-name="P1">[3,4,5,6,9,11,12,13,14,16,17,19,20,21,23]</text:p>
      <text:p text:style-name="P1">[4,6,7,8,11,12,14,15,16,17,19,20,21,22,24]</text:p>
      <text:p text:style-name="P1">[1,3,5,6,7,8,11,12,14,15,16,17,21,23,25]</text:p>
      <text:p text:style-name="P1">[3,4,5,6,8,10,11,14,15,17,18,19,20,21,23]</text:p>
      <text:p text:style-name="P1">[1,2,3,9,10,11,12,14,15,18,19,20,22,24,25]</text:p>
      <text:p text:style-name="P1">[1,2,3,5,7,8,9,14,15,17,18,19,20,23,24]</text:p>
      <text:p text:style-name="P1">[2,3,7,8,9,11,13,15,16,17,18,20,21,22,24]</text:p>
      <text:p text:style-name="P1">[1,5,9,11,12,13,14,17,18,19,21,22,23,24,25]</text:p>
      <text:p text:style-name="P1">[4,5,7,10,11,12,14,15,16,18,20,21,23,24,25]</text:p>
      <text:p text:style-name="P1">[1,5,6,7,8,9,10,11,13,16,19,20,22,23,25]</text:p>
      <text:p text:style-name="P1">[1,3,6,9,10,12,13,17,18,19,20,21,23,24,25]</text:p>
      <text:p text:style-name="P1">[1,3,5,9,10,11,13,14,15,16,17,20,22,23,24]</text:p>
      <text:p text:style-name="P1">[3,4,5,6,8,11,13,14,15,16,17,18,20,22,24]</text:p>
      <text:p text:style-name="P1">[1,4,5,7,11,12,13,14,15,16,17,20,23,24,25]</text:p>
      <text:p text:style-name="P1">[1,3,4,7,8,10,11,12,13,16,17,18,20,21,23]</text:p>
      <text:p text:style-name="P1">[2,4,6,7,8,9,14,15,16,17,20,22,23,24,25]</text:p>
      <text:p text:style-name="P1">[2,3,4,7,8,9,11,13,15,17,18,20,21,22,25]</text:p>
      <text:p text:style-name="P1">[3,6,7,8,9,12,13,16,17,19,20,21,22,24,25]</text:p>
      <text:p text:style-name="P1">[1,2,3,4,5,10,11,15,17,18,19,21,22,23,24]</text:p>
      <text:p text:style-name="P1">[2,3,5,6,7,8,9,13,14,16,18,22,23,24,25]</text:p>
      <text:p text:style-name="P1">[2,3,4,5,7,10,11,13,16,18,19,20,21,23,24]</text:p>
      <text:p text:style-name="P1">[2,3,4,5,6,8,9,10,14,16,18,21,22,24,25]</text:p>
      <text:p text:style-name="P1">[2,3,6,7,8,9,10,12,14,16,18,20,21,24,25]</text:p>
      <text:p text:style-name="P1">[2,3,5,6,7,10,11,12,14,17,19,20,21,24,25]</text:p>
      <text:p text:style-name="P1">[1,2,3,4,5,10,11,12,13,14,16,20,21,23,25]</text:p>
      <text:p text:style-name="P1">[1,2,4,5,6,7,8,9,12,13,15,16,17,18,25]</text:p>
      <text:p text:style-name="P1">[1,2,4,5,6,8,10,11,13,14,16,17,19,21,24]</text:p>
      <text:p text:style-name="P1">[1,2,4,10,11,13,14,15,17,18,21,22,23,24,25]</text:p>
      <text:p text:style-name="P1">[1,2,3,4,6,7,10,15,16,18,20,21,22,24,25]</text:p>
      <text:p text:style-name="P1">[1,2,4,5,6,7,8,11,13,14,18,20,22,23,24]</text:p>
      <text:p text:style-name="P1">[1,2,6,8,9,13,14,15,17,19,20,21,22,23,25]</text:p>
      <text:p text:style-name="P1">[1,4,5,7,8,9,10,11,12,14,15,17,19,21,23]</text:p>
      <text:p text:style-name="P1">[1,5,6,8,9,10,13,14,17,19,20,21,22,24,25]</text:p>
      <text:p text:style-name="P1">[1,3,4,5,7,8,13,14,16,18,19,21,22,23,24]</text:p>
      <text:p text:style-name="P1">[1,2,3,4,7,8,11,13,16,18,19,20,22,23,24]</text:p>
      <text:p text:style-name="P1">[2,4,8,9,11,12,13,14,15,18,19,21,23,24,25]</text:p>
      <text:p text:style-name="P1">[1,2,3,4,5,6,8,10,12,15,17,19,23,24,25]</text:p>
      <text:p text:style-name="P1">[2,4,5,6,8,10,11,13,15,16,19,20,21,24,25]</text:p>
      <text:p text:style-name="P1">[1,4,5,6,7,9,11,13,15,18,19,20,22,23,24]</text:p>
      <text:p text:style-name="P1">[1,3,4,5,10,14,15,16,17,18,19,21,23,24,25]</text:p>
      <text:p text:style-name="P1">[1,3,4,5,8,9,11,12,13,14,15,16,22,23,24]</text:p>
      <text:p text:style-name="P1">[1,2,3,4,5,8,11,13,15,16,17,18,21,22,23]</text:p>
      <text:p text:style-name="P1">[1,2,3,5,6,7,8,9,11,12,14,16,17,23,25]</text:p>
      <text:p text:style-name="P1">[1,3,5,8,9,10,11,12,14,17,18,21,22,23,25]</text:p>
      <text:p text:style-name="P1">[1,2,3,6,9,11,12,14,15,16,19,20,21,22,25]</text:p>
      <text:p text:style-name="P1">[1,3,4,6,7,8,9,10,11,12,14,16,17,18,22]</text:p>
      <text:p text:style-name="P1">[2,4,6,7,8,11,12,14,17,18,20,22,23,24,25]</text:p>
      <text:p text:style-name="P1">[1,2,4,6,7,11,13,14,15,19,20,22,23,24,25]</text:p>
      <text:p text:style-name="P1">[1,2,4,5,7,8,9,10,11,13,15,16,17,21,23]</text:p>
      <text:p text:style-name="P1">[3,4,6,7,11,14,15,16,19,20,21,22,23,24,25]</text:p>
      <text:p text:style-name="P1">[1,3,5,6,7,8,9,10,11,19,20,21,23,24,25]</text:p>
      <text:p text:style-name="P1">[2,3,4,5,7,9,10,14,15,16,19,20,21,22,25]</text:p>
      <text:p text:style-name="P1">[2,4,5,8,9,11,12,15,16,17,18,19,21,22,25]</text:p>
      <text:p text:style-name="P1">[1,2,3,4,6,8,9,10,13,14,19,22,23,24,25]</text:p>
      <text:p text:style-name="P1">[1,2,3,6,8,9,12,15,16,17,18,20,21,22,24]</text:p>
      <text:p text:style-name="P1">[1,3,4,5,7,8,12,13,14,15,16,17,20,21,24]</text:p>
      <text:p text:style-name="P1">[5,6,8,9,10,12,13,14,16,18,19,20,21,22,23]</text:p>
      <text:p text:style-name="P1">[1,3,5,6,9,10,11,14,15,16,17,18,19,20,23]</text:p>
      <text:p text:style-name="P1">[1,5,6,7,8,10,11,12,13,16,17,18,19,22,25]</text:p>
      <text:p text:style-name="P1">[2,3,4,5,9,10,12,13,14,15,16,17,18,19,20]</text:p>
      <text:p text:style-name="P1">[1,2,4,5,6,8,9,11,12,15,16,17,22,23,25]</text:p>
      <text:p text:style-name="P1">[4,6,7,8,9,10,12,14,15,16,19,20,21,23,24]</text:p>
      <text:p text:style-name="P1">[1,6,7,8,10,11,12,13,14,15,17,18,20,23,25]</text:p>
      <text:p text:style-name="P1">[1,3,6,8,9,11,12,15,16,17,18,19,21,23,24]</text:p>
      <text:p text:style-name="P1">[1,2,3,4,6,7,10,11,14,16,17,18,23,24,25]</text:p>
      <text:p text:style-name="P1">[1,3,4,5,9,10,13,15,16,17,19,21,23,24,25]</text:p>
      <text:p text:style-name="P1">[2,4,6,7,8,12,13,14,16,17,20,22,23,24,25]</text:p>
      <text:p text:style-name="P1">[2,3,4,5,6,8,9,10,11,12,14,17,18,22,25]</text:p>
      <text:p text:style-name="P1">[2,3,4,7,9,10,12,13,14,15,16,18,22,23,25]</text:p>
      <text:p text:style-name="P1">[1,2,4,5,8,11,12,13,14,15,19,21,22,24,25]</text:p>
      <text:p text:style-name="P1">[2,5,6,7,8,9,10,14,16,18,20,21,22,23,24]</text:p>
      <text:p text:style-name="P1">[2,5,6,7,8,9,10,11,12,14,16,19,20,24,25]</text:p>
      <text:p text:style-name="P1">[2,4,5,8,10,12,13,14,15,17,18,19,20,21,25]</text:p>
      <text:p text:style-name="P1">[2,4,8,10,11,12,13,15,16,17,19,20,21,22,25]</text:p>
      <text:p text:style-name="P1">[4,5,6,7,8,10,11,13,15,18,19,20,23,24,25]</text:p>
      <text:p text:style-name="P1">[1,2,3,4,10,13,14,15,17,19,20,21,23,24,25]</text:p>
      <text:p text:style-name="P1">[2,4,5,6,7,9,10,11,12,17,18,19,20,22,24]</text:p>
      <text:p text:style-name="P1">[1,2,3,5,6,9,10,11,15,19,20,21,22,23,24]</text:p>
      <text:p text:style-name="P1">[2,4,6,9,10,11,12,13,14,17,18,20,21,22,25]</text:p>
      <text:p text:style-name="P1">[2,3,4,5,6,7,8,9,10,13,15,16,18,21,24]</text:p>
      <text:p text:style-name="P1">[2,3,4,5,6,7,8,10,12,16,17,18,19,23,25]</text:p>
      <text:p text:style-name="P1">[1,4,5,7,10,11,12,14,17,19,20,22,23,24,25]</text:p>
      <text:p text:style-name="P1">[2,3,8,9,10,11,12,13,14,17,18,22,23,24,25]</text:p>
      <text:p text:style-name="P1">[1,2,3,4,5,6,7,9,13,14,16,18,20,21,23]</text:p>
      <text:p text:style-name="P1">[1,4,5,6,9,10,13,14,15,16,17,18,21,23,24]</text:p>
      <text:p text:style-name="P1">[1,2,4,5,8,10,11,13,15,17,18,21,22,23,24]</text:p>
      <text:p text:style-name="P1">[1,2,3,5,6,7,8,9,10,15,16,19,23,24,25]</text:p>
      <text:p text:style-name="P1">[1,2,3,4,7,8,9,10,11,13,15,19,20,22,25]</text:p>
      <text:p text:style-name="P1">[1,2,4,5,7,8,10,13,14,16,17,21,22,23,24]</text:p>
      <text:p text:style-name="P1">[3,4,5,6,7,9,10,11,12,14,16,18,19,22,23]</text:p>
      <text:p text:style-name="P1">[2,4,6,8,9,10,11,12,14,16,17,19,20,22,24]</text:p>
      <text:p text:style-name="P1">[1,7,9,10,11,12,13,16,19,20,21,22,23,24,25]</text:p>
      <text:p text:style-name="P1">[1,2,3,4,5,7,8,9,10,11,12,20,23,24,25]</text:p>
      <text:p text:style-name="P1">[1,3,5,6,7,8,10,12,15,16,17,18,22,23,24]</text:p>
      <text:p text:style-name="P1">[2,3,4,5,6,8,11,13,14,15,17,19,20,21,25]</text:p>
      <text:p text:style-name="P1">[3,4,5,6,9,10,11,12,15,17,19,21,22,23,24]</text:p>
      <text:p text:style-name="P1">[3,4,6,7,8,10,11,12,16,18,19,20,21,22,25]</text:p>
      <text:p text:style-name="P1">[2,3,4,6,7,9,10,11,12,13,19,20,22,23,24]</text:p>
      <text:p text:style-name="P1">[1,5,8,10,11,12,13,15,17,18,21,22,23,24,25]</text:p>
      <text:p text:style-name="P1">[1,3,4,5,8,10,12,13,14,16,17,20,22,24,25]</text:p>
      <text:p text:style-name="P1">[1,2,3,4,7,8,10,11,12,13,15,18,20,24,25]</text:p>
      <text:p text:style-name="P1">[2,3,6,9,10,13,14,15,16,17,18,19,20,22,23]</text:p>
      <text:p text:style-name="P1">[1,2,4,5,7,8,9,10,11,13,16,18,22,23,24]</text:p>
      <text:p text:style-name="P1">[3,4,5,8,9,10,12,15,17,19,20,22,23,24,25]</text:p>
      <text:p text:style-name="P1">[1,2,3,4,6,7,10,11,13,14,15,20,21,22,23]</text:p>
      <text:p text:style-name="P1">[2,5,6,9,11,13,14,15,16,18,19,22,23,24,25]</text:p>
      <text:p text:style-name="P1">[1,3,7,9,11,12,13,14,16,17,19,20,21,22,24]</text:p>
      <text:p text:style-name="P1">[2,3,5,6,8,10,11,14,15,16,19,20,22,23,25]</text:p>
      <text:p text:style-name="P1">[2,3,4,6,8,9,10,11,12,16,18,20,21,23,25]</text:p>
      <text:p text:style-name="P1">[3,4,6,9,10,11,12,13,16,18,19,20,22,23,25]</text:p>
      <text:p text:style-name="P1">[3,5,7,9,10,11,13,14,16,17,18,20,21,22,24]</text:p>
      <text:p text:style-name="P1">[1,3,4,5,6,9,10,15,16,18,19,20,21,22,23]</text:p>
      <text:p text:style-name="P1">[2,3,4,6,7,8,10,13,16,18,21,22,23,24,25]</text:p>
      <text:p text:style-name="P1">[1,2,4,5,9,12,14,15,16,19,20,22,23,24,25]</text:p>
      <text:p text:style-name="P1">[3,4,6,7,8,9,10,14,15,16,19,20,21,22,23]</text:p>
      <text:p text:style-name="P1">[1,2,3,4,5,7,11,14,15,16,17,19,20,23,25]</text:p>
      <text:p text:style-name="P1">[2,3,5,6,7,8,11,15,17,18,20,21,22,23,25]</text:p>
      <text:p text:style-name="P1">[1,2,3,6,7,9,10,12,13,16,17,18,20,24,25]</text:p>
      <text:p text:style-name="P1">[2,3,7,9,10,12,13,15,17,18,20,21,23,24,25]</text:p>
      <text:p text:style-name="P1">[2,4,5,7,12,13,14,15,18,19,20,21,22,23,24]</text:p>
      <text:p text:style-name="P1">[1,2,3,4,6,9,12,13,14,15,16,19,20,21,22]</text:p>
      <text:p text:style-name="P1">[3,4,5,8,9,10,11,12,13,14,15,18,20,24,25]</text:p>
      <text:p text:style-name="P1">[1,2,3,5,8,9,10,12,13,14,15,16,17,19,23]</text:p>
      <text:p text:style-name="P1">[1,2,4,5,6,10,12,16,19,20,21,22,23,24,25]</text:p>
      <text:p text:style-name="P1">[1,3,4,5,6,7,9,12,13,14,15,16,18,19,24]</text:p>
      <text:p text:style-name="P1">[1,2,3,5,7,8,10,11,12,13,14,15,17,23,24]</text:p>
      <text:p text:style-name="P1">[1,2,3,4,5,7,9,13,14,16,18,20,22,23,25]</text:p>
      <text:p text:style-name="P1">[4,5,6,7,9,13,14,15,16,18,19,20,22,23,24]</text:p>
      <text:p text:style-name="P1">[3,6,8,9,10,11,12,13,14,16,17,20,21,24,25]</text:p>
      <text:p text:style-name="P1">[3,6,8,9,10,13,14,15,16,17,18,19,21,23,25]</text:p>
      <text:p text:style-name="P1">[3,7,8,11,12,13,14,15,16,18,20,21,22,23,25]</text:p>
      <text:p text:style-name="P1">[2,3,6,7,8,9,10,13,14,16,17,18,19,23,25]</text:p>
      <text:p text:style-name="P1">[1,2,4,5,6,9,10,11,12,16,20,21,23,24,25]</text:p>
      <text:p text:style-name="P1">[2,5,7,8,9,10,11,12,13,16,17,20,22,23,25]</text:p>
      <text:p text:style-name="P1">[1,3,7,9,10,11,13,14,15,17,18,19,20,22,24]</text:p>
      <text:p text:style-name="P1">[1,3,4,5,7,10,12,13,15,16,17,18,19,22,23]</text:p>
      <text:p text:style-name="P1">[1,4,5,6,7,8,9,10,12,13,15,16,20,23,24]</text:p>
      <text:p text:style-name="P1">[4,5,6,9,10,11,12,13,14,15,16,18,21,22,25]</text:p>
      <text:p text:style-name="P1">[3,4,5,7,9,10,13,16,17,18,19,21,22,23,24]</text:p>
      <text:p text:style-name="P1">[1,2,3,4,5,6,7,12,13,15,17,20,23,24,25]</text:p>
      <text:p text:style-name="P1">[1,2,3,4,5,7,14,15,16,17,18,19,20,22,25]</text:p>
      <text:p text:style-name="P1">[1,2,5,6,7,8,9,10,11,12,16,19,20,23,24]</text:p>
      <text:p text:style-name="P1">[2,4,5,10,11,12,13,14,16,19,20,21,23,24,25]</text:p>
      <text:p text:style-name="P1">[1,2,3,6,7,9,11,12,14,15,17,21,22,23,24]</text:p>
      <text:p text:style-name="P1">[1,4,5,7,8,10,11,12,13,15,17,18,21,23,24]</text:p>
      <text:p text:style-name="P1">[2,3,4,5,6,10,11,12,13,15,16,17,19,21,22]</text:p>
      <text:p text:style-name="P1">[2,5,6,7,9,11,12,14,15,17,19,21,22,23,24]</text:p>
      <text:p text:style-name="P1">[1,2,4,6,7,9,10,11,12,16,17,19,23,24,25]</text:p>
      <text:p text:style-name="P1">[4,6,7,8,9,11,13,14,16,17,19,20,23,24,25]</text:p>
      <text:p text:style-name="P1">[1,2,5,6,7,8,10,14,15,16,17,18,20,22,24]</text:p>
      <text:p text:style-name="P1">[3,4,5,6,7,8,9,11,12,14,19,20,21,22,23]</text:p>
      <text:p text:style-name="P1">[1,3,4,5,6,8,9,10,13,15,16,20,21,22,23]</text:p>
      <text:p text:style-name="P1">[3,4,5,6,7,8,9,11,12,17,19,20,22,24,25]</text:p>
      <text:p text:style-name="P1">[1,3,5,7,9,10,11,12,13,14,18,19,20,23,25]</text:p>
      <text:p text:style-name="P1">[2,4,5,7,8,9,10,11,12,13,18,19,20,22,25]</text:p>
      <text:p text:style-name="P1">[2,4,6,7,8,9,12,13,14,15,16,18,20,21,22]</text:p>
      <text:p text:style-name="P1">[1,3,4,5,6,10,11,12,13,14,17,19,20,22,24]</text:p>
      <text:p text:style-name="P1">[3,4,6,7,8,9,13,15,17,19,20,22,23,24,25]</text:p>
      <text:p text:style-name="P1">[2,3,4,7,11,12,14,16,17,18,19,20,22,23,24]</text:p>
      <text:p text:style-name="P1">[1,2,3,6,7,9,10,11,16,17,19,20,21,22,25]</text:p>
      <text:p text:style-name="P1">[2,3,5,8,10,12,13,14,16,17,18,19,20,24,25]</text:p>
      <text:p text:style-name="P1">[1,5,6,7,8,9,10,11,12,15,17,20,22,24,25]</text:p>
      <text:p text:style-name="P1">[1,3,4,8,10,11,12,13,14,15,18,19,21,22,25]</text:p>
      <text:p text:style-name="P1">[3,6,8,9,11,12,13,15,17,18,19,21,22,24,25]</text:p>
      <text:p text:style-name="P1">[1,2,4,5,7,8,10,13,17,19,20,21,23,24,25]</text:p>
      <text:p text:style-name="P1">[1,3,5,6,10,11,15,16,17,18,19,20,21,22,24]</text:p>
      <text:p text:style-name="P1">[2,3,5,6,8,10,11,12,13,14,15,17,21,23,25]</text:p>
      <text:p text:style-name="P1">[1,2,3,4,5,7,12,13,15,16,17,19,20,22,24]</text:p>
      <text:p text:style-name="P1">[2,3,4,5,6,10,11,12,16,19,20,21,22,24,25]</text:p>
      <text:p text:style-name="P1">[1,5,7,10,11,13,16,18,19,20,21,22,23,24,25]</text:p>
      <text:p text:style-name="P1">[1,3,4,6,9,10,12,15,16,17,18,20,22,24,25]</text:p>
      <text:p text:style-name="P1">[1,2,4,7,8,10,11,14,16,19,20,21,23,24,25]</text:p>
      <text:p text:style-name="P1">[3,4,6,7,8,9,10,15,16,17,18,19,22,23,25]</text:p>
      <text:p text:style-name="P1">[2,3,4,5,6,8,9,11,13,15,17,18,20,23,25]</text:p>
      <text:p text:style-name="P1">[2,3,9,10,11,13,14,15,17,18,19,22,23,24,25]</text:p>
      <text:p text:style-name="P1">[1,2,3,4,5,8,13,15,16,19,20,21,22,24,25]</text:p>
      <text:p text:style-name="P1">[1,2,3,4,5,8,11,12,13,14,17,18,20,21,22]</text:p>
      <text:p text:style-name="P1">[1,3,5,6,8,9,10,11,14,17,18,20,23,24,25]</text:p>
      <text:p text:style-name="P1">[2,3,4,5,7,8,9,12,15,16,17,19,20,21,25]</text:p>
      <text:p text:style-name="P1">[1,2,3,4,6,7,8,10,12,15,18,19,22,23,24]</text:p>
      <text:p text:style-name="P1">[1,3,6,8,9,10,11,12,13,14,17,18,21,22,25]</text:p>
      <text:p text:style-name="P1">[1,2,4,8,10,11,12,14,15,16,17,19,20,21,25]</text:p>
      <text:p text:style-name="P1">[1,2,3,4,5,6,8,9,11,14,17,18,21,23,24]</text:p>
      <text:p text:style-name="P1">[2,3,4,6,8,9,10,12,14,15,16,18,19,20,22]</text:p>
      <text:p text:style-name="P1">[1,3,4,5,6,11,13,14,16,19,20,21,22,23,24]</text:p>
      <text:p text:style-name="P1">[1,2,3,6,7,9,12,13,16,17,20,21,23,24,25]</text:p>
      <text:p text:style-name="P1">[1,2,3,4,5,6,8,9,15,16,18,19,20,23,25]</text:p>
      <text:p text:style-name="P1">[3,4,7,8,10,11,12,13,16,17,19,22,23,24,25]</text:p>
      <text:p text:style-name="P1">[2,3,4,5,6,9,10,12,14,15,17,19,22,23,25]</text:p>
      <text:p text:style-name="P1">[1,2,3,7,8,9,10,12,13,15,18,20,23,24,25]</text:p>
      <text:p text:style-name="P1">[2,4,5,7,8,9,12,13,15,17,18,19,21,22,25]</text:p>
      <text:p text:style-name="P1">[1,2,5,6,10,11,12,13,14,16,17,19,20,21,22]</text:p>
      <text:p text:style-name="P1">[1,3,4,5,7,8,9,11,13,14,16,18,19,22,24]</text:p>
      <text:p text:style-name="P1">[3,8,10,11,12,13,14,16,18,19,20,22,23,24,25]</text:p>
      <text:p text:style-name="P1">[4,5,6,7,8,11,12,13,17,18,19,21,22,23,25]</text:p>
      <text:p text:style-name="P1">[1,2,4,7,8,9,10,11,14,16,18,20,21,22,23]</text:p>
      <text:p text:style-name="P1">[1,3,5,7,10,11,12,14,15,17,18,19,20,24,25]</text:p>
      <text:p text:style-name="P1">[1,2,3,4,5,6,10,11,14,15,19,21,23,24,25]</text:p>
      <text:p text:style-name="P1">[2,3,8,10,11,12,13,14,15,16,20,21,22,23,24]</text:p>
      <text:p text:style-name="P1">[1,2,4,7,9,11,13,14,16,17,19,22,23,24,25]</text:p>
      <text:p text:style-name="P1">[2,3,4,8,9,10,12,14,15,17,18,21,22,24,25]</text:p>
      <text:p text:style-name="P1">[3,5,7,9,12,13,14,15,17,18,19,21,22,23,25]</text:p>
      <text:p text:style-name="P1">[3,5,6,10,11,13,16,17,18,19,20,21,22,24,25]</text:p>
      <text:p text:style-name="P1">[1,3,5,9,12,13,15,16,17,18,19,20,21,24,25]</text:p>
      <text:p text:style-name="P1">[1,3,4,7,10,11,14,15,17,20,21,22,23,24,25]</text:p>
      <text:p text:style-name="P1">[2,3,4,5,7,8,10,11,12,15,16,18,20,21,23]</text:p>
      <text:p text:style-name="P1">[1,3,4,6,7,8,9,12,13,16,19,20,21,22,25]</text:p>
      <text:p text:style-name="P1">[3,4,8,9,10,11,13,14,16,17,20,21,22,24,25]</text:p>
      <text:p text:style-name="P1">[1,2,3,4,5,6,7,9,13,15,17,18,19,21,22]</text:p>
      <text:p text:style-name="P1">[1,2,3,4,7,9,10,12,16,18,19,20,22,23,25]</text:p>
      <text:p text:style-name="P1">[1,3,4,6,8,10,12,13,14,16,17,18,20,24,25]</text:p>
      <text:p text:style-name="P1">[3,4,9,11,12,13,15,16,17,18,20,21,22,23,24]</text:p>
      <text:p text:style-name="P1">[1,2,3,5,7,8,10,11,12,14,17,19,21,22,23]</text:p>
      <text:p text:style-name="P1">[1,2,3,4,5,7,11,14,15,16,18,19,21,23,25]</text:p>
      <text:p text:style-name="P1">[1,3,4,5,6,9,10,13,15,16,17,18,19,20,21]</text:p>
      <text:p text:style-name="P1">[2,5,6,8,9,10,11,12,13,14,15,16,18,20,25]</text:p>
      <text:p text:style-name="P1">[1,5,7,8,10,12,13,14,15,17,20,21,22,23,24]</text:p>
      <text:p text:style-name="P1">[1,4,5,10,12,14,15,16,17,18,19,20,21,23,25]</text:p>
      <text:p text:style-name="P1">[3,5,9,13,14,16,17,18,19,20,21,22,23,24,25]</text:p>
      <text:p text:style-name="P1">[1,2,5,8,10,11,12,15,16,17,18,19,20,21,23]</text:p>
      <text:p text:style-name="P1">[3,4,6,7,8,9,10,12,14,15,19,20,22,23,24]</text:p>
      <text:p text:style-name="P1">[1,2,5,6,7,10,11,13,16,18,19,20,22,24,25]</text:p>
      <text:p text:style-name="P1">[6,7,9,10,11,12,13,17,18,19,20,21,22,24,25]</text:p>
      <text:p text:style-name="P1">[4,5,6,7,8,9,10,11,12,13,14,17,19,21,22]</text:p>
      <text:p text:style-name="P1">[2,4,6,8,9,10,12,14,15,16,17,18,19,24,25]</text:p>
      <text:p text:style-name="P1">[1,7,8,9,12,13,14,16,17,19,20,21,23,24,25]</text:p>
      <text:p text:style-name="P1">[1,2,3,7,10,14,15,16,18,19,20,21,23,24,25]</text:p>
      <text:p text:style-name="P1">[1,2,3,4,5,6,7,9,13,17,21,22,23,24,25]</text:p>
      <text:p text:style-name="P1">[2,4,6,8,9,12,13,14,15,16,17,19,20,24,25]</text:p>
      <text:p text:style-name="P1">[1,2,4,6,9,10,11,12,13,15,16,17,20,21,25]</text:p>
      <text:p text:style-name="P1">[1,3,4,9,10,11,12,13,14,15,17,18,21,22,24]</text:p>
      <text:p text:style-name="P1">[4,5,6,7,11,12,13,15,16,18,19,20,23,24,25]</text:p>
      <text:p text:style-name="P1">[2,3,4,5,6,9,14,15,18,19,20,21,22,24,25]</text:p>
      <text:p text:style-name="P1">[2,3,5,7,8,9,11,12,13,14,17,19,23,24,25]</text:p>
      <text:p text:style-name="P1">[1,3,5,6,9,10,11,12,13,14,15,18,22,24,25]</text:p>
      <text:p text:style-name="P1">[3,4,5,7,8,10,11,12,13,14,15,16,21,24,25]</text:p>
      <text:p text:style-name="P1">[1,2,3,4,6,12,13,15,17,18,19,21,22,24,25]</text:p>
      <text:p text:style-name="P1">[1,2,3,6,9,12,14,15,17,18,19,22,23,24,25]</text:p>
      <text:p text:style-name="P1">[1,2,3,5,12,13,14,15,16,17,18,21,22,23,25]</text:p>
      <text:p text:style-name="P1">[2,4,5,6,7,9,10,11,15,16,17,18,19,20,21]</text:p>
      <text:p text:style-name="P1">[1,4,5,6,7,8,9,10,13,15,16,17,19,20,25]</text:p>
      <text:p text:style-name="P1">[4,5,7,9,10,11,12,14,16,19,20,21,22,23,24]</text:p>
      <text:p text:style-name="P1">[1,3,4,5,6,8,9,10,11,14,15,16,19,22,24]</text:p>
      <text:p text:style-name="P1">[1,4,6,9,10,12,13,14,15,16,18,20,23,24,25]</text:p>
      <text:p text:style-name="P1">[4,5,6,10,11,12,14,15,17,20,21,22,23,24,25]</text:p>
      <text:p text:style-name="P1">[3,6,8,10,13,14,15,16,17,18,19,20,23,24,25]</text:p>
      <text:p text:style-name="P1">[1,2,4,5,6,7,9,11,13,14,15,21,22,23,24]</text:p>
      <text:p text:style-name="P1">[1,2,5,6,8,9,10,11,12,13,16,19,20,23,25]</text:p>
      <text:p text:style-name="P1">[1,6,8,9,10,12,14,15,16,18,19,20,22,24,25]</text:p>
      <text:p text:style-name="P1">[2,3,4,5,6,7,8,9,10,11,16,17,19,20,24]</text:p>
      <text:p text:style-name="P1">[1,2,3,5,7,9,11,13,15,17,18,19,20,22,25]</text:p>
      <text:p text:style-name="P1">[1,2,3,4,6,8,9,12,14,15,19,20,21,24,25]</text:p>
      <text:p text:style-name="P1">[2,4,5,6,8,9,10,11,12,14,18,19,23,24,25]</text:p>
      <text:p text:style-name="P1">[1,2,4,6,8,11,12,14,15,17,18,19,20,22,23]</text:p>
      <text:p text:style-name="P1">[2,3,7,8,9,10,11,13,14,15,18,19,20,21,25]</text:p>
      <text:p text:style-name="P1">[2,3,6,7,8,10,12,14,15,16,18,19,21,23,24]</text:p>
      <text:p text:style-name="P1">[4,7,8,9,10,12,13,15,16,17,18,19,20,22,25]</text:p>
      <text:p text:style-name="P1">[1,2,5,7,8,9,11,12,14,15,17,18,20,24,25]</text:p>
      <text:p text:style-name="P1">[1,3,5,6,7,10,11,14,17,18,19,20,21,23,25]</text:p>
      <text:p text:style-name="P1">[1,2,3,8,10,11,14,17,18,19,20,21,23,24,25]</text:p>
      <text:p text:style-name="P1">[2,3,4,5,8,9,10,11,12,13,15,16,20,22,25]</text:p>
      <text:p text:style-name="P1">[1,2,5,7,10,11,12,13,15,16,18,19,20,21,25]</text:p>
      <text:p text:style-name="P1">[2,4,5,6,8,9,10,11,12,14,17,18,20,21,23]</text:p>
      <text:p text:style-name="P1">[3,7,8,9,10,13,14,16,17,18,19,20,21,22,25]</text:p>
      <text:p text:style-name="P1">[2,4,6,7,8,9,11,12,13,14,15,16,17,21,24]</text:p>
      <text:p text:style-name="P1">[1,2,3,5,7,8,9,12,13,16,18,20,22,24,25]</text:p>
      <text:p text:style-name="P1">[1,3,4,5,6,7,9,13,16,17,18,19,21,24,25]</text:p>
      <text:p text:style-name="P1">[2,4,5,8,9,10,11,12,13,14,16,17,21,22,23]</text:p>
      <text:p text:style-name="P1">[2,6,8,10,11,13,14,15,16,17,18,21,22,24,25]</text:p>
      <text:p text:style-name="P1">[1,3,4,5,9,11,12,13,14,16,19,20,21,23,24]</text:p>
      <text:p text:style-name="P1">[2,3,4,7,8,9,10,11,12,15,16,18,22,24,25]</text:p>
      <text:p text:style-name="P1">[1,2,4,7,8,9,10,11,13,16,17,20,22,24,25]</text:p>
      <text:p text:style-name="P1">[2,5,7,8,9,10,11,15,16,17,18,19,20,21,24]</text:p>
      <text:p text:style-name="P1">[3,5,7,9,10,12,13,16,17,18,20,21,22,24,25]</text:p>
      <text:p text:style-name="P1">[2,3,4,6,7,8,9,10,12,13,14,18,21,24,25]</text:p>
      <text:p text:style-name="P1">[1,2,4,5,7,9,14,15,16,17,19,20,21,22,24]</text:p>
      <text:p text:style-name="P1">[3,6,8,9,10,11,12,14,16,17,18,19,20,22,25]</text:p>
      <text:p text:style-name="P1">[1,5,6,7,8,10,12,13,14,18,20,21,22,23,24]</text:p>
      <text:p text:style-name="P1">[2,4,5,8,9,12,13,14,17,18,20,21,22,23,25]</text:p>
      <text:p text:style-name="P1">[1,2,4,5,7,8,9,14,17,18,19,20,22,23,25]</text:p>
      <text:p text:style-name="P1">[1,3,4,5,9,10,11,14,15,18,20,21,22,23,25]</text:p>
      <text:p text:style-name="P1">[1,5,6,8,9,10,14,17,18,19,20,21,23,24,25]</text:p>
      <text:p text:style-name="P1">[1,3,5,6,7,8,9,10,11,13,16,22,23,24,25]</text:p>
      <text:p text:style-name="P1">[1,8,10,11,12,13,15,16,17,19,20,21,23,24,25]</text:p>
      <text:p text:style-name="P1">[1,3,4,5,7,8,9,10,12,15,17,21,22,24,25]</text:p>
      <text:p text:style-name="P1">[2,3,4,5,6,10,11,13,14,15,16,18,20,23,24]</text:p>
      <text:p text:style-name="P1">[2,3,4,6,7,9,10,11,14,16,17,18,22,23,25]</text:p>
      <text:p text:style-name="P1">[1,3,4,6,7,8,10,11,14,15,19,20,21,22,24]</text:p>
      <text:p text:style-name="P1">[3,4,6,7,9,10,11,12,13,14,15,16,18,20,23]</text:p>
      <text:p text:style-name="P1">[1,2,3,7,8,9,10,11,13,14,16,17,19,23,25]</text:p>
      <text:p text:style-name="P1">[1,3,6,9,10,11,12,15,17,19,20,21,22,23,24]</text:p>
      <text:p text:style-name="P1">[2,4,6,7,8,9,10,11,14,15,17,18,19,21,23]</text:p>
      <text:p text:style-name="P1">[1,3,4,6,8,10,12,14,17,18,19,20,21,22,25]</text:p>
      <text:p text:style-name="P1">[1,2,3,4,5,6,8,13,15,16,18,19,21,23,25]</text:p>
      <text:p text:style-name="P1">[2,3,4,6,7,9,10,13,14,16,18,19,20,24,25]</text:p>
      <text:p text:style-name="P1">[2,6,7,9,11,12,13,14,16,17,18,19,20,21,23]</text:p>
      <text:p text:style-name="P1">[2,3,5,6,7,8,9,12,13,16,18,19,21,22,24]</text:p>
      <text:p text:style-name="P1">[1,2,3,7,8,12,13,14,16,17,18,19,22,23,25]</text:p>
      <text:p text:style-name="P1">[1,3,5,6,7,8,9,11,15,17,20,21,22,23,24]</text:p>
      <text:p text:style-name="P1">[1,2,3,4,5,7,8,9,10,14,18,22,23,24,25]</text:p>
      <text:p text:style-name="P1">[2,4,6,7,9,11,12,14,16,17,20,22,23,24,25]</text:p>
      <text:p text:style-name="P1">[1,2,3,6,9,10,11,14,17,18,19,20,21,23,25]</text:p>
      <text:p text:style-name="P1">[1,2,5,6,8,9,11,12,13,14,15,17,19,20,25]</text:p>
      <text:p text:style-name="P1">[2,5,6,7,8,10,12,13,14,15,17,20,23,24,25]</text:p>
      <text:p text:style-name="P1">[1,2,4,6,8,9,11,13,16,17,18,19,20,21,22]</text:p>
      <text:p text:style-name="P1">[1,3,5,6,7,8,9,12,14,15,16,19,20,22,25]</text:p>
      <text:p text:style-name="P1">[1,3,4,7,8,11,14,15,16,18,20,22,23,24,25]</text:p>
      <text:p text:style-name="P1">[1,2,4,8,9,10,12,13,14,15,16,17,18,20,23]</text:p>
      <text:p text:style-name="P1">[1,2,3,5,7,8,9,11,12,14,15,16,21,23,25]</text:p>
      <text:p text:style-name="P1">[1,3,6,7,8,9,11,12,13,14,15,18,21,22,24]</text:p>
      <text:p text:style-name="P1">[2,3,4,6,10,11,12,13,15,16,17,18,20,23,25]</text:p>
      <text:p text:style-name="P1">[1,2,4,7,8,9,10,11,13,14,15,17,18,20,21]</text:p>
      <text:p text:style-name="P1">[3,4,5,7,8,10,11,12,16,18,19,20,21,23,24]</text:p>
      <text:p text:style-name="P1">[1,2,3,4,6,9,13,14,15,17,18,19,20,21,22]</text:p>
      <text:p text:style-name="P1">[4,5,6,7,8,10,12,13,14,17,18,19,20,21,23]</text:p>
      <text:p text:style-name="P1">[2,4,5,6,12,13,14,16,17,18,19,21,22,24,25]</text:p>
      <text:p text:style-name="P1">[3,5,7,8,9,12,14,17,18,19,20,21,23,24,25]</text:p>
      <text:p text:style-name="P1">[1,2,4,5,7,12,13,14,16,18,20,21,22,24,25]</text:p>
      <text:p text:style-name="P1">[2,4,5,6,8,11,12,14,15,16,18,19,21,24,25]</text:p>
      <text:p text:style-name="P1">[1,2,3,5,6,7,9,13,14,15,18,19,22,24,25]</text:p>
      <text:p text:style-name="P1">[1,2,3,5,6,8,10,12,14,15,16,17,19,21,22]</text:p>
      <text:p text:style-name="P1">[1,2,4,6,10,11,12,13,16,18,19,20,21,23,25]</text:p>
      <text:p text:style-name="P1">[2,3,8,10,11,13,14,15,16,17,19,20,21,24,25]</text:p>
      <text:p text:style-name="P1">[1,3,5,6,8,13,14,15,16,17,18,20,21,22,23]</text:p>
      <text:p text:style-name="P1">[2,3,4,6,9,10,11,12,13,14,15,18,20,21,24]</text:p>
      <text:p text:style-name="P1">[2,3,4,6,7,9,11,12,14,16,17,18,19,20,23]</text:p>
      <text:p text:style-name="P1">[1,3,4,6,8,10,11,12,13,14,16,17,21,23,25]</text:p>
      <text:p text:style-name="P1">[1,2,4,5,8,10,11,12,13,16,20,22,23,24,25]</text:p>
      <text:p text:style-name="P1">[1,6,7,9,10,11,13,17,18,19,21,22,23,24,25]</text:p>
      <text:p text:style-name="P1">[1,4,9,10,11,13,15,17,18,19,21,22,23,24,25]</text:p>
      <text:p text:style-name="P1">[6,8,9,10,11,13,14,15,16,17,19,20,22,23,25]</text:p>
      <text:p text:style-name="P1">[1,2,3,9,11,12,13,15,16,18,19,20,21,22,25]</text:p>
      <text:p text:style-name="P1">[1,2,3,5,6,7,8,11,13,14,15,16,21,24,25]</text:p>
      <text:p text:style-name="P1">[1,3,5,7,10,11,12,13,14,15,16,17,19,22,23]</text:p>
      <text:p text:style-name="P1">[1,2,4,5,7,8,9,11,12,13,16,18,20,21,22]</text:p>
      <text:p text:style-name="P1">[1,3,4,7,8,10,12,14,15,16,17,19,20,22,24]</text:p>
      <text:p text:style-name="P1">[2,5,8,9,11,13,14,15,17,18,19,20,22,23,24]</text:p>
      <text:p text:style-name="P1">[3,6,7,8,9,10,13,14,15,16,18,19,20,21,25]</text:p>
      <text:p text:style-name="P1">[1,3,6,7,8,9,10,11,13,14,16,18,20,21,24]</text:p>
      <text:p text:style-name="P1">[1,2,3,5,6,9,11,13,14,15,17,18,22,23,25]</text:p>
      <text:p text:style-name="P1">[2,3,8,9,10,12,13,14,16,17,19,20,22,23,25]</text:p>
      <text:p text:style-name="P1">[1,2,4,6,9,11,14,15,16,18,19,20,21,22,25]</text:p>
      <text:p text:style-name="P1">[5,7,9,10,11,12,14,15,17,19,20,21,22,24,25]</text:p>
      <text:p text:style-name="P1">[1,3,5,8,9,12,13,14,16,17,18,19,20,21,25]</text:p>
      <text:p text:style-name="P1">[4,6,7,9,12,13,15,16,17,18,19,22,23,24,25]</text:p>
      <text:p text:style-name="P1">[3,4,6,7,8,9,10,11,13,15,16,17,21,22,24]</text:p>
      <text:p text:style-name="P1">[1,3,6,8,10,11,14,15,16,17,19,20,23,24,25]</text:p>
      <text:p text:style-name="P1">[1,3,4,5,6,8,10,11,13,14,17,18,19,22,24]</text:p>
      <text:p text:style-name="P1">[1,2,3,4,5,8,9,11,12,13,14,16,17,23,24]</text:p>
      <text:p text:style-name="P1">[3,4,5,6,10,11,13,14,15,17,18,19,20,21,23]</text:p>
      <text:p text:style-name="P1">[2,3,4,5,6,7,11,12,14,17,19,21,22,23,25]</text:p>
      <text:p text:style-name="P1">[2,4,5,6,7,9,10,11,13,14,19,20,22,23,24]</text:p>
      <text:p text:style-name="P1">[3,4,5,6,7,8,9,11,13,15,17,19,20,22,25]</text:p>
      <text:p text:style-name="P1">[2,3,5,7,8,9,11,12,13,16,17,18,20,22,23]</text:p>
      <text:p text:style-name="P1">[4,5,6,8,10,11,13,15,17,18,20,21,23,24,25]</text:p>
      <text:p text:style-name="P1">[1,2,3,4,7,8,10,11,13,14,15,16,17,18,21]</text:p>
      <text:p text:style-name="P1">[1,4,5,7,9,11,12,13,15,17,18,20,21,22,23]</text:p>
      <text:p text:style-name="P1">[1,2,5,6,7,9,12,14,15,17,18,19,20,23,24]</text:p>
      <text:p text:style-name="P1">[1,2,4,6,8,9,10,11,13,14,16,17,19,23,25]</text:p>
      <text:p text:style-name="P1">[1,3,5,6,7,8,9,10,13,14,16,18,19,21,24]</text:p>
      <text:p text:style-name="P1">[1,5,9,10,13,14,15,16,17,18,20,21,22,24,25]</text:p>
      <text:p text:style-name="P1">[2,3,5,7,10,12,13,14,18,20,21,22,23,24,25]</text:p>
      <text:p text:style-name="P1">[1,2,3,4,5,6,9,11,12,13,16,18,20,23,24]</text:p>
      <text:p text:style-name="P1">[1,2,5,6,7,9,10,12,14,17,18,19,22,24,25]</text:p>
      <text:p text:style-name="P1">[1,2,3,4,6,8,12,13,15,16,17,20,21,23,25]</text:p>
      <text:p text:style-name="P1">[3,5,6,7,8,9,10,11,12,13,14,17,20,22,25]</text:p>
      <text:p text:style-name="P1">[4,5,9,10,11,12,14,15,16,18,19,21,22,23,24]</text:p>
      <text:p text:style-name="P1">[1,4,5,6,7,9,11,12,14,15,16,17,21,22,23]</text:p>
      <text:p text:style-name="P1">[1,3,4,8,9,10,13,14,15,16,17,19,22,23,25]</text:p>
      <text:p text:style-name="P1">[4,5,8,9,10,11,12,13,17,18,19,20,21,22,23]</text:p>
      <text:p text:style-name="P1">[1,4,5,6,7,8,10,11,12,13,17,18,20,21,22]</text:p>
      <text:p text:style-name="P1">[3,4,5,6,7,8,10,16,17,18,19,20,22,24,25]</text:p>
      <text:p text:style-name="P1">[3,6,7,9,11,12,13,14,16,17,19,21,22,23,25]</text:p>
      <text:p text:style-name="P1">[2,3,4,6,7,9,11,13,15,17,18,19,23,24,25]</text:p>
      <text:p text:style-name="P1">[1,2,3,4,6,9,10,13,14,15,17,19,21,22,25]</text:p>
      <text:p text:style-name="P1">[1,6,7,9,10,11,14,15,16,18,19,20,22,23,25]</text:p>
      <text:p text:style-name="P1">[3,4,5,6,11,12,13,15,16,17,18,20,21,23,24]</text:p>
      <text:p text:style-name="P1">[2,5,6,7,8,10,13,15,16,17,19,20,22,24,25]</text:p>
      <text:p text:style-name="P1">[1,5,6,7,8,9,10,12,13,16,18,20,23,24,25]</text:p>
      <text:p text:style-name="P1">[1,2,3,4,5,8,9,10,12,13,16,18,20,22,23]</text:p>
      <text:p text:style-name="P1">[2,4,5,6,7,8,9,10,12,13,14,19,22,23,24]</text:p>
      <text:p text:style-name="P1">[1,4,5,7,8,9,11,12,14,18,20,21,22,24,25]</text:p>
      <text:p text:style-name="P1">[3,5,6,7,9,10,12,13,14,15,18,19,20,23,24]</text:p>
      <text:p text:style-name="P1">[2,3,4,7,8,9,10,11,13,17,19,21,22,23,25]</text:p>
      <text:p text:style-name="P1">[1,3,4,5,9,10,12,13,14,15,16,17,19,21,22]</text:p>
      <text:p text:style-name="P1">[2,3,7,8,9,10,11,12,15,17,20,21,22,23,24]</text:p>
      <text:p text:style-name="P1">[1,4,5,6,7,11,12,13,16,17,18,19,20,22,23]</text:p>
      <text:p text:style-name="P1">[1,2,3,4,7,8,9,10,14,17,19,20,23,24,25]</text:p>
      <text:p text:style-name="P1">[3,4,6,8,9,10,11,13,14,15,17,18,19,20,24]</text:p>
      <text:p text:style-name="P1">[1,4,5,6,7,8,10,11,16,18,19,20,22,24,25]</text:p>
      <text:p text:style-name="P1">[2,4,5,6,8,9,12,13,14,19,20,22,23,24,25]</text:p>
      <text:p text:style-name="P1">[1,2,6,7,8,9,10,12,13,14,15,16,20,21,25]</text:p>
      <text:p text:style-name="P1">[1,2,3,6,7,11,14,15,17,18,20,21,22,24,25]</text:p>
      <text:p text:style-name="P1">[2,4,6,7,8,10,11,12,16,17,19,21,22,23,25]</text:p>
      <text:p text:style-name="P1">[2,3,4,5,8,9,10,11,12,17,18,19,21,22,24]</text:p>
      <text:p text:style-name="P1">[3,5,6,9,12,13,14,15,17,19,20,21,22,23,25]</text:p>
      <text:p text:style-name="P1">[1,3,4,5,6,7,10,11,14,15,16,18,19,20,25]</text:p>
      <text:p text:style-name="P1">[1,2,5,6,7,10,13,14,15,16,17,20,22,23,24]</text:p>
      <text:p text:style-name="P1">[2,3,4,6,7,9,11,12,13,15,17,18,19,20,25]</text:p>
      <text:p text:style-name="P1">[1,3,7,8,9,10,13,15,16,18,20,21,23,24,25]</text:p>
      <text:p text:style-name="P1">[3,4,5,8,9,10,11,12,16,17,19,20,21,22,25]</text:p>
      <text:p text:style-name="P1">[1,5,6,8,10,11,14,15,17,18,19,20,21,24,25]</text:p>
      <text:p text:style-name="P1">[4,5,6,8,9,10,11,13,14,15,16,17,21,23,25]</text:p>
      <text:p text:style-name="P1">[2,5,6,7,8,13,14,16,17,18,21,22,23,24,25]</text:p>
      <text:p text:style-name="P1">[2,3,4,5,7,8,10,11,12,13,14,15,18,20,25]</text:p>
      <text:p text:style-name="P1">[1,3,6,7,8,9,10,12,17,18,19,20,22,24,25]</text:p>
      <text:p text:style-name="P1">[1,2,4,6,7,8,10,11,12,13,14,16,17,23,25]</text:p>
      <text:p text:style-name="P1">[2,6,11,12,14,15,16,17,18,19,21,22,23,24,25]</text:p>
      <text:p text:style-name="P1">[4,5,6,10,12,13,14,18,19,20,21,22,23,24,25]</text:p>
      <text:p text:style-name="P1">[2,4,5,7,9,12,13,14,15,18,19,21,22,23,24]</text:p>
      <text:p text:style-name="P1">[1,5,6,8,9,10,12,16,17,19,20,21,22,24,25]</text:p>
      <text:p text:style-name="P1">[2,3,5,6,7,8,12,14,15,16,18,19,20,23,25]</text:p>
      <text:p text:style-name="P1">[2,3,5,6,7,8,10,12,13,14,19,20,21,24,25]</text:p>
      <text:p text:style-name="P1">[1,3,6,7,8,11,14,15,17,19,20,21,22,24,25]</text:p>
      <text:p text:style-name="P1">[1,3,4,5,6,8,9,10,11,12,13,16,20,23,24]</text:p>
      <text:p text:style-name="P1">[1,4,5,6,7,8,9,11,12,13,15,18,20,22,24]</text:p>
      <text:p text:style-name="P1">[3,5,6,7,8,10,11,14,15,16,17,19,20,22,24]</text:p>
      <text:p text:style-name="P1">[5,6,7,8,9,10,14,16,18,19,20,22,23,24,25]</text:p>
      <text:p text:style-name="P1">[1,2,4,6,9,10,11,12,14,16,17,20,22,23,25]</text:p>
      <text:p text:style-name="P1">[1,3,4,6,7,8,9,12,13,17,18,22,23,24,25]</text:p>
      <text:p text:style-name="P1">[2,3,4,6,7,8,9,10,11,19,20,21,22,24,25]</text:p>
      <text:p text:style-name="P1">[1,2,3,7,8,10,11,14,15,16,18,19,22,23,25]</text:p>
      <text:p text:style-name="P1">[2,3,4,5,6,8,9,10,12,14,15,16,17,18,19]</text:p>
      <text:p text:style-name="P1">[2,4,5,7,9,10,12,13,14,15,16,18,19,20,22]</text:p>
      <text:p text:style-name="P1">[1,3,5,9,10,11,12,13,15,16,19,21,23,24,25]</text:p>
      <text:p text:style-name="P1">[2,3,5,6,7,9,10,13,14,15,17,19,20,22,24]</text:p>
      <text:p text:style-name="P1">[1,3,8,10,11,12,14,15,18,19,20,21,23,24,25]</text:p>
      <text:p text:style-name="P1">[2,3,4,5,7,9,10,11,13,14,17,20,21,22,25]</text:p>
      <text:p text:style-name="P1">[1,4,5,6,8,10,11,15,16,18,19,20,21,22,25]</text:p>
      <text:p text:style-name="P1">[2,3,5,6,7,8,10,11,16,17,18,19,21,23,24]</text:p>
      <text:p text:style-name="P1">[1,2,5,7,8,10,11,13,14,15,16,18,21,22,24]</text:p>
      <text:p text:style-name="P1">[1,2,4,6,7,8,9,10,11,12,13,17,21,23,25]</text:p>
      <text:p text:style-name="P1">[2,3,4,6,8,9,10,12,16,17,19,20,22,23,24]</text:p>
      <text:p text:style-name="P1">[1,2,4,5,7,10,11,12,13,14,15,16,19,20,21]</text:p>
      <text:p text:style-name="P1">[1,4,5,7,10,12,13,14,15,16,17,18,19,20,21]</text:p>
      <text:p text:style-name="P1">[2,3,5,10,11,12,13,14,15,17,18,21,22,23,24]</text:p>
      <text:p text:style-name="P1">[2,4,6,7,10,11,12,13,14,16,17,18,20,21,24]</text:p>
      <text:p text:style-name="P1">[1,3,5,8,10,11,13,14,15,16,17,18,21,22,25]</text:p>
      <text:p text:style-name="P1">[2,3,4,7,9,12,16,18,19,20,21,22,23,24,25]</text:p>
      <text:p text:style-name="P1">[2,3,5,6,7,9,10,11,14,15,16,17,18,20,21]</text:p>
      <text:p text:style-name="P1">[1,2,4,5,6,10,11,12,13,14,18,20,21,23,24]</text:p>
      <text:p text:style-name="P1">[1,2,5,7,9,10,11,15,17,18,19,20,22,23,25]</text:p>
      <text:p text:style-name="P1">[1,3,4,8,9,10,11,14,15,17,19,20,21,23,24]</text:p>
      <text:p text:style-name="P1">[1,2,6,7,8,10,12,13,15,16,18,20,22,23,24]</text:p>
      <text:p text:style-name="P1">[2,3,6,8,11,12,13,15,16,17,20,22,23,24,25]</text:p>
      <text:p text:style-name="P1">[1,3,4,6,7,9,10,11,12,14,16,17,18,19,25]</text:p>
      <text:p text:style-name="P1">[1,2,3,5,7,9,10,11,12,14,19,20,21,22,25]</text:p>
      <text:p text:style-name="P1">[1,2,5,7,8,10,12,14,15,16,17,19,20,22,25]</text:p>
      <text:p text:style-name="P1">[2,3,4,5,8,9,10,11,13,15,19,22,23,24,25]</text:p>
      <text:p text:style-name="P1">[1,5,6,7,9,12,13,14,16,17,19,20,21,24,25]</text:p>
      <text:p text:style-name="P1">[3,5,6,7,9,10,11,12,13,18,19,20,22,23,24]</text:p>
      <text:p text:style-name="P1">[1,2,4,5,8,9,11,12,13,16,18,19,20,21,22]</text:p>
      <text:p text:style-name="P1">[6,7,8,10,11,12,15,16,17,18,19,22,23,24,25]</text:p>
      <text:p text:style-name="P1">[1,2,6,9,10,11,12,13,14,16,17,20,23,24,25]</text:p>
      <text:p text:style-name="P1">[2,3,4,8,9,10,12,14,15,16,18,21,22,23,24]</text:p>
      <text:p text:style-name="P1">[2,3,7,9,11,13,14,15,17,18,20,21,22,24,25]</text:p>
      <text:p text:style-name="P1">[1,3,4,6,10,12,13,14,16,18,20,21,23,24,25]</text:p>
      <text:p text:style-name="P1">[1,3,5,7,8,9,11,12,14,15,16,20,21,23,25]</text:p>
      <text:p text:style-name="P1">[1,2,3,4,8,9,13,15,16,17,19,22,23,24,25]</text:p>
      <text:p text:style-name="P1">[3,5,9,10,12,13,15,16,17,18,19,20,22,24,25]</text:p>
      <text:p text:style-name="P1">[3,4,6,7,8,10,11,12,13,14,16,17,18,20,21]</text:p>
      <text:p text:style-name="P1">[1,3,5,7,8,10,11,12,15,18,19,20,21,22,24]</text:p>
      <text:p text:style-name="P1">[1,2,6,8,9,11,12,13,14,16,18,20,21,22,24]</text:p>
      <text:p text:style-name="P1">[1,5,7,8,10,11,14,16,17,18,19,22,23,24,25]</text:p>
      <text:p text:style-name="P1">[1,4,5,6,7,8,9,11,14,15,16,18,20,21,22]</text:p>
      <text:p text:style-name="P1">[1,4,5,6,8,9,11,12,13,14,15,17,19,20,23]</text:p>
      <text:p text:style-name="P1">[1,2,3,4,6,10,15,17,18,19,20,22,23,24,25]</text:p>
      <text:p text:style-name="P1">[1,3,4,7,9,10,11,12,13,17,18,19,22,24,25]</text:p>
      <text:p text:style-name="P1">[1,3,5,6,7,10,11,13,16,18,20,22,23,24,25]</text:p>
      <text:p text:style-name="P1">[1,3,4,5,9,10,12,13,14,15,18,19,20,21,25]</text:p>
      <text:p text:style-name="P1">[1,2,3,6,7,10,11,12,14,15,18,20,21,22,25]</text:p>
      <text:p text:style-name="P1">[4,5,6,7,8,10,11,12,14,15,18,19,20,22,25]</text:p>
      <text:p text:style-name="P1">[1,2,7,8,9,11,13,14,15,17,19,20,23,24,25]</text:p>
      <text:p text:style-name="P1">[3,7,8,11,12,13,14,16,17,18,19,21,22,23,25]</text:p>
      <text:p text:style-name="P1">[2,3,4,5,6,9,10,13,14,15,16,17,19,24,25]</text:p>
      <text:p text:style-name="P1">[1,2,3,5,6,7,9,14,15,16,17,20,21,23,25]</text:p>
      <text:p text:style-name="P1">[2,5,6,7,8,11,13,16,17,18,19,20,21,24,25]</text:p>
      <text:p text:style-name="P1">[2,3,8,12,13,14,15,16,17,19,21,22,23,24,25]</text:p>
      <text:p text:style-name="P1">[1,2,3,5,6,9,12,13,15,17,21,22,23,24,25]</text:p>
      <text:p text:style-name="P1">[1,2,6,7,8,9,10,12,13,14,15,17,22,23,24]</text:p>
      <text:p text:style-name="P1">[1,2,5,6,7,11,12,13,14,16,18,21,22,23,24]</text:p>
      <text:p text:style-name="P1">[1,4,7,8,11,13,14,16,17,19,21,22,23,24,25]</text:p>
      <text:p text:style-name="P1">[1,2,3,5,8,9,10,11,13,14,16,17,19,20,25]</text:p>
      <text:p text:style-name="P1">[1,2,3,4,5,6,7,8,9,14,17,18,21,23,25]</text:p>
      <text:p text:style-name="P1">[2,3,4,5,6,8,11,12,13,14,16,20,22,23,25]</text:p>
      <text:p text:style-name="P1">[1,2,3,4,6,7,8,11,13,15,17,19,20,21,25]</text:p>
      <text:p text:style-name="P1">[3,4,5,6,7,8,9,11,14,15,17,20,21,23,25]</text:p>
      <text:p text:style-name="P1">[1,3,4,5,10,11,12,13,14,16,17,18,19,20,24]</text:p>
      <text:p text:style-name="P1">[2,4,5,8,10,11,12,13,14,15,16,18,20,22,23]</text:p>
      <text:p text:style-name="P1">[3,4,5,7,8,9,10,13,14,15,16,20,22,24,25]</text:p>
      <text:p text:style-name="P1">[1,4,6,7,8,9,10,11,14,17,18,20,22,24,25]</text:p>
      <text:p text:style-name="P1">[1,4,6,7,8,9,10,11,13,15,17,18,19,20,23]</text:p>
      <text:p text:style-name="P1">[2,3,5,7,13,14,16,17,18,20,21,22,23,24,25]</text:p>
      <text:p text:style-name="P1">[2,3,4,5,6,7,9,13,15,16,19,21,22,24,25]</text:p>
      <text:p text:style-name="P1">[1,3,4,6,10,11,12,13,14,16,17,18,20,22,25]</text:p>
      <text:p text:style-name="P1">[1,2,4,5,6,8,9,10,11,14,16,19,20,21,24]</text:p>
      <text:p text:style-name="P1">[1,2,3,4,5,7,8,10,11,12,13,15,16,19,21]</text:p>
      <text:p text:style-name="P1">[1,3,6,7,8,10,11,14,18,19,20,22,23,24,25]</text:p>
      <text:p text:style-name="P1">[2,5,7,8,9,11,12,13,14,17,18,20,22,23,25]</text:p>
      <text:p text:style-name="P1">[2,4,5,7,9,11,12,14,15,19,20,21,22,24,25]</text:p>
      <text:p text:style-name="P1">[1,2,3,4,9,10,13,15,16,18,19,20,21,22,25]</text:p>
      <text:p text:style-name="P1">[1,2,5,9,12,15,16,17,18,19,20,22,23,24,25]</text:p>
      <text:p text:style-name="P1">[1,3,4,6,7,9,10,11,12,13,16,17,19,20,21]</text:p>
      <text:p text:style-name="P1">[3,6,7,9,10,11,12,14,16,17,19,20,23,24,25]</text:p>
      <text:p text:style-name="P1">[1,4,5,8,10,11,12,14,16,17,18,19,21,22,25]</text:p>
      <text:p text:style-name="P1">[2,3,5,6,8,9,11,13,15,16,17,19,21,24,25]</text:p>
      <text:p text:style-name="P1">[1,2,5,8,9,11,13,14,15,17,19,20,22,23,24]</text:p>
      <text:p text:style-name="P1">[2,5,6,9,10,11,12,15,16,17,18,20,21,22,23]</text:p>
      <text:p text:style-name="P1">[2,3,4,5,6,7,8,9,10,15,17,19,21,22,25]</text:p>
      <text:p text:style-name="P1">[1,3,4,5,6,7,8,9,10,12,14,15,20,23,24]</text:p>
      <text:p text:style-name="P1">[3,4,7,8,11,12,15,16,17,18,20,22,23,24,25]</text:p>
      <text:p text:style-name="P1">[1,2,3,7,8,12,13,14,15,16,18,20,23,24,25]</text:p>
      <text:p text:style-name="P1">[1,2,5,6,9,10,11,12,13,16,17,18,19,20,21]</text:p>
      <text:p text:style-name="P1">[2,3,4,5,6,8,9,10,11,12,18,19,20,21,25]</text:p>
      <text:p text:style-name="P1">[3,5,6,7,8,9,10,13,16,18,19,20,21,22,25]</text:p>
      <text:p text:style-name="P1">[1,2,4,6,7,8,9,10,12,13,14,20,23,24,25]</text:p>
      <text:p text:style-name="P1">[4,5,6,7,8,11,12,14,15,16,17,20,23,24,25]</text:p>
      <text:p text:style-name="P1">[3,4,5,6,7,12,14,15,17,19,20,21,22,23,24]</text:p>
      <text:p text:style-name="P1">[3,5,6,8,11,12,13,15,17,18,19,21,22,23,25]</text:p>
      <text:p text:style-name="P1">[3,4,5,7,10,12,13,14,16,18,19,21,22,23,24]</text:p>
      <text:p text:style-name="P1">[1,4,6,7,8,10,11,12,14,18,19,21,22,24,25]</text:p>
      <text:p text:style-name="P1">[1,2,3,4,8,11,12,13,14,15,20,21,22,24,25]</text:p>
      <text:p text:style-name="P1">[1,5,6,7,8,9,10,11,13,15,16,17,18,22,24]</text:p>
      <text:p text:style-name="P1">[2,7,8,9,11,14,15,16,17,18,20,21,22,23,25]</text:p>
      <text:p text:style-name="P1">[1,3,5,7,10,11,13,15,16,18,19,20,21,22,25]</text:p>
      <text:p text:style-name="P1">[2,3,5,8,9,10,11,12,14,16,17,19,22,23,25]</text:p>
      <text:p text:style-name="P1">[2,3,4,7,8,9,10,11,12,14,16,18,19,22,23]</text:p>
      <text:p text:style-name="P1">[2,3,5,8,9,10,11,12,13,14,15,22,23,24,25]</text:p>
      <text:p text:style-name="P1">[1,7,8,9,10,11,12,13,14,16,19,20,21,24,25]</text:p>
      <text:p text:style-name="P1">[3,5,6,8,11,12,13,14,15,19,21,22,23,24,25]</text:p>
      <text:p text:style-name="P1">[1,2,4,5,7,8,11,13,14,15,19,20,21,22,24]</text:p>
      <text:p text:style-name="P1">[2,3,4,5,6,7,8,10,13,14,15,17,21,24,25]</text:p>
      <text:p text:style-name="P1">[1,3,5,7,9,10,14,15,16,17,20,21,22,23,25]</text:p>
      <text:p text:style-name="P1">[4,5,8,11,12,13,14,17,18,19,20,21,22,23,25]</text:p>
      <text:p text:style-name="P1">[1,2,4,6,8,9,14,15,16,17,19,21,22,23,24]</text:p>
      <text:p text:style-name="P1">[1,2,3,4,5,6,8,9,10,12,14,18,19,20,24]</text:p>
      <text:p text:style-name="P1">[1,2,3,4,5,10,12,14,15,16,17,21,23,24,25]</text:p>
      <text:p text:style-name="P1">[1,2,3,5,7,8,9,11,12,15,16,20,23,24,25]</text:p>
      <text:p text:style-name="P1">[1,3,5,6,7,9,10,11,13,14,15,17,21,22,24]</text:p>
      <text:p text:style-name="P1">[1,2,5,8,9,10,11,14,15,18,19,20,23,24,25]</text:p>
      <text:p text:style-name="P1">[1,2,3,4,5,6,7,9,10,11,14,15,19,21,24]</text:p>
      <text:p text:style-name="P1">[1,2,3,7,9,11,12,13,14,15,16,18,20,22,24]</text:p>
      <text:p text:style-name="P1">[1,3,4,5,7,9,10,11,13,15,16,18,20,22,24]</text:p>
      <text:p text:style-name="P1">[1,2,3,5,10,11,12,13,16,17,18,21,22,23,24]</text:p>
      <text:p text:style-name="P1">[2,3,6,7,8,10,12,13,14,15,16,17,18,23,24]</text:p>
      <text:p text:style-name="P1">[2,4,5,8,9,10,12,16,17,19,20,21,22,24,25]</text:p>
      <text:p text:style-name="P1">[3,4,5,7,8,9,10,12,13,15,16,17,19,23,25]</text:p>
      <text:p text:style-name="P1">[4,5,6,8,9,10,11,12,18,19,21,22,23,24,25]</text:p>
      <text:p text:style-name="P1">[1,2,3,4,5,6,10,11,15,19,20,21,22,23,24]</text:p>
      <text:p text:style-name="P1">[3,4,5,6,8,9,11,12,14,18,19,21,22,24,25]</text:p>
      <text:p text:style-name="P1">[1,2,5,6,8,11,12,13,16,17,18,22,23,24,25]</text:p>
      <text:p text:style-name="P1">[2,3,5,10,11,12,15,16,17,19,20,21,22,23,25]</text:p>
      <text:p text:style-name="P1">[1,4,6,7,9,10,12,17,18,19,20,21,22,23,25]</text:p>
      <text:p text:style-name="P1">[1,2,5,6,7,10,13,14,15,17,18,19,20,23,25]</text:p>
      <text:p text:style-name="P1">[1,3,4,7,10,12,13,16,17,18,20,22,23,24,25]</text:p>
      <text:p text:style-name="P1">[2,4,6,7,9,10,13,14,15,17,18,20,21,22,25]</text:p>
      <text:p text:style-name="P1">[2,3,4,5,6,9,10,12,13,14,15,20,22,23,25]</text:p>
      <text:p text:style-name="P1">[1,2,4,5,7,9,12,14,15,16,17,19,20,21,25]</text:p>
      <text:p text:style-name="P1">[2,3,5,9,10,11,12,13,14,15,16,20,21,23,25]</text:p>
      <text:p text:style-name="P1">[1,4,5,6,7,9,10,11,12,15,16,19,20,22,23]</text:p>
      <text:p text:style-name="P1">[1,2,3,4,5,6,9,10,11,13,14,18,20,23,25]</text:p>
      <text:p text:style-name="P1">[1,4,5,8,10,12,16,17,18,19,20,21,23,24,25]</text:p>
      <text:p text:style-name="P1">[1,2,3,4,5,7,10,11,12,14,15,22,23,24,25]</text:p>
      <text:p text:style-name="P1">[2,3,4,5,6,7,8,9,11,15,17,18,19,21,23]</text:p>
      <text:p text:style-name="P1">[1,2,3,5,6,8,10,12,15,17,20,21,23,24,25]</text:p>
      <text:p text:style-name="P1">[1,2,3,4,6,8,9,11,12,17,18,19,20,23,24]</text:p>
      <text:p text:style-name="P1">[1,3,4,6,8,9,10,11,12,13,16,19,21,22,23]</text:p>
      <text:p text:style-name="P1">[1,2,5,6,7,8,9,10,12,16,19,20,21,22,25]</text:p>
      <text:p text:style-name="P1">[1,2,3,4,7,9,10,13,14,16,17,19,20,22,23]</text:p>
      <text:p text:style-name="P1">[1,2,3,4,5,7,8,9,10,12,13,14,17,19,24]</text:p>
      <text:p text:style-name="P1">[1,4,6,7,8,9,11,13,14,15,17,18,19,21,24]</text:p>
      <text:p text:style-name="P1">[1,3,4,5,6,7,8,9,12,15,16,18,20,21,25]</text:p>
      <text:p text:style-name="P1">[3,4,5,6,7,8,9,10,11,13,16,17,19,21,24]</text:p>
      <text:p text:style-name="P1">[2,6,7,9,10,11,12,13,14,19,20,21,22,23,25]</text:p>
      <text:p text:style-name="P1">[4,5,6,7,11,13,14,15,16,17,18,20,21,22,25]</text:p>
      <text:p text:style-name="P1">[1,4,6,7,8,9,10,11,14,15,17,18,22,23,25]</text:p>
      <text:p text:style-name="P1">[3,4,7,8,11,12,13,14,16,17,18,19,20,23,24]</text:p>
      <text:p text:style-name="P1">[2,3,5,6,10,11,12,13,15,18,19,21,22,23,24]</text:p>
      <text:p text:style-name="P1">[1,3,5,9,10,11,12,13,14,15,18,21,22,24,25]</text:p>
      <text:p text:style-name="P1">[3,4,5,6,7,10,13,14,16,17,19,20,21,22,24]</text:p>
      <text:p text:style-name="P1">[1,2,3,4,5,7,8,10,11,12,14,17,18,22,25]</text:p>
      <text:p text:style-name="P1">[3,4,5,7,8,9,10,11,15,16,17,18,19,20,24]</text:p>
      <text:p text:style-name="P1">[1,3,4,5,6,9,10,11,14,15,16,20,22,23,25]</text:p>
      <text:p text:style-name="P1">[1,3,4,5,6,10,11,13,15,19,20,21,22,24,25]</text:p>
      <text:p text:style-name="P1">[1,2,3,6,7,8,9,11,13,19,20,21,22,23,24]</text:p>
      <text:p text:style-name="P1">[1,3,6,8,11,15,16,17,18,19,20,21,22,23,24]</text:p>
      <text:p text:style-name="P1">[2,5,6,7,9,10,11,12,15,16,17,18,20,24,25]</text:p>
      <text:p text:style-name="P1">[1,4,5,6,8,9,10,11,12,14,15,19,20,21,24]</text:p>
      <text:p text:style-name="P1">[1,4,5,7,8,10,11,12,14,17,18,19,20,21,23]</text:p>
      <text:p text:style-name="P1">[4,6,7,8,9,10,11,12,13,14,17,18,19,22,25]</text:p>
      <text:p text:style-name="P1">[3,5,6,7,8,9,11,12,13,14,15,19,20,21,25]</text:p>
      <text:p text:style-name="P1">[1,3,4,5,6,9,10,11,12,13,15,18,20,21,24]</text:p>
      <text:p text:style-name="P1">[1,4,7,11,13,14,16,17,19,20,21,22,23,24,25]</text:p>
      <text:p text:style-name="P1">[2,4,5,6,7,10,11,12,13,15,16,19,20,21,22]</text:p>
      <text:p text:style-name="P1">[2,3,4,6,8,9,12,14,15,16,17,19,20,21,23]</text:p>
      <text:p text:style-name="P1">[1,2,7,8,9,10,11,13,14,15,17,18,20,21,25]</text:p>
      <text:p text:style-name="P1">[1,4,5,6,8,11,12,13,14,16,18,19,22,23,24]</text:p>
      <text:p text:style-name="P1">[2,5,7,8,9,10,11,13,15,16,17,20,21,23,25]</text:p>
      <text:p text:style-name="P1">[3,4,5,6,8,9,11,14,16,18,20,21,22,24,25]</text:p>
      <text:p text:style-name="P1">[1,3,7,8,9,10,11,13,15,18,20,21,22,24,25]</text:p>
      <text:p text:style-name="P1">[1,6,7,10,11,12,14,15,16,17,18,19,21,22,25]</text:p>
      <text:p text:style-name="P1">[2,3,5,6,7,9,10,14,15,16,17,20,21,22,23]</text:p>
      <text:p text:style-name="P1">[3,4,5,6,8,9,10,11,12,14,16,17,18,19,25]</text:p>
      <text:p text:style-name="P1">[1,2,5,6,7,8,10,11,13,15,18,21,22,23,25]</text:p>
      <text:p text:style-name="P1">[4,6,8,11,12,13,15,17,19,20,21,22,23,24,25]</text:p>
      <text:p text:style-name="P1">[2,3,4,5,8,13,14,15,16,17,18,19,20,22,23]</text:p>
      <text:p text:style-name="P1">[2,3,4,5,6,8,9,11,12,14,16,19,20,22,24]</text:p>
      <text:p text:style-name="P1">[1,2,4,8,9,11,13,14,15,16,17,18,20,21,22]</text:p>
      <text:p text:style-name="P1">[1,2,3,4,5,7,8,11,13,14,15,18,23,24,25]</text:p>
      <text:p text:style-name="P1">[3,4,5,7,9,10,11,15,18,19,20,22,23,24,25]</text:p>
      <text:p text:style-name="P1">[1,6,7,8,9,11,15,17,18,20,21,22,23,24,25]</text:p>
      <text:p text:style-name="P1">[4,5,7,8,10,12,13,16,17,19,21,22,23,24,25]</text:p>
      <text:p text:style-name="P1">[1,2,4,6,8,9,10,12,15,16,20,21,23,24,25]</text:p>
      <text:p text:style-name="P1">[1,2,3,8,10,11,12,13,14,16,19,22,23,24,25]</text:p>
      <text:p text:style-name="P1">[4,5,6,8,9,10,12,13,14,17,18,19,21,24,25]</text:p>
      <text:p text:style-name="P1">[1,3,5,8,10,11,14,15,16,18,20,22,23,24,25]</text:p>
      <text:p text:style-name="P1">[1,2,3,4,6,8,10,11,12,16,18,21,22,24,25]</text:p>
      <text:p text:style-name="P1">[1,3,5,6,11,12,14,15,17,18,19,20,21,23,25]</text:p>
      <text:p text:style-name="P1">[1,2,3,4,5,6,9,11,12,14,15,18,19,23,25]</text:p>
      <text:p text:style-name="P1">[1,2,5,7,10,13,14,15,17,18,19,20,21,22,24]</text:p>
      <text:p text:style-name="P1">[3,4,5,9,10,11,12,14,15,16,17,18,20,22,25]</text:p>
      <text:p text:style-name="P1">[5,7,9,10,11,12,13,14,15,17,18,20,21,23,25]</text:p>
      <text:p text:style-name="P1">[1,5,6,7,9,11,13,16,17,20,21,22,23,24,25]</text:p>
      <text:p text:style-name="P1">[2,5,6,7,8,10,11,13,14,15,17,18,19,21,25]</text:p>
      <text:p text:style-name="P1">[1,2,5,7,8,9,12,13,14,17,19,20,21,24,25]</text:p>
      <text:p text:style-name="P1">[5,6,8,10,11,12,14,15,16,18,20,21,22,23,25]</text:p>
      <text:p text:style-name="P1">[3,4,7,8,9,12,13,17,18,19,20,21,22,23,24]</text:p>
      <text:p text:style-name="P1">[1,2,4,5,6,7,11,13,17,18,19,20,21,24,25]</text:p>
      <text:p text:style-name="P1">[1,3,4,5,6,9,10,11,12,13,21,22,23,24,25]</text:p>
      <text:p text:style-name="P1">[2,3,4,5,8,9,14,17,18,19,20,21,23,24,25]</text:p>
      <text:p text:style-name="P1">[2,3,4,9,10,12,13,15,16,17,21,22,23,24,25]</text:p>
      <text:p text:style-name="P1">[1,4,6,7,8,9,10,14,16,18,19,20,21,23,25]</text:p>
      <text:p text:style-name="P1">[1,2,5,6,8,9,11,14,15,17,19,20,23,24,25]</text:p>
      <text:p text:style-name="P1">[1,3,4,5,6,7,11,13,15,16,18,19,22,24,25]</text:p>
      <text:p text:style-name="P1">[1,6,9,10,11,12,13,15,16,17,18,21,22,23,24]</text:p>
      <text:p text:style-name="P1">[1,2,3,5,7,8,9,10,13,14,15,18,19,20,24]</text:p>
      <text:p text:style-name="P1">[1,5,7,8,10,11,12,14,15,16,21,22,23,24,25]</text:p>
      <text:p text:style-name="P1">[2,3,4,5,7,11,12,14,17,19,20,21,23,24,25]</text:p>
      <text:p text:style-name="P1">[1,2,5,6,7,9,10,12,13,14,15,16,17,21,24]</text:p>
      <text:p text:style-name="P1">[2,3,5,6,7,9,10,13,14,15,17,18,20,21,25]</text:p>
      <text:p text:style-name="P1">[3,5,6,7,9,11,12,13,14,16,17,20,21,24,25]</text:p>
      <text:p text:style-name="P1">[2,3,6,7,8,10,13,14,15,16,19,20,22,23,25]</text:p>
      <text:p text:style-name="P1">[4,5,6,8,10,11,12,14,15,17,19,21,22,23,25]</text:p>
      <text:p text:style-name="P1">[1,2,3,8,10,12,14,15,17,18,20,21,23,24,25]</text:p>
      <text:p text:style-name="P1">[1,2,4,5,8,9,10,11,12,18,19,20,23,24,25]</text:p>
      <text:p text:style-name="P1">[1,2,6,8,10,11,12,13,14,16,18,20,22,23,24]</text:p>
      <text:p text:style-name="P1">[1,2,4,5,6,7,9,11,12,13,16,20,21,22,24]</text:p>
      <text:p text:style-name="P1">[1,4,5,7,8,10,11,13,14,16,18,21,22,23,24]</text:p>
      <text:p text:style-name="P1">[1,3,4,5,6,10,12,13,14,15,16,19,20,24,25]</text:p>
      <text:p text:style-name="P1">[1,2,3,4,5,6,9,11,14,17,18,19,21,22,24]</text:p>
      <text:p text:style-name="P1">[4,7,8,9,10,11,12,13,14,15,17,20,22,23,24]</text:p>
      <text:p text:style-name="P1">[2,3,6,7,9,10,11,12,14,15,16,18,20,21,25]</text:p>
      <text:p text:style-name="P1">[1,2,4,5,6,8,9,10,12,13,16,18,23,24,25]</text:p>
      <text:p text:style-name="P1">[3,5,9,10,12,13,14,15,16,17,18,19,21,24,25]</text:p>
      <text:p text:style-name="P1">[2,3,4,8,9,10,11,13,17,18,20,22,23,24,25]</text:p>
      <text:p text:style-name="P1">[2,6,7,8,9,11,12,14,15,18,19,20,22,23,25]</text:p>
      <text:p text:style-name="P1">[1,2,5,6,7,8,9,11,12,17,18,19,20,22,25]</text:p>
      <text:p text:style-name="P1">[2,3,4,5,7,8,11,12,14,16,17,19,20,22,23]</text:p>
      <text:p text:style-name="P1">[3,4,5,6,9,11,12,13,14,15,17,18,19,21,25]</text:p>
      <text:p text:style-name="P1">[1,2,3,4,5,6,7,8,9,11,19,20,22,23,25]</text:p>
      <text:p text:style-name="P1">[2,3,4,5,9,11,12,13,15,18,20,21,23,24,25]</text:p>
      <text:p text:style-name="P1">[1,2,3,4,6,7,9,10,11,12,13,18,19,20,22]</text:p>
      <text:p text:style-name="P1">[3,5,7,8,12,13,14,15,16,17,20,21,22,23,24]</text:p>
      <text:p text:style-name="P1">[1,2,3,4,6,8,9,10,17,18,19,21,23,24,25]</text:p>
      <text:p text:style-name="P1">[3,4,5,8,9,10,11,14,15,16,18,19,20,22,25]</text:p>
      <text:p text:style-name="P1">[3,4,5,7,8,9,10,11,13,14,15,16,19,20,25]</text:p>
      <text:p text:style-name="P1">[1,2,5,6,7,10,11,12,14,15,17,18,19,20,21]</text:p>
      <text:p text:style-name="P1">[2,3,4,5,9,10,11,12,13,14,19,21,22,23,25]</text:p>
      <text:p text:style-name="P1">[1,2,5,7,11,13,14,16,17,19,20,22,23,24,25]</text:p>
      <text:p text:style-name="P1">[1,3,4,5,6,8,9,11,15,16,18,21,23,24,25]</text:p>
      <text:p text:style-name="P1">[1,2,3,7,9,10,12,14,15,16,18,19,20,21,23]</text:p>
      <text:p text:style-name="P1">[2,3,4,6,7,9,11,12,16,17,19,20,21,23,24]</text:p>
      <text:p text:style-name="P1">[2,3,5,6,7,8,9,12,14,15,16,18,19,21,24]</text:p>
      <text:p text:style-name="P1">[4,5,7,8,9,11,12,14,15,16,19,21,22,24,25]</text:p>
      <text:p text:style-name="P1">[1,2,3,5,7,8,10,11,14,15,16,17,21,22,24]</text:p>
      <text:p text:style-name="P1">[1,2,3,5,6,9,10,12,14,15,16,20,21,23,24]</text:p>
      <text:p text:style-name="P1">[1,2,4,5,6,8,11,13,14,15,20,22,23,24,25]</text:p>
      <text:p text:style-name="P1">[2,3,4,5,8,10,11,12,13,14,18,19,22,24,25]</text:p>
      <text:p text:style-name="P1">[1,2,4,5,6,7,8,10,14,15,16,18,23,24,25]</text:p>
      <text:p text:style-name="P1">[2,3,4,6,7,8,13,14,16,17,18,21,22,24,25]</text:p>
      <text:p text:style-name="P1">[1,2,3,5,9,10,12,13,15,16,18,19,21,22,25]</text:p>
      <text:p text:style-name="P1">[1,4,5,6,7,10,11,12,14,15,17,18,20,23,24]</text:p>
      <text:p text:style-name="P1">[1,2,3,5,6,7,12,14,15,16,19,20,23,24,25]</text:p>
      <text:p text:style-name="P1">[4,6,10,11,12,13,16,17,18,19,20,21,23,24,25]</text:p>
      <text:p text:style-name="P1">[1,2,6,8,11,12,13,14,16,17,19,20,22,23,24]</text:p>
      <text:p text:style-name="P1">[1,2,5,6,9,11,12,13,14,17,18,19,20,21,23]</text:p>
      <text:p text:style-name="P1">[2,3,5,7,8,9,10,11,12,13,15,20,22,23,24]</text:p>
      <text:p text:style-name="P1">[3,5,6,8,9,11,12,13,14,16,18,21,22,24,25]</text:p>
      <text:p text:style-name="P1">[1,2,4,6,7,8,9,11,13,15,21,22,23,24,25]</text:p>
      <text:p text:style-name="P1">[1,2,3,4,5,7,8,11,12,16,17,18,20,21,25]</text:p>
      <text:p text:style-name="P1">[1,2,3,4,6,9,10,12,13,14,16,17,18,22,25]</text:p>
      <text:p text:style-name="P1">[4,7,8,10,11,12,15,16,17,18,19,22,23,24,25]</text:p>
      <text:p text:style-name="P1">[7,8,10,11,12,14,15,16,17,18,20,21,22,23,25]</text:p>
      <text:p text:style-name="P1">[5,6,7,8,11,12,13,14,15,16,18,20,22,24,25]</text:p>
      <text:p text:style-name="P1">[1,2,4,6,9,12,13,15,16,17,18,19,21,23,25]</text:p>
      <text:p text:style-name="P1">[2,4,5,6,7,9,10,12,14,16,18,19,22,23,24]</text:p>
      <text:p text:style-name="P1">[1,2,4,5,6,8,9,13,14,16,17,21,22,24,25]</text:p>
      <text:p text:style-name="P1">[1,3,4,5,6,9,10,13,16,17,18,20,23,24,25]</text:p>
      <text:p text:style-name="P1">[1,3,5,6,7,8,11,12,14,18,20,21,22,23,24]</text:p>
      <text:p text:style-name="P1">[2,4,7,8,11,12,13,14,16,17,18,19,20,22,25]</text:p>
      <text:p text:style-name="P1">[3,5,8,10,12,13,15,16,18,19,20,21,22,24,25]</text:p>
      <text:p text:style-name="P1">[3,5,6,7,8,9,11,12,14,17,18,19,20,24,25]</text:p>
      <text:p text:style-name="P1">[3,5,6,7,8,10,11,12,13,15,18,20,21,23,24]</text:p>
      <text:p text:style-name="P1">[1,2,3,5,7,9,10,13,14,15,16,19,20,21,24]</text:p>
      <text:p text:style-name="P1">[2,4,5,7,8,9,10,11,14,17,20,21,22,24,25]</text:p>
      <text:p text:style-name="P1">[1,2,5,9,10,12,15,16,18,19,21,22,23,24,25]</text:p>
      <text:p text:style-name="P1">[1,2,3,4,5,8,9,11,13,15,16,18,19,23,25]</text:p>
      <text:p text:style-name="P1">[1,2,4,5,6,7,9,11,16,17,19,21,22,24,25]</text:p>
      <text:p text:style-name="P1">[1,2,6,7,9,10,12,13,17,18,20,21,23,24,25]</text:p>
      <text:p text:style-name="P1">[1,2,6,9,10,11,12,14,15,16,18,20,21,22,25]</text:p>
      <text:p text:style-name="P1">[1,3,4,5,9,10,12,13,14,15,17,18,21,24,25]</text:p>
      <text:p text:style-name="P1">[1,2,4,5,7,8,9,11,13,14,17,18,19,21,25]</text:p>
      <text:p text:style-name="P1">[2,3,4,8,10,11,13,15,16,17,18,19,20,22,24]</text:p>
      <text:p text:style-name="P1">[2,3,4,6,7,8,11,12,16,17,18,21,22,23,25]</text:p>
      <text:p text:style-name="P1">[1,2,5,10,11,12,15,17,18,20,21,22,23,24,25]</text:p>
      <text:p text:style-name="P1">[2,3,4,5,6,7,8,9,10,11,12,17,18,21,22]</text:p>
      <text:p text:style-name="P1">[3,4,5,6,10,12,14,15,16,17,20,21,22,24,25]</text:p>
      <text:p text:style-name="P1">[1,3,5,7,8,9,10,12,13,14,16,17,19,21,25]</text:p>
      <text:p text:style-name="P1">[1,2,4,5,6,8,9,11,14,16,18,20,23,24,25]</text:p>
      <text:p text:style-name="P1">[1,2,3,5,6,7,12,13,15,16,17,18,20,21,23]</text:p>
      <text:p text:style-name="P1">[2,3,6,7,9,10,11,14,16,17,20,21,22,24,25]</text:p>
      <text:p text:style-name="P1">[3,4,6,8,9,12,15,17,18,19,21,22,23,24,25]</text:p>
      <text:p text:style-name="P1">[2,4,6,7,8,11,15,16,17,18,21,22,23,24,25]</text:p>
      <text:p text:style-name="P1">[1,2,5,7,9,10,11,12,14,15,16,18,20,22,25]</text:p>
      <text:p text:style-name="P1">[1,2,10,11,12,13,14,15,16,18,19,20,21,23,24]</text:p>
      <text:p text:style-name="P1">[1,2,3,4,5,7,11,12,13,14,15,19,20,21,24]</text:p>
      <text:p text:style-name="P1">[1,2,4,6,8,9,11,12,14,15,17,20,21,22,24]</text:p>
      <text:p text:style-name="P1">[3,5,12,13,14,15,16,17,18,19,20,21,22,23,25]</text:p>
      <text:p text:style-name="P1">[1,3,4,5,6,7,9,10,11,13,16,18,20,23,25]</text:p>
      <text:p text:style-name="P1">[2,4,5,7,10,14,15,16,17,19,20,21,23,24,25]</text:p>
      <text:p text:style-name="P1">[1,3,5,7,8,9,11,12,13,14,15,16,21,23,24]</text:p>
      <text:p text:style-name="P1">[2,6,9,10,11,12,13,15,16,17,18,19,20,22,23]</text:p>
      <text:p text:style-name="P1">[1,2,3,7,9,10,11,12,14,16,17,19,20,21,25]</text:p>
      <text:p text:style-name="P1">[2,3,5,6,7,8,10,11,14,15,16,17,21,23,25]</text:p>
      <text:p text:style-name="P1">[1,2,5,6,7,10,13,15,16,18,19,20,21,24,25]</text:p>
      <text:p text:style-name="P1">[1,4,6,7,8,9,12,13,14,18,20,21,23,24,25]</text:p>
      <text:p text:style-name="P1">[1,2,3,4,7,8,9,10,12,14,15,16,20,22,25]</text:p>
      <text:p text:style-name="P1">[1,3,4,7,8,10,12,15,16,17,18,19,22,23,25]</text:p>
      <text:p text:style-name="P1">[1,5,7,8,10,11,12,13,14,15,16,18,20,22,25]</text:p>
      <text:p text:style-name="P1">[1,2,3,4,7,8,11,12,15,16,17,19,20,21,22]</text:p>
      <text:p text:style-name="P1">[1,3,4,5,8,10,11,12,13,15,16,18,19,21,24]</text:p>
      <text:p text:style-name="P1">[1,2,5,7,8,10,11,13,14,15,16,18,19,23,24]</text:p>
      <text:p text:style-name="P1">[3,4,5,7,8,10,11,12,13,14,15,16,22,23,24]</text:p>
      <text:p text:style-name="P1">[3,4,6,7,8,10,12,17,18,20,21,22,23,24,25]</text:p>
      <text:p text:style-name="P1">[1,2,7,8,12,13,15,16,18,19,20,21,22,23,24]</text:p>
      <text:p text:style-name="P1">[3,4,6,7,8,9,11,13,15,16,19,20,21,22,24]</text:p>
      <text:p text:style-name="P1">[3,4,5,8,9,10,14,15,17,18,21,22,23,24,25]</text:p>
      <text:p text:style-name="P1">[1,2,4,5,7,8,9,10,14,15,18,21,22,24,25]</text:p>
      <text:p text:style-name="P1">[1,3,4,5,7,9,10,13,15,16,18,20,21,24,25]</text:p>
      <text:p text:style-name="P1">[1,2,3,4,5,7,9,11,12,14,17,20,21,23,24]</text:p>
      <text:p text:style-name="P1">[1,2,4,5,6,7,10,14,15,18,19,21,22,23,25]</text:p>
      <text:p text:style-name="P1">[1,5,6,8,9,10,12,13,15,17,20,21,22,23,24]</text:p>
      <text:p text:style-name="P1">[4,5,9,11,12,14,15,16,18,20,21,22,23,24,25]</text:p>
      <text:p text:style-name="P1">[2,3,4,6,9,10,12,14,16,17,18,20,22,24,25]</text:p>
      <text:p text:style-name="P1">[2,5,6,9,11,12,13,14,15,16,17,19,20,24,25]</text:p>
      <text:p text:style-name="P1">[4,7,8,9,11,12,13,14,15,16,17,19,21,23,25]</text:p>
      <text:p text:style-name="P1">[1,3,6,9,10,11,12,13,14,17,18,19,20,23,25]</text:p>
      <text:p text:style-name="P1">[1,2,3,4,6,8,9,10,11,13,17,18,19,22,23]</text:p>
      <text:p text:style-name="P1">[2,5,7,9,10,11,12,14,15,16,18,22,23,24,25]</text:p>
      <text:p text:style-name="P1">[1,3,4,5,6,7,13,15,16,17,20,21,22,23,24]</text:p>
      <text:p text:style-name="P1">[1,2,3,4,5,6,8,10,11,12,16,18,19,20,23]</text:p>
      <text:p text:style-name="P1">[2,3,5,7,9,10,11,13,15,17,19,20,21,24,25]</text:p>
      <text:p text:style-name="P1">[4,5,6,7,9,12,13,14,15,16,18,19,20,22,23]</text:p>
      <text:p text:style-name="P1">[1,2,5,7,9,11,12,15,16,19,21,22,23,24,25]</text:p>
      <text:p text:style-name="P1">[3,6,7,8,9,10,11,14,16,18,19,20,21,23,24]</text:p>
      <text:p text:style-name="P1">[1,3,5,7,8,9,10,14,16,17,18,22,23,24,25]</text:p>
      <text:p text:style-name="P1">[1,2,4,8,9,11,12,14,15,17,18,19,23,24,25]</text:p>
      <text:p text:style-name="P1">[3,5,6,7,9,11,12,15,17,18,19,20,21,24,25]</text:p>
      <text:p text:style-name="P1">[1,3,5,7,8,9,10,11,12,15,16,17,20,22,24]</text:p>
      <text:p text:style-name="P1">[2,3,4,5,6,7,8,13,14,15,17,19,21,22,25]</text:p>
      <text:p text:style-name="P1">[1,3,6,9,10,11,13,16,17,18,19,20,21,23,25]</text:p>
      <text:p text:style-name="P1">[1,2,3,5,6,8,11,14,15,16,18,19,20,21,25]</text:p>
      <text:p text:style-name="P1">[1,2,3,4,6,10,13,16,17,19,20,21,23,24,25]</text:p>
      <text:p text:style-name="P1">[2,3,5,6,8,9,10,14,15,17,19,20,21,22,25]</text:p>
      <text:p text:style-name="P1">[1,2,3,4,6,7,9,10,12,14,16,18,21,22,25]</text:p>
      <text:p text:style-name="P1">[1,3,5,6,7,8,10,11,12,13,17,18,22,24,25]</text:p>
      <text:p text:style-name="P1">[1,2,3,4,5,6,7,9,11,16,17,18,19,20,25]</text:p>
      <text:p text:style-name="P1">[3,4,5,6,7,9,10,11,12,13,15,16,17,20,25]</text:p>
      <text:p text:style-name="P1">[1,2,3,5,7,9,10,11,13,14,15,16,18,19,23]</text:p>
      <text:p text:style-name="P1">[2,3,4,5,7,9,10,11,12,14,15,20,22,23,25]</text:p>
      <text:p text:style-name="P1">[1,2,3,4,5,6,8,9,10,12,13,17,19,20,25]</text:p>
      <text:p text:style-name="P1">[1,4,5,6,7,10,11,12,13,15,16,18,22,23,24]</text:p>
      <text:p text:style-name="P1">[2,4,5,7,8,12,14,17,18,20,21,22,23,24,25]</text:p>
      <text:p text:style-name="P1">[3,4,5,7,8,9,10,11,12,13,18,19,20,21,25]</text:p>
      <text:p text:style-name="P1">[3,4,5,6,8,10,11,12,13,14,17,20,22,23,24]</text:p>
      <text:p text:style-name="P1">[1,3,7,8,9,10,13,14,16,17,20,21,22,24,25]</text:p>
      <text:p text:style-name="P1">[1,4,9,10,11,12,13,14,15,17,20,21,22,23,25]</text:p>
      <text:p text:style-name="P1">[2,3,4,5,6,7,9,10,12,13,14,19,21,22,25]</text:p>
      <text:p text:style-name="P1">[1,2,3,6,8,9,10,13,14,16,17,20,21,22,25]</text:p>
      <text:p text:style-name="P1">[2,4,5,6,7,8,11,14,17,18,19,20,21,23,24]</text:p>
      <text:p text:style-name="P1">[1,4,5,7,9,11,12,13,15,16,17,19,20,21,22]</text:p>
      <text:p text:style-name="P1">[1,3,4,6,9,11,12,14,15,16,17,18,19,24,25]</text:p>
      <text:p text:style-name="P1">[1,2,3,4,7,9,10,14,15,16,18,20,21,22,24]</text:p>
      <text:p text:style-name="P1">[2,4,5,6,8,10,11,13,14,15,17,20,21,23,25]</text:p>
      <text:p text:style-name="P1">[1,3,4,5,7,8,9,10,11,13,15,18,22,24,25]</text:p>
      <text:p text:style-name="P1">[2,4,5,8,9,10,12,13,19,20,21,22,23,24,25]</text:p>
      <text:p text:style-name="P1">[2,4,5,9,10,12,14,15,18,19,21,22,23,24,25]</text:p>
      <text:p text:style-name="P1">[2,3,7,8,9,11,12,14,15,16,18,20,21,22,24]</text:p>
      <text:p text:style-name="P1">[3,6,7,9,10,11,12,14,15,16,18,19,21,22,25]</text:p>
      <text:p text:style-name="P1">[1,3,4,5,7,8,9,12,13,14,17,19,20,23,24]</text:p>
      <text:p text:style-name="P1">[2,4,5,8,9,13,14,15,16,17,19,20,21,22,24]</text:p>
      <text:p text:style-name="P1">[1,2,3,4,6,9,11,12,13,16,18,19,20,22,25]</text:p>
      <text:p text:style-name="P1">[1,2,5,6,8,10,11,12,13,15,16,17,18,19,20]</text:p>
      <text:p text:style-name="P1">[1,2,3,5,6,7,11,12,13,14,15,17,18,20,24]</text:p>
      <text:p text:style-name="P1">[2,3,6,8,9,10,12,13,14,15,17,20,22,23,25]</text:p>
      <text:p text:style-name="P1">[1,3,4,5,6,9,10,13,16,17,18,19,22,24,25]</text:p>
      <text:p text:style-name="P1">[4,7,8,10,11,12,13,14,15,16,17,18,20,22,25]</text:p>
      <text:p text:style-name="P1">[2,3,6,7,8,10,12,14,15,16,17,19,20,23,24]</text:p>
      <text:p text:style-name="P1">[2,4,5,6,7,9,11,12,13,14,15,18,19,20,22]</text:p>
      <text:p text:style-name="P1">[3,4,10,11,12,13,15,16,17,18,19,22,23,24,25]</text:p>
      <text:p text:style-name="P1">[1,3,4,5,6,8,10,12,14,15,16,17,19,24,25]</text:p>
      <text:p text:style-name="P1">[2,3,7,8,9,10,12,13,14,15,17,18,19,20,21]</text:p>
      <text:p text:style-name="P1">[1,3,5,6,9,10,13,15,16,17,19,20,21,24,25]</text:p>
      <text:p text:style-name="P1">[1,5,6,8,9,11,13,14,15,16,19,20,21,22,23]</text:p>
      <text:p text:style-name="P1">[2,3,4,7,9,10,11,12,13,17,18,19,20,21,25]</text:p>
      <text:p text:style-name="P1">[1,2,3,5,6,7,8,10,12,13,15,16,17,21,24]</text:p>
      <text:p text:style-name="P1">[1,2,3,4,5,8,9,10,12,14,15,16,18,21,24]</text:p>
      <text:p text:style-name="P1">[1,3,5,7,10,11,13,15,18,19,20,21,22,23,24]</text:p>
      <text:p text:style-name="P1">[1,2,3,6,8,10,13,14,15,16,18,19,21,24,25]</text:p>
      <text:p text:style-name="P1">[1,3,4,5,6,8,9,10,12,15,16,17,18,22,25]</text:p>
      <text:p text:style-name="P1">[3,4,5,6,9,10,12,13,14,16,17,19,20,22,23]</text:p>
      <text:p text:style-name="P1">[1,3,5,6,7,11,12,13,14,16,18,19,21,22,25]</text:p>
      <text:p text:style-name="P1">[1,4,5,6,7,8,9,10,11,12,17,18,23,24,25]</text:p>
      <text:p text:style-name="P1">[3,6,7,8,9,11,12,13,15,16,18,19,20,21,25]</text:p>
      <text:p text:style-name="P1">[2,3,4,7,8,10,11,12,13,19,20,21,22,23,24]</text:p>
      <text:p text:style-name="P1">[1,2,3,4,8,9,10,11,13,15,19,20,23,24,25]</text:p>
      <text:p text:style-name="P1">[1,3,5,8,9,13,15,16,17,18,19,20,22,23,24]</text:p>
      <text:p text:style-name="P1">[1,4,6,7,8,9,10,11,14,15,19,20,21,24,25]</text:p>
      <text:p text:style-name="P1">[1,3,5,7,8,13,15,17,18,19,21,22,23,24,25]</text:p>
      <text:p text:style-name="P1">[1,2,5,7,8,9,10,11,12,13,18,20,21,22,25]</text:p>
      <text:p text:style-name="P1">[2,3,5,6,9,10,11,13,15,16,17,19,21,22,24]</text:p>
      <text:p text:style-name="P1">[2,3,4,5,7,8,10,11,12,14,15,20,22,23,24]</text:p>
      <text:p text:style-name="P1">[1,2,3,4,5,7,8,11,12,13,14,15,16,20,25]</text:p>
      <text:p text:style-name="P1">[2,4,7,9,10,12,13,14,16,18,20,22,23,24,25]</text:p>
      <text:p text:style-name="P1">[2,6,8,9,11,13,14,15,16,18,19,21,22,23,25]</text:p>
      <text:p text:style-name="P1">[1,3,4,6,8,10,11,12,14,16,17,18,21,22,24]</text:p>
      <text:p text:style-name="P1">[2,4,5,6,7,8,9,10,11,15,16,17,20,22,24]</text:p>
      <text:p text:style-name="P1">[4,5,6,7,8,9,10,12,13,16,19,20,22,24,25]</text:p>
      <text:p text:style-name="P1">[1,2,4,5,9,10,11,13,15,16,17,19,20,23,24]</text:p>
      <text:p text:style-name="P1">[2,4,7,8,10,12,13,14,16,17,18,19,21,22,24]</text:p>
      <text:p text:style-name="P1">[3,4,6,7,8,9,10,11,12,14,15,16,19,23,24]</text:p>
      <text:p text:style-name="P1">[1,2,3,4,8,10,11,12,13,14,20,21,22,23,25]</text:p>
      <text:p text:style-name="P1">[2,4,6,7,8,9,10,11,12,13,15,20,22,23,25]</text:p>
      <text:p text:style-name="P1">[4,5,6,7,8,9,11,16,17,18,20,21,22,24,25]</text:p>
      <text:p text:style-name="P1">[1,3,4,5,7,8,9,13,14,15,16,19,20,21,24]</text:p>
      <text:p text:style-name="P1">[3,4,5,6,7,10,11,13,14,15,16,19,20,21,22]</text:p>
      <text:p text:style-name="P1">[2,4,5,6,7,8,10,11,14,16,17,18,20,22,25]</text:p>
      <text:p text:style-name="P1">[2,3,4,5,8,9,10,14,15,16,18,21,22,23,24]</text:p>
      <text:p text:style-name="P1">[1,3,5,6,7,8,11,12,15,17,18,20,21,23,24]</text:p>
      <text:p text:style-name="P1">[1,2,6,9,10,11,12,13,15,17,18,19,21,24,25]</text:p>
      <text:p text:style-name="P1">[1,2,3,4,6,8,9,11,13,14,15,20,21,22,24]</text:p>
      <text:p text:style-name="P1">[3,7,8,9,10,13,14,15,16,19,20,21,22,24,25]</text:p>
      <text:p text:style-name="P1">[3,5,7,8,9,10,11,12,13,14,15,20,21,23,24]</text:p>
      <text:p text:style-name="P1">[1,2,8,9,10,11,12,13,15,17,20,21,23,24,25]</text:p>
      <text:p text:style-name="P1">[1,2,3,4,6,7,8,9,11,13,14,15,16,18,22]</text:p>
      <text:p text:style-name="P1">[2,5,6,9,10,11,13,14,15,18,19,20,21,22,25]</text:p>
      <text:p text:style-name="P1">[1,2,3,4,5,8,9,10,12,17,20,22,23,24,25]</text:p>
      <text:p text:style-name="P1">[1,3,4,6,7,8,11,13,14,15,16,20,22,23,24]</text:p>
      <text:p text:style-name="P1">[3,4,5,6,7,9,13,14,16,17,19,21,22,24,25]</text:p>
      <text:p text:style-name="P1">[1,3,4,5,7,9,12,14,16,18,19,21,22,23,25]</text:p>
      <text:p text:style-name="P1">[1,2,4,6,7,10,14,15,16,17,18,19,21,23,25]</text:p>
      <text:p text:style-name="P1">[1,2,5,7,9,10,12,13,14,17,19,20,21,23,24]</text:p>
      <text:p text:style-name="P1">[2,5,7,8,9,10,11,12,13,16,18,19,20,21,23]</text:p>
      <text:p text:style-name="P1">[2,3,4,7,8,9,14,16,17,18,19,20,22,24,25]</text:p>
      <text:p text:style-name="P1">[1,3,4,7,8,9,10,11,12,13,15,18,21,22,25]</text:p>
      <text:p text:style-name="P1">[1,2,4,5,8,9,10,11,14,15,16,17,18,21,25]</text:p>
      <text:p text:style-name="P1">[1,2,3,5,6,13,14,16,18,19,21,22,23,24,25]</text:p>
      <text:p text:style-name="P1">[1,2,3,5,9,10,11,12,13,19,21,22,23,24,25]</text:p>
      <text:p text:style-name="P1">[1,2,3,4,7,10,11,12,13,14,16,17,20,24,25]</text:p>
      <text:p text:style-name="P1">[1,3,4,8,11,12,15,16,18,19,20,22,23,24,25]</text:p>
      <text:p text:style-name="P1">[2,3,8,11,12,13,16,17,18,19,20,22,23,24,25]</text:p>
      <text:p text:style-name="P1">[2,3,5,6,7,8,9,12,15,18,19,20,21,22,24]</text:p>
      <text:p text:style-name="P1">[2,3,5,6,8,9,11,13,16,17,18,21,23,24,25]</text:p>
      <text:p text:style-name="P1">[2,4,6,7,11,12,13,14,15,17,18,19,22,23,25]</text:p>
      <text:p text:style-name="P1">[1,4,6,8,9,10,13,14,15,17,18,19,20,21,24]</text:p>
      <text:p text:style-name="P1">[2,3,4,5,9,10,11,14,15,16,17,20,21,22,24]</text:p>
      <text:p text:style-name="P1">[1,2,3,4,6,7,8,12,15,19,20,21,22,23,25]</text:p>
      <text:p text:style-name="P1">[1,4,5,6,8,10,11,13,14,15,17,19,22,23,24]</text:p>
      <text:p text:style-name="P1">[1,4,5,6,7,8,9,11,13,15,17,19,21,22,23]</text:p>
      <text:p text:style-name="P1">[1,3,5,8,10,11,12,13,14,16,18,19,20,21,25]</text:p>
      <text:p text:style-name="P1">[1,2,3,4,5,6,8,12,18,20,21,22,23,24,25]</text:p>
      <text:p text:style-name="P1">[1,2,3,6,7,8,10,12,15,17,20,21,22,23,24]</text:p>
      <text:p text:style-name="P1">[1,3,5,6,8,12,13,14,17,19,20,21,22,24,25]</text:p>
      <text:p text:style-name="P1">[1,2,4,5,7,8,9,10,11,12,14,17,22,23,24]</text:p>
      <text:p text:style-name="P1">[2,5,6,8,9,10,11,14,16,17,18,19,20,21,23]</text:p>
      <text:p text:style-name="P1">[2,3,4,8,9,10,11,12,13,16,17,18,19,20,23]</text:p>
      <text:p text:style-name="P1">[1,2,3,4,5,9,10,11,13,14,16,17,18,20,22]</text:p>
      <text:p text:style-name="P1">[2,4,5,6,8,9,10,12,13,14,19,20,21,22,25]</text:p>
      <text:p text:style-name="P1">[2,4,7,10,11,13,14,15,16,19,20,21,23,24,25]</text:p>
      <text:p text:style-name="P1">[1,3,7,8,9,11,12,13,14,18,19,20,21,23,25]</text:p>
      <text:p text:style-name="P1">[2,3,5,6,8,10,12,15,16,18,19,20,21,24,25]</text:p>
      <text:p text:style-name="P1">[1,3,4,6,7,8,10,11,12,14,19,21,22,24,25]</text:p>
      <text:p text:style-name="P1">[1,3,5,6,8,10,11,12,14,15,17,18,21,22,23]</text:p>
      <text:p text:style-name="P1">[1,2,4,5,6,8,9,11,12,14,17,18,21,23,24]</text:p>
      <text:p text:style-name="P1">[1,3,6,8,11,12,14,15,17,18,19,20,21,23,25]</text:p>
      <text:p text:style-name="P1">[3,4,5,7,9,10,11,16,17,18,19,20,23,24,25]</text:p>
      <text:p text:style-name="P1">[1,3,4,10,11,12,13,14,15,16,19,20,21,24,25]</text:p>
      <text:p text:style-name="P1">[1,2,3,4,5,6,7,11,13,15,16,18,22,23,25]</text:p>
      <text:p text:style-name="P1">[2,3,5,6,7,8,9,10,11,13,14,15,17,19,23]</text:p>
      <text:p text:style-name="P1">[1,2,4,5,6,7,8,9,13,15,18,22,23,24,25]</text:p>
      <text:p text:style-name="P1">[1,2,4,5,7,9,11,12,13,14,15,17,18,20,22]</text:p>
      <text:p text:style-name="P1">[1,4,6,8,9,12,13,16,17,18,19,20,22,23,24]</text:p>
      <text:p text:style-name="P1">[1,2,3,4,6,7,8,9,11,12,15,20,21,23,25]</text:p>
      <text:p text:style-name="P1">[1,6,7,9,10,11,12,14,15,17,19,22,23,24,25]</text:p>
      <text:p text:style-name="P1">[1,3,4,6,7,10,11,12,13,17,18,19,23,24,25]</text:p>
      <text:p text:style-name="P1">[1,2,5,7,8,10,11,12,14,17,18,19,20,21,25]</text:p>
      <text:p text:style-name="P1">[1,2,4,5,6,8,9,10,12,14,16,19,22,23,24]</text:p>
      <text:p text:style-name="P1">[2,5,6,7,9,10,12,13,14,16,18,20,21,22,24]</text:p>
      <text:p text:style-name="P1">[1,2,6,7,8,9,11,13,14,16,17,18,21,22,23]</text:p>
      <text:p text:style-name="P1">[1,2,3,5,9,10,12,13,15,16,17,19,23,24,25]</text:p>
      <text:p text:style-name="P1">[2,3,4,7,10,11,12,15,16,17,20,21,22,23,25]</text:p>
      <text:p text:style-name="P1">[2,5,7,8,11,12,14,16,17,18,20,21,22,24,25]</text:p>
      <text:p text:style-name="P1">[2,3,4,8,9,10,13,14,16,17,18,19,20,24,25]</text:p>
      <text:p text:style-name="P1">[1,3,5,7,8,9,10,11,12,15,16,17,21,22,23]</text:p>
      <text:p text:style-name="P1">[1,2,5,6,8,10,11,12,14,15,18,20,21,22,23]</text:p>
      <text:p text:style-name="P1">[1,3,5,6,7,8,9,10,12,13,17,18,19,23,25]</text:p>
      <text:p text:style-name="P1">[1,2,3,4,7,10,11,12,13,16,18,21,22,23,24]</text:p>
      <text:p text:style-name="P1">[2,3,7,9,10,11,12,13,15,17,18,19,20,21,23]</text:p>
      <text:p text:style-name="P1">[1,2,4,6,7,10,11,13,14,15,17,18,20,22,24]</text:p>
      <text:p text:style-name="P1">[1,2,3,4,8,11,13,14,15,17,18,19,20,21,22]</text:p>
      <text:p text:style-name="P1">[2,5,6,9,10,11,12,13,16,17,19,21,22,23,24]</text:p>
      <text:p text:style-name="P1">[1,2,4,6,8,9,10,11,13,15,16,18,19,20,23]</text:p>
      <text:p text:style-name="P1">[1,2,4,5,7,10,11,12,13,16,19,20,23,24,25]</text:p>
      <text:p text:style-name="P1">[2,3,5,6,7,11,14,15,16,19,20,21,23,24,25]</text:p>
      <text:p text:style-name="P1">[1,3,4,6,8,9,11,14,15,17,19,21,22,23,25]</text:p>
      <text:p text:style-name="P1">[2,3,6,7,8,11,15,16,17,18,19,20,21,22,24]</text:p>
      <text:p text:style-name="P1">[1,4,5,7,9,11,13,14,15,16,19,20,22,23,25]</text:p>
      <text:p text:style-name="P1">[1,2,3,5,7,8,10,11,12,16,17,18,21,24,25]</text:p>
      <text:p text:style-name="P1">[2,3,4,6,8,10,11,12,13,15,18,19,20,21,23]</text:p>
      <text:p text:style-name="P1">[4,6,7,8,9,12,15,16,17,18,19,20,22,23,25]</text:p>
      <text:p text:style-name="P1">[1,2,5,7,8,9,10,11,12,16,17,19,23,24,25]</text:p>
      <text:p text:style-name="P1">[1,2,3,4,5,7,11,14,16,18,20,21,22,23,24]</text:p>
      <text:p text:style-name="P1">[1,2,4,6,8,12,13,15,18,20,21,22,23,24,25]</text:p>
      <text:p text:style-name="P1">[1,2,3,4,8,12,14,15,18,19,20,22,23,24,25]</text:p>
      <text:p text:style-name="P1">[1,2,4,5,8,12,13,14,15,17,18,19,20,22,23]</text:p>
      <text:p text:style-name="P1">[3,6,7,8,9,11,12,13,14,15,17,20,21,24,25]</text:p>
      <text:p text:style-name="P1">[1,4,5,6,9,10,11,12,13,15,18,19,20,22,25]</text:p>
      <text:p text:style-name="P1"/>
      <text:p text:style-name="P1">]</text:p>
      <text:p text:style-name="P1"/>
      <text:p text:style-name="P1"/>
      <text:p text:style-name="P1">def gerar_conjunto_aleatorio(proibid):</text:p>
      <text:p text:style-name="P1"><text:s text:c="4"/>conjunto_aleatorio = []</text:p>
      <text:p text:style-name="P1"><text:s text:c="4"/>while not conjunto_aleatorio or conjunto_aleatorio in proibidos:</text:p>
      <text:p text:style-name="P1"><text:s text:c="8"/>conjunto_aleatorio = random.sample([1,2,3,4,5,6,7,8,9,10,20,21,23,24,19,18,17,15,25], 15)</text:p>
      <text:p text:style-name="P1"><text:s text:c="8"/>conjunto_aleatorio.sort()</text:p>
      <text:p text:style-name="P1"><text:s text:c="4"/>return conjunto_aleatorio</text:p>
      <text:p text:style-name="P1"/>
      <text:p text:style-name="P1">conjuntos = []</text:p>
      <text:p text:style-name="P1">for i in range(5):</text:p>
      <text:p text:style-name="P1"><text:s text:c="4"/>conjuntos.append(gerar_conjunto_aleatorio(proibidos))</text:p>
      <text:p text:style-name="P1"><text:s text:c="4"/></text:p>
      <text:p text:style-name="P1">print(conjun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